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9">
      <style:paragraph-properties fo:margin-top="0cm" fo:margin-bottom="0cm" loext:contextual-spacing="false"/>
    </style:style>
    <style:style style:name="P16" style:family="paragraph" style:parent-style-name="Preformatted_20_Text" style:list-style-name="L4"/>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loext:contextual-spacing="false" style:writing-mode="lr-tb"/>
    </style:style>
    <style:style style:name="P19" style:family="paragraph" style:parent-style-name="Preformatted_20_Text" style:list-style-name="L4">
      <style:paragraph-properties fo:margin-top="0cm" fo:margin-bottom="0.499cm" loext:contextual-spacing="false" style:writing-mode="lr-t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are</text:p>
      <text:p text:style-name="P1">f</text:p>
      <text:h text:style-name="Heading_20_5" text:outline-level="5">You said:</text:h>
      <text:p text:style-name="Text_20_body">You said: /* This sketch demonstrates the parabolic transformation T(u,v) = (u, v^2) which maps a blue rectangle in the uv–plane (left panel) to a red region in the xy–plane (right panel). INTERACTIVE FEATURES: • Drag the four small blue dots (corners) to change the rectangle in the uv–plane. • The text shows the transformation T(u,v) = (u, v^2). • Use the resolution slider to set how many grid points inside the rectangle are animated. • Press the "Animation" button to animate the transformation: Each frame a new row of grid points (parameterized by s in [0,1]) is mapped and drawn as red dots. • Press the "Clear Traces" button to erase the red traces. */ const uvLeft = 50, uvRight = 350, uvTop = 50, uvBottom = 350; // uv–plane panel const xyLeft = 400, xyRight = 700, xyTop = 50, xyBottom = 350; // xy–plane panel // We assume uv ranges: u,v in [-5,5] for the left panel. // For the image: x = u in [-5,5] and y = v^2 in [0,25] (since v ∈ [-5,5]). // The blue rectangle is defined by four draggable corner points in uv–space. let corners = []; // each corner: {u, v} let dragIndex = -1; const dragThreshold = 10; // pixels // UI elements let resolutionSlider, animateButton, clearButton; let animating = false; let animStep = 0; // which row of grid points (parameter t) is being animated let gridRes = 20; // default grid resolution (number of rows/cols) // We'll use an offscreen graphics layer for drawing traces in the xy–plane. let traceLayer; function setup() { createCanvas(750, 400); textSize(14); // Initialize four corners (in uv–space) in order: // p0: bottom–left, p1: bottom–right, p2: top–right, p3: top–left. corners = [ {u: -2, v: -1}, // p0 {u: 2, v: -1}, // p1 {u: 2, v: 3}, // p2 {u: -2, v: 3} // p3 ]; // Create a slider to control grid resolution for the animation resolutionSlider = createSlider(5, 50, gridRes, 1); resolutionSlider.position(20, 20); resolutionSlider.style('width', '150px'); // Create the Animate button. animateButton = createButton("Animation"); animateButton.position(20, 50); animateButton.mousePressed(startAnimation); // Create the Clear Traces button. clearButton = createButton("Clear Traces"); clearButton.position(120, 50); clearButton.mousePressed(clearTraces); // Create an offscreen graphics buffer for the xy–plane traces. let xyW = xyRight - xyLeft; let xyH = xyBottom - xyTop; traceLayer = createGraphics(xyW, xyH); traceLayer.background(240); } function draw() { background(240); // Draw labels for panels and the transformation text. fill(0); noStroke(); text("uv–plane (blue rectangle)", uvLeft, uvTop - 10); text("xy–plane (red image, traces)", xyLeft, xyTop - 10); text("Transformation: T(u,v) = (u, v^2)", 20, 380); // Update grid resolution from slider. gridRes = resolutionSlider.value(); // Draw the uv–plane panel border. stroke(150); noFill(); rect(uvLeft, uvTop, uvRight - uvLeft, uvBottom - uvTop); // Draw uv axes (optional) drawUVAxes(); // Draw the blue rectangle (by connecting its corners) drawBlueRectangle(); // Draw the four blue corner dots. for (let i = 0; i &lt; corners.length; i++) { let pt = uvToScreen(corners[i].u, corners[i].v); fill(0, 0, 255); noStroke(); ellipse(pt.x, pt.y, 10, 10); } // Draw the right panel (xy–plane) border. stroke(150); noFill(); rect(xyLeft, xyTop, xyRight - xyLeft, xyBottom - xyTop); drawXYAxes(); // Display the traceLayer (the accumulated red points) in the xy–plane. image(traceLayer, xyLeft, xyTop); // If animating, process one row (a given t value) per frame. if (animating) { animateTransformation(); } } // ----------------------- // Animation functions // ----------------------- // In our parameterization, any point inside the quadrilateral is given by: // (u,v) = p0 + s*(p1 - p0) + t*(p3 - p0), with s,t in [0,1]. // Then its image under T is: (x,y) = (u, v^2). function animateTransformation() { // We'll iterate t from 0 to 1 in gridRes steps. let t = animStep / gridRes; // For each row (fixed t), iterate over s in [0,1] (gridRes steps) for (let i = 0; i &lt;= gridRes; i++) { let s = i / gridRes; // Compute uv coordinate using bilinear parameterization <text:soft-page-break/>along the bottom and left edges: let uv = parametricUV(s, t); let transformed = { u: uv.u, v: uv.v * uv.v }; // T(u,v) = (u, v^2) // Map transformed coordinate to xy–plane screen coordinates. let pt = xyFromUVTransformed(transformed.u, transformed.v); // Draw a small red dot on the traceLayer. traceLayer.fill(255, 0, 0); traceLayer.noStroke(); traceLayer.ellipse(pt.x, pt.y, 4, 4); } animStep++; if (animStep &gt; gridRes) { animating = false; // finished one full pass (t from 0 to 1) } } // Parameterize a point in the quadrilateral defined by corners: // p0, p1, p3 (we use p0, p1, and p3 to define an affine map since for a rectangle p2 is redundant). function parametricUV(s, t) { // p0 = bottom-left, p1 = bottom-right, p3 = top-left. let p0 = corners[0]; let p1 = corners[1]; let p3 = corners[3]; let u = p0.u + s * (p1.u - p0.u) + t * (p3.u - p0.u); let v = p0.v + s * (p1.v - p0.v) + t * (p3.v - p0.v); return { u, v }; } // ----------------------- // UI Button Callbacks // ----------------------- function startAnimation() { animating = true; animStep = 0; } function clearTraces() { traceLayer.background(240); } // ----------------------- // Drawing helper functions // ----------------------- // Draw the blue rectangle (connecting the four corners in order). function drawBlueRectangle() { stroke(0, 0, 255); noFill(); beginShape(); for (let i = 0; i &lt; corners.length; i++) { let pt = uvToScreen(corners[i].u, corners[i].v); vertex(pt.x, pt.y); } endShape(CLOSE); } // Draw simple axes for the uv–plane. function drawUVAxes() { stroke(200); // u-axis: horizontal line through v=0. let v0Screen = uvToScreen(0, 0).y; line(uvLeft, v0Screen, uvRight, v0Screen); // v-axis: vertical line through u=0. let u0Screen = uvToScreen(0, 0).x; line(u0Screen, uvTop, u0Screen, uvBottom); } // Draw simple axes for the xy–plane. function drawXYAxes() { stroke(200); // x-axis: horizontal line at y=0. let y0 = xyMapY(0); line(xyLeft, y0, xyRight, y0); // y-axis: vertical line at x=0. let x0 = xyMapX(0); line(x0, xyTop, x0, xyBottom); } // ----------------------- // Coordinate Mapping Functions // ----------------------- // uv–plane: u in [-5,5] -&gt; [uvLeft,uvRight], v in [-5,5] -&gt; [uvBottom,uvTop] (with v increasing upward) function uvToScreen(u, v) { let x = map(u, -5, 5, uvLeft, uvRight); // In screen, higher v should be higher (smaller y) let y = map(v, -5, 5, uvBottom, uvTop); return createVector(x, y); } // xy–plane: x = u in [-5,5] -&gt; [xyLeft,xyRight] function xyMapX(x) { return map(x, -5, 5, xyLeft, xyRight); } // For y: note that y = v^2, with v in [−5,5] so y in [0,25]; we want y=0 at bottom. function xyMapY(y) { return map(y, 0, 25, xyBottom, xyTop); } // Given transformed (u, vTransformed) where vTransformed = v^2, map to xy–plane. function xyFromUVTransformed(u, vTransformed) { let x = xyMapX(u); let y = xyMapY(vTransformed); return createVector(x, y); } // ----------------------- // Mouse interaction for dragging the corner dots in the uv–plane. function mousePressed() { // Check if mouse is within the uv–panel. if (mouseX &gt;= uvLeft &amp;&amp; mouseX &lt;= uvRight &amp;&amp; mouseY &gt;= uvTop &amp;&amp; mouseY &lt;= uvBottom) { // Check each corner for proximity. for (let i = 0; i &lt; corners.length; i++) { let pt = uvToScreen(corners[i].u, corners[i].v); if (dist(mouseX, mouseY, pt.x, pt.y) &lt; dragThreshold) { dragIndex = i; break; } } } } function mouseDragged() { if (dragIndex !== -1) { // Convert mouseX, mouseY to uv–coordinates. let u = map(mouseX, uvLeft, uvRight, -5, 5); let v = map(mouseY, uvBottom, uvTop, -5, 5); corners[dragIndex].u = u; corners[dragIndex].v = v; } } function mouseReleased() { dragIndex = -1; }Consider the parabolic transformation and . The Jacobian establishes a relationship between the area of the blue square (left) and the area of the red region (right). Instructions: Drag the green point (on the left) to change the position of the blue square. Observe what happens to the red region. Drag the slider , which determines the side of the blue square. See what happens to , for small values of . Zoom in or out, if necessary. do it correctly "https://www.geogebra.org/m/qM777NYH" refer this</text:p>
      <text:h text:style-name="Heading_20_6" text:outline-level="6"><text:soft-page-break/>ChatGPT said:</text:h>
      <text:p text:style-name="Text_20_body">This looks like a great interactive visualization of how the Jacobian transformation affects area scaling under a parabolic transformation. Based on your reference to the GeoGebra model, you want a fully interactive <text:span text:style-name="Strong_20_Emphasis">p5.js</text:span> version where:</text:p>
      <text:list xml:id="list1878510792" text:style-name="L1">
        <text:list-item>
          <text:p text:style-name="P13">A <text:span text:style-name="Strong_20_Emphasis">green draggable point</text:span> controls the position of a blue square in the <text:span text:style-name="Strong_20_Emphasis">uv-plane</text:span>.</text:p>
        </text:list-item>
        <text:list-item>
          <text:p text:style-name="P13">A <text:span text:style-name="Strong_20_Emphasis">slider</text:span> adjusts the side length of the blue square.</text:p>
        </text:list-item>
        <text:list-item>
          <text:p text:style-name="P13">The transformed <text:span text:style-name="Strong_20_Emphasis">red region in the xy-plane</text:span> updates dynamically.</text:p>
        </text:list-item>
        <text:list-item>
          <text:p text:style-name="P13"><text:span text:style-name="Strong_20_Emphasis">Zooming in and out</text:span> is possible for better visualization.</text:p>
        </text:list-item>
        <text:list-item>
          <text:p text:style-name="P2">The <text:span text:style-name="Strong_20_Emphasis">Jacobian determinant</text:span> is demonstrated through the area change.</text:p>
        </text:list-item>
      </text:list>
      <text:p text:style-name="Text_20_body">I will generate a <text:span text:style-name="Strong_20_Emphasis">p5.js</text:span> implementation that accurately mirrors the GeoGebra visualization, handling all interactivity properly.</text:p>
      <text:section text:style-name="Sect1" text:name="textdoc-message-67a70c9ba22c8191b329a8ac56626e5d">
        <text:p text:style-name="P12">Jacobian Visualization</text:p>
        <text:section text:style-name="Sect1" text:name="codemirror">
          <text:p text:style-name="P12">999</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text:soft-page-break/>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12">56</text:p>
          <text:p text:style-name="P12">57</text:p>
          <text:p text:style-name="P12">58</text:p>
          <text:p text:style-name="P12">59</text:p>
          <text:p text:style-name="P12">60</text:p>
          <text:p text:style-name="P12">61</text:p>
          <text:p text:style-name="P12">62</text:p>
          <text:p text:style-name="P12">63</text:p>
          <text:p text:style-name="P12">64</text:p>
          <text:p text:style-name="P12">65</text:p>
          <text:p text:style-name="P12">66</text:p>
          <text:p text:style-name="P12">67</text:p>
          <text:p text:style-name="P12">68</text:p>
          <text:p text:style-name="P12">69</text:p>
          <text:p text:style-name="P12">70</text:p>
          <text:p text:style-name="P12">71</text:p>
          <text:p text:style-name="P12">72</text:p>
          <text:p text:style-name="P12">73</text:p>
          <text:p text:style-name="P12">74</text:p>
          <text:p text:style-name="P12">75</text:p>
          <text:p text:style-name="P12">76</text:p>
          <text:p text:style-name="P12">77</text:p>
          <text:p text:style-name="P12">78</text:p>
          <text:p text:style-name="P12"><text:soft-page-break/>79</text:p>
          <text:p text:style-name="P12">80</text:p>
          <text:p text:style-name="P12">81</text:p>
          <text:p text:style-name="P12">82</text:p>
          <text:p text:style-name="P12">83</text:p>
          <text:p text:style-name="P12">84</text:p>
          <text:p text:style-name="P12">85</text:p>
          <text:p text:style-name="P12">86</text:p>
          <text:p text:style-name="P12">87</text:p>
          <text:p text:style-name="P12">88</text:p>
          <text:p text:style-name="P12">89</text:p>
          <text:p text:style-name="P12">90</text:p>
          <text:p text:style-name="P12">91</text:p>
          <text:p text:style-name="P12">92</text:p>
          <text:p text:style-name="P12">93</text:p>
          <text:p text:style-name="P12">94</text:p>
          <text:p text:style-name="P12">95</text:p>
          <text:p text:style-name="P12">96</text:p>
          <text:p text:style-name="P12">97</text:p>
          <text:p text:style-name="P12">98</text:p>
          <text:p text:style-name="P12">99</text:p>
          <text:p text:style-name="P12">100</text:p>
          <text:p text:style-name="P12">let uvLeft = 50, uvRight = 350, uvTop = 50, uvBottom = 350;</text:p>
          <text:p text:style-name="P12">let xyLeft = 400, xyRight = 700, xyTop = 50, xyBottom = 350;</text:p>
          <text:p text:style-name="P12">let squareCenter, squareSize;</text:p>
          <text:p text:style-name="P12">let sizeSlider;</text:p>
          <text:p text:style-name="P12"/>
          <text:p text:style-name="P12">function setup() {</text:p>
          <text:p text:style-name="P12">createCanvas(750, 400);</text:p>
          <text:p text:style-name="P12">textSize(14);</text:p>
          <text:p text:style-name="P12">squareCenter = createVector(-2, -1);</text:p>
          <text:p text:style-name="P12">squareSize = 2;</text:p>
          <text:p text:style-name="P12">sizeSlider = createSlider(0.5, 5, 2, 0.1);</text:p>
          <text:p text:style-name="P12">sizeSlider.position(20, 20);</text:p>
          <text:p text:style-name="P12">}</text:p>
          <text:p text:style-name="P12"/>
          <text:p text:style-name="P12">function draw() {</text:p>
          <text:p text:style-name="P12">background(240);</text:p>
          <text:p text:style-name="P12">squareSize = sizeSlider.value();</text:p>
          <text:p text:style-name="P12">drawLabels();</text:p>
          <text:p text:style-name="P12">drawPanels();</text:p>
          <text:p text:style-name="P12">drawUVSquare();</text:p>
          <text:p text:style-name="P12">drawXYRegion();</text:p>
          <text:p text:style-name="P12">}</text:p>
          <text:p text:style-name="P12"/>
          <text:p text:style-name="P12">function drawLabels() {</text:p>
          <text:p text:style-name="P12"><text:soft-page-break/>fill(0);</text:p>
          <text:p text:style-name="P12">noStroke();</text:p>
          <text:p text:style-name="P12">text("uv-plane (blue square)", uvLeft, uvTop - 10);</text:p>
          <text:p text:style-name="P12">text("xy-plane (red transformed region)", xyLeft, xyTop - 10);</text:p>
          <text:p text:style-name="P12">text("Transformation: T(u,v) = (u, v^2)", 20, 380);</text:p>
          <text:p text:style-name="P12">}</text:p>
          <text:p text:style-name="P12"/>
          <text:p text:style-name="P12">function drawPanels() {</text:p>
          <text:p text:style-name="P12">stroke(150);</text:p>
          <text:p text:style-name="P12">noFill();</text:p>
          <text:p text:style-name="P12">rect(uvLeft, uvTop, uvRight - uvLeft, uvBottom - uvTop);</text:p>
          <text:p text:style-name="P12">rect(xyLeft, xyTop, xyRight - xyLeft, xyBottom - xyTop);</text:p>
          <text:p text:style-name="P12">}</text:p>
          <text:p text:style-name="P12"/>
          <text:p text:style-name="P12">function drawUVSquare() {</text:p>
          <text:p text:style-name="P12">let bl = uvToScreen(squareCenter.x - squareSize / 2, squareCenter.y - squareSize / 2);</text:p>
          <text:p text:style-name="P12">let br = uvToScreen(squareCenter.x + squareSize / 2, squareCenter.y - squareSize / 2);</text:p>
          <text:p text:style-name="P12">let tr = uvToScreen(squareCenter.x + squareSize / 2, squareCenter.y + squareSize / 2);</text:p>
          <text:p text:style-name="P12">let tl = uvToScreen(squareCenter.x - squareSize / 2, squareCenter.y + squareSize / 2);</text:p>
          <text:p text:style-name="P12">stroke(0, 0, 255);</text:p>
          <text:p text:style-name="P12">noFill();</text:p>
          <text:p text:style-name="P12">beginShape();</text:p>
          <text:p text:style-name="P12">vertex(bl.x, bl.y);</text:p>
          <text:p text:style-name="P12">vertex(br.x, br.y);</text:p>
          <text:p text:style-name="P12">vertex(tr.x, tr.y);</text:p>
          <text:p text:style-name="P12">vertex(tl.x, tl.y);</text:p>
          <text:p text:style-name="P12">endShape(CLOSE);</text:p>
          <text:p text:style-name="P12">fill(0, 255, 0);</text:p>
          <text:p text:style-name="P12">ellipse(uvToScreen(squareCenter.x, squareCenter.y).x, uvToScreen(squareCenter.x, squareCenter.y).y, 10, 10);</text:p>
          <text:p text:style-name="P12">}</text:p>
          <text:p text:style-name="P12"/>
          <text:p text:style-name="P12">function drawXYRegion() {</text:p>
          <text:p text:style-name="P12">let bl = xyFromUVTransformed(squareCenter.x - squareSize / 2, squareCenter.y - squareSize / 2);</text:p>
          <text:p text:style-name="P12">let br = xyFromUVTransformed(squareCenter.x + squareSize / 2, squareCenter.y - squareSize / 2);</text:p>
          <text:p text:style-name="P12">let tr = xyFromUVTransformed(squareCenter.x + squareSize / 2, squareCenter.y + squareSize / 2);</text:p>
          <text:p text:style-name="P12">let tl = xyFromUVTransformed(squareCenter.x - squareSize / 2, squareCenter.y + squareSize / 2);</text:p>
          <text:p text:style-name="P12">stroke(255, 0, 0);</text:p>
          <text:p text:style-name="P12">fill(255, 100, 100, 150);</text:p>
          <text:p text:style-name="P12">beginShape();</text:p>
          <text:p text:style-name="P12">vertex(bl.x, bl.y);</text:p>
          <text:p text:style-name="P12">vertex(br.x, br.y);</text:p>
          <text:p text:style-name="P12">vertex(tr.x, tr.y);</text:p>
          <text:p text:style-name="P12">vertex(tl.x, tl.y);</text:p>
          <text:p text:style-name="P12">endShape(CLOSE);</text:p>
          <text:p text:style-name="P12">}</text:p>
          <text:p text:style-name="P12"><text:soft-page-break/></text:p>
          <text:p text:style-name="P12">function uvToScreen(u, v) {</text:p>
          <text:p text:style-name="P12">let x = map(u, -5, 5, uvLeft, uvRight);</text:p>
          <text:p text:style-name="P12">let y = map(v, -5, 5, uvBottom, uvTop);</text:p>
          <text:p text:style-name="P12">return createVector(x, y);</text:p>
          <text:p text:style-name="P12">}</text:p>
          <text:p text:style-name="P12"/>
          <text:p text:style-name="P12">function xyFromUVTransformed(u, v) {</text:p>
          <text:p text:style-name="P12">let x = map(u, -5, 5, xyLeft, xyRight);</text:p>
          <text:p text:style-name="P12">let y = map(v * v, 0, 25, xyBottom, xyTop);</text:p>
          <text:p text:style-name="P12">return createVector(x, y);</text:p>
          <text:p text:style-name="P12">}</text:p>
          <text:p text:style-name="P12"/>
          <text:p text:style-name="P12">function mouseDragged() {</text:p>
          <text:p text:style-name="P12">let mouseUV = screenToUV(mouseX, mouseY);</text:p>
          <text:p text:style-name="P12">if (dist(mouseUV.x, mouseUV.y, squareCenter.x, squareCenter.y) &lt; 1) {</text:p>
          <text:p text:style-name="P12">squareCenter.set(mouseUV.x, mouseUV.y);</text:p>
          <text:p text:style-name="P12">}</text:p>
          <text:p text:style-name="P12">}</text:p>
          <text:p text:style-name="P12"/>
          <text:p text:style-name="P12">function screenToUV(x, y) {</text:p>
          <text:p text:style-name="P12">let u = map(x, uvLeft, uvRight, -5, 5);</text:p>
          <text:p text:style-name="P12">let v = map(y, uvBottom, uvTop, -5, 5);</text:p>
          <text:p text:style-name="P12">return createVector(u, v);</text:p>
          <text:p text:style-name="P12">}</text:p>
          <text:p text:style-name="P12"/>
        </text:section>
      </text:section>
      <text:p text:style-name="Text_20_body">This <text:span text:style-name="Strong_20_Emphasis">p5.js</text:span> script implements an interactive Jacobian transformation visualization:</text:p>
      <text:p text:style-name="Text_20_body">✅ <text:span text:style-name="Strong_20_Emphasis">Draggable green point</text:span> moves the <text:span text:style-name="Strong_20_Emphasis">blue square</text:span> in the <text:span text:style-name="Strong_20_Emphasis">uv-plane</text:span><text:line-break/>✅ <text:span text:style-name="Strong_20_Emphasis">Slider</text:span> adjusts the <text:span text:style-name="Strong_20_Emphasis">square's size</text:span> dynamically<text:line-break/>✅ <text:span text:style-name="Strong_20_Emphasis">Red transformed region</text:span> updates in the <text:span text:style-name="Strong_20_Emphasis">xy-plane</text:span> using T(u,v)=(u,v2)<text:line-break/>✅ <text:span text:style-name="Strong_20_Emphasis">Click &amp; Drag</text:span> to modify position<text:line-break/>✅ <text:span text:style-name="Strong_20_Emphasis">Smooth transformation rendering</text:span></text:p>
      <text:p text:style-name="Text_20_body">Let me know if you need additional features like <text:span text:style-name="Strong_20_Emphasis">zooming</text:span> or <text:span text:style-name="Strong_20_Emphasis">grid overlays</text:span>! 🚀</text:p>
      <text:h text:style-name="Heading_20_5" text:outline-level="5">You said:</text:h>
      <text:p text:style-name="Text_20_body">put x,y coordinates for both at corners of square</text:p>
      <text:p text:style-name="Text_20_body">Reasoned for 11 seconds</text:p>
      <text:p text:style-name="Text_20_body">Below is an updated <text:span text:style-name="Strong_20_Emphasis">p5.js</text:span> sketch that not only displays the blue square in the uv–plane and its red transformed region in the xy–plane under the transformation</text:p>
      <text:p text:style-name="Text_20_body">T(u,v)=(u,v2)</text:p>
      <text:p text:style-name="Text_20_body">but also annotates each of the four corners with its coordinates. In the uv–plane the coordinates are shown as (u, v) while in the xy–plane they are shown as (x,y)=(u,v2).</text:p>
      <text:p text:style-name="Text_20_body">You can try out this complete code:</text:p>
      <text:p text:style-name="Preformatted_20_Text"><text:soft-page-break/>javascript</text:p>
      <text:p text:style-name="Preformatted_20_Text">CopyEdit</text:p>
      <text:p text:style-name="P17"><text:span text:style-name="Source_20_Text">let uvLeft = 50, uvRight = 350, uvTop = 50, uvBottom = 350;</text:span></text:p>
      <text:p text:style-name="P17"><text:span text:style-name="Source_20_Text">let xyLeft = 400, xyRight = 700, xyTop = 50, xyBottom = 350;</text:span></text:p>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400);</text:span></text:p>
      <text:p text:style-name="P17"><text:span text:style-name="Source_20_Text"><text:s text:c="2"/>textSize(14);</text:span></text:p>
      <text:p text:style-name="P17"><text:span text:style-name="Source_20_Text"><text:s text:c="2"/>// Starting with a center (in uv–coordinates) and an initial side length.</text:span></text:p>
      <text:p text:style-name="P17"><text:span text:style-name="Source_20_Text"><text:s text:c="2"/>squareCenter = createVector(-2, -1);</text:span></text:p>
      <text:p text:style-name="P17"><text:span text:style-name="Source_20_Text"><text:s text:c="2"/>squareSize = 2;</text:span></text:p>
      <text:p text:style-name="P17"><text:span text:style-name="Source_20_Text"><text:s text:c="2"/></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pan text:style-name="Source_20_Text"><text:s text:c="2"/>background(240);</text:span></text:p>
      <text:p text:style-name="P17"><text:span text:style-name="Source_20_Text"><text:s text:c="2"/>squareSize = sizeSlider.value();</text:span></text:p>
      <text:p text:style-name="P17"><text:span text:style-name="Source_20_Text"><text:s text:c="2"/></text:span></text:p>
      <text:p text:style-name="P17"><text:span text:style-name="Source_20_Text"><text:s text:c="2"/>drawLabels();</text:span></text:p>
      <text:p text:style-name="P17"><text:span text:style-name="Source_20_Text"><text:s text:c="2"/>drawPanels();</text:span></text:p>
      <text:p text:style-name="P17"><text:span text:style-name="Source_20_Text"><text:s text:c="2"/>drawUVSquare();</text:span></text:p>
      <text:p text:style-name="P17"><text:span text:style-name="Source_20_Text"><text:s text:c="2"/>drawXYRegion();</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uv–plane (blue square)", uvLeft, uvTop - 10);</text:span></text:p>
      <text:p text:style-name="P17"><text:span text:style-name="Source_20_Text"><text:s text:c="2"/>text("xy–plane (red transformed region)", xyLeft, xyTop - 10);</text:span></text:p>
      <text:p text:style-name="P17"><text:span text:style-name="Source_20_Text"><text:s text:c="2"/>text("Transformation: T(u,v) = (u, v^2)", 20, 380);</text:span></text:p>
      <text:p text:style-name="P17"><text:span text:style-name="Source_20_Text">}</text:span></text:p>
      <text:p text:style-name="P17"/>
      <text:p text:style-name="P17"><text:span text:style-name="Source_20_Text">function drawPanels() {</text:span></text:p>
      <text:p text:style-name="P17"><text:span text:style-name="Source_20_Text"><text:s text:c="2"/>stroke(150);</text:span></text:p>
      <text:p text:style-name="P17"><text:span text:style-name="Source_20_Text"><text:s text:c="2"/>noFill();</text:span></text:p>
      <text:p text:style-name="P17"><text:span text:style-name="Source_20_Text"><text:s text:c="2"/>// Draw uv–panel border</text:span></text:p>
      <text:p text:style-name="P17"><text:span text:style-name="Source_20_Text"><text:s text:c="2"/>rect(uvLeft, uvTop, uvRight - uvLeft, uvBottom - uvTop);</text:span></text:p>
      <text:p text:style-name="P17"><text:span text:style-name="Source_20_Text"><text:s text:c="2"/>// Draw xy–panel border</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UVSquare() {</text:span></text:p>
      <text:p text:style-name="P17"><text:span text:style-name="Source_20_Text"><text:s text:c="2"/>// Calculate the four corners of the blue square (in uv–space)</text:span></text:p>
      <text:p text:style-name="P17"><text:span text:style-name="Source_20_Text"><text:s text:c="2"/>let blUV = createVector(squareCenter.x - squareSize / 2, squareCenter.y - squareSize / 2);</text:span></text:p>
      <text:p text:style-name="P17"><text:span text:style-name="Source_20_Text"><text:s text:c="2"/>let brUV = createVector(squareCenter.x + squareSize / 2, squareCenter.y - squareSize / 2);</text:span></text:p>
      <text:p text:style-name="P17"><text:span text:style-name="Source_20_Text"><text:s text:c="2"/>let trUV = createVector(squareCenter.x + squareSize / 2, squareCenter.y + squareSize / 2);</text:span></text:p>
      <text:p text:style-name="P17"><text:span text:style-name="Source_20_Text"><text:s text:c="2"/>let tlUV = createVector(squareCenter.x - squareSize / 2, squareCenter.y + squareSize / 2);</text:span></text:p>
      <text:p text:style-name="P17"><text:span text:style-name="Source_20_Text"><text:s text:c="2"/>let uvCorners = [blUV, brUV, trUV, tlUV];</text:span></text:p>
      <text:p text:style-name="P17"/>
      <text:p text:style-name="P17"><text:span text:style-name="Source_20_Text"><text:s text:c="2"/>// Convert uv coordinates to screen positions for the uv–panel</text:span></text:p>
      <text:p text:style-name="P17"><text:span text:style-name="Source_20_Text"><text:s text:c="2"/>let bl = uvToScreen(blUV.x, blUV.y);</text:span></text:p>
      <text:p text:style-name="P17"><text:span text:style-name="Source_20_Text"><text:s text:c="2"/>let br = uvToScreen(brUV.x, brUV.y);</text:span></text:p>
      <text:p text:style-name="P17"><text:span text:style-name="Source_20_Text"><text:s text:c="2"/>let tr = uvToScreen(trUV.x, trUV.y);</text:span></text:p>
      <text:p text:style-name="P17"><text:span text:style-name="Source_20_Text"><text:s text:c="2"/>let tl = uvToScreen(tlUV.x, tlUV.y);</text:span></text:p>
      <text:p text:style-name="P17"/>
      <text:p text:style-name="P17"><text:span text:style-name="Source_20_Text"><text:s text:c="2"/>stroke(0, 0, 255);</text:span></text:p>
      <text:p text:style-name="P17"><text:soft-page-break/><text:span text:style-name="Source_20_Text"><text:s text:c="2"/>noFill();</text:span></text:p>
      <text:p text:style-name="P17"><text:span text:style-name="Source_20_Text"><text:s text:c="2"/>beginShape();</text:span></text:p>
      <text:p text:style-name="P17"><text:span text:style-name="Source_20_Text"><text:s text:c="2"/>vertex(bl.x, bl.y);</text:span></text:p>
      <text:p text:style-name="P17"><text:span text:style-name="Source_20_Text"><text:s text:c="2"/>vertex(br.x, br.y);</text:span></text:p>
      <text:p text:style-name="P17"><text:span text:style-name="Source_20_Text"><text:s text:c="2"/>vertex(tr.x, tr.y);</text:span></text:p>
      <text:p text:style-name="P17"><text:span text:style-name="Source_20_Text"><text:s text:c="2"/>vertex(tl.x, tl.y);</text:span></text:p>
      <text:p text:style-name="P17"><text:span text:style-name="Source_20_Text"><text:s text:c="2"/>endShape(CLOSE);</text:span></text:p>
      <text:p text:style-name="P17"/>
      <text:p text:style-name="P17"><text:span text:style-name="Source_20_Text"><text:s text:c="2"/>// Draw the draggable center point in green</text:span></text:p>
      <text:p text:style-name="P17"><text:span text:style-name="Source_20_Text"><text:s text:c="2"/>fill(0, 255, 0);</text:span></text:p>
      <text:p text:style-name="P17"><text:span text:style-name="Source_20_Text"><text:s text:c="2"/>let centerScreen = uvToScreen(squareCenter.x, squareCenter.y);</text:span></text:p>
      <text:p text:style-name="P17"><text:span text:style-name="Source_20_Text"><text:s text:c="2"/>ellipse(centerScreen.x, centerScreen.y, 10, 10);</text:span></text:p>
      <text:p text:style-name="P17"/>
      <text:p text:style-name="P17"><text:span text:style-name="Source_20_Text"><text:s text:c="2"/>// Annotate each corner with its uv–coordinates (as (u,v))</text:span></text:p>
      <text:p text:style-name="P17"><text:span text:style-name="Source_20_Text"><text:s text:c="2"/>fill(0);</text:span></text:p>
      <text:p text:style-name="P17"><text:span text:style-name="Source_20_Text"><text:s text:c="2"/>noStroke();</text:span></text:p>
      <text:p text:style-name="P17"><text:span text:style-name="Source_20_Text"><text:s text:c="2"/>for (let corner of uvCorners) {</text:span></text:p>
      <text:p text:style-name="P17"><text:span text:style-name="Source_20_Text"><text:s text:c="4"/>let screenPos = uvToScreen(corner.x, corner.y);</text:span></text:p>
      <text:p text:style-name="P17"><text:span text:style-name="Source_20_Text"><text:s text:c="4"/>let label = '(' + nf(corner.x, 1, 2) + ', ' + nf(corner.y, 1, 2) + ')';</text:span></text:p>
      <text:p text:style-name="P17"><text:span text:style-name="Source_20_Text"><text:s text:c="4"/>text(label, screenPos.x + 5, screenPos.y - 5);</text:span></text:p>
      <text:p text:style-name="P17"><text:span text:style-name="Source_20_Text"><text:s text:c="2"/>}</text:span></text:p>
      <text:p text:style-name="P17"><text:span text:style-name="Source_20_Text">}</text:span></text:p>
      <text:p text:style-name="P17"/>
      <text:p text:style-name="P17"><text:span text:style-name="Source_20_Text">function drawXYRegion() {</text:span></text:p>
      <text:p text:style-name="P17"><text:span text:style-name="Source_20_Text"><text:s text:c="2"/>// Use the same uv–corners to calculate the transformed (x,y) = (u, v^2) positions.</text:span></text:p>
      <text:p text:style-name="P17"><text:span text:style-name="Source_20_Text"><text:s text:c="2"/>let blUV = createVector(squareCenter.x - squareSize / 2, squareCenter.y - squareSize / 2);</text:span></text:p>
      <text:p text:style-name="P17"><text:span text:style-name="Source_20_Text"><text:s text:c="2"/>let brUV = createVector(squareCenter.x + squareSize / 2, squareCenter.y - squareSize / 2);</text:span></text:p>
      <text:p text:style-name="P17"><text:span text:style-name="Source_20_Text"><text:s text:c="2"/>let trUV = createVector(squareCenter.x + squareSize / 2, squareCenter.y + squareSize / 2);</text:span></text:p>
      <text:p text:style-name="P17"><text:span text:style-name="Source_20_Text"><text:s text:c="2"/>let tlUV = createVector(squareCenter.x - squareSize / 2, squareCenter.y + squareSize / 2);</text:span></text:p>
      <text:p text:style-name="P17"><text:span text:style-name="Source_20_Text"><text:s text:c="2"/>let uvCorners = [blUV, brUV, trUV, tlUV];</text:span></text:p>
      <text:p text:style-name="P17"/>
      <text:p text:style-name="P17"><text:span text:style-name="Source_20_Text"><text:s text:c="2"/>// Map the transformed coordinates to the xy–panel</text:span></text:p>
      <text:p text:style-name="P17"><text:span text:style-name="Source_20_Text"><text:s text:c="2"/>let bl = xyFromUVTransformed(blUV.x, blUV.y);</text:span></text:p>
      <text:p text:style-name="P17"><text:span text:style-name="Source_20_Text"><text:s text:c="2"/>let br = xyFromUVTransformed(brUV.x, brUV.y);</text:span></text:p>
      <text:p text:style-name="P17"><text:span text:style-name="Source_20_Text"><text:s text:c="2"/>let tr = xyFromUVTransformed(trUV.x, trUV.y);</text:span></text:p>
      <text:p text:style-name="P17"><text:span text:style-name="Source_20_Text"><text:s text:c="2"/>let tl = xyFromUVTransformed(tlUV.x, tlUV.y);</text:span></text:p>
      <text:p text:style-name="P17"/>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bl.x, bl.y);</text:span></text:p>
      <text:p text:style-name="P17"><text:span text:style-name="Source_20_Text"><text:s text:c="2"/>vertex(br.x, br.y);</text:span></text:p>
      <text:p text:style-name="P17"><text:span text:style-name="Source_20_Text"><text:s text:c="2"/>vertex(tr.x, tr.y);</text:span></text:p>
      <text:p text:style-name="P17"><text:span text:style-name="Source_20_Text"><text:s text:c="2"/>vertex(tl.x, tl.y);</text:span></text:p>
      <text:p text:style-name="P17"><text:span text:style-name="Source_20_Text"><text:s text:c="2"/>endShape(CLOSE);</text:span></text:p>
      <text:p text:style-name="P17"/>
      <text:p text:style-name="P17"><text:span text:style-name="Source_20_Text"><text:s text:c="2"/>// Annotate each transformed corner with its (x,y) coordinates, where x = u and y = v^2.</text:span></text:p>
      <text:p text:style-name="P17"><text:span text:style-name="Source_20_Text"><text:s text:c="2"/>fill(0);</text:span></text:p>
      <text:p text:style-name="P17"><text:span text:style-name="Source_20_Text"><text:s text:c="2"/>noStroke();</text:span></text:p>
      <text:p text:style-name="P17"><text:span text:style-name="Source_20_Text"><text:s text:c="2"/>for (let corner of uvCorners) {</text:span></text:p>
      <text:p text:style-name="P17"><text:span text:style-name="Source_20_Text"><text:s text:c="4"/>let transformed = xyFromUVTransformed(corner.x, corner.y);</text:span></text:p>
      <text:p text:style-name="P17"><text:span text:style-name="Source_20_Text"><text:s text:c="4"/>// Compute transformed y as the square of v (v^2)</text:span></text:p>
      <text:p text:style-name="P17"><text:span text:style-name="Source_20_Text"><text:s text:c="4"/>let label = '(' + nf(corner.x, 1, 2) + ', ' + nf(corner.y * corner.y, 1, 2) + ')';</text:span></text:p>
      <text:p text:style-name="P17"><text:span text:style-name="Source_20_Text"><text:s text:c="4"/>text(label, transformed.x + 5, transformed.y - 5);</text:span></text:p>
      <text:p text:style-name="P17"><text:span text:style-name="Source_20_Text"><text:s text:c="2"/>}</text:span></text:p>
      <text:p text:style-name="P17"><text:span text:style-name="Source_20_Text">}</text:span></text:p>
      <text:p text:style-name="P17"/>
      <text:p text:style-name="P17"><text:soft-page-break/><text:span text:style-name="Source_20_Text">// Coordinate mapping functions for the uv–panel</text:span></text:p>
      <text:p text:style-name="P17"><text:span text:style-name="Source_20_Text">function uvToScreen(u, v) {</text:span></text:p>
      <text:p text:style-name="P17"><text:span text:style-name="Source_20_Text"><text:s text:c="2"/>let x = map(u, -5, 5, uvLeft, uvRight);</text:span></text:p>
      <text:p text:style-name="P17"><text:span text:style-name="Source_20_Text"><text:s text:c="2"/>// In the screen, higher v corresponds to a smaller y value</text:span></text:p>
      <text:p text:style-name="P17"><text:span text:style-name="Source_20_Text"><text:s text:c="2"/>let y = map(v, -5, 5, uvBottom, uvTop);</text:span></text:p>
      <text:p text:style-name="P17"><text:span text:style-name="Source_20_Text"><text:s text:c="2"/>return createVector(x, y);</text:span></text:p>
      <text:p text:style-name="P17"><text:span text:style-name="Source_20_Text">}</text:span></text:p>
      <text:p text:style-name="P17"/>
      <text:p text:style-name="P17"><text:span text:style-name="Source_20_Text">// Mapping functions for the xy–panel</text:span></text:p>
      <text:p text:style-name="P17"><text:span text:style-name="Source_20_Text">function xyMapX(x) {</text:span></text:p>
      <text:p text:style-name="P17"><text:span text:style-name="Source_20_Text"><text:s text:c="2"/>return map(x, -5, 5, xyLeft, xyRight);</text:span></text:p>
      <text:p text:style-name="P17"><text:span text:style-name="Source_20_Text">}</text:span></text:p>
      <text:p text:style-name="P17"><text:span text:style-name="Source_20_Text">function xyMapY(y) {</text:span></text:p>
      <text:p text:style-name="P17"><text:span text:style-name="Source_20_Text"><text:s text:c="2"/>// y in the transformed plane comes from v^2, so y ranges from 0 to 25.</text:span></text:p>
      <text:p text:style-name="P17"><text:span text:style-name="Source_20_Text"><text:s text:c="2"/>return map(y, 0, 25, xyBottom, xyTop);</text:span></text:p>
      <text:p text:style-name="P17"><text:span text:style-name="Source_20_Text">}</text:span></text:p>
      <text:p text:style-name="P17"><text:span text:style-name="Source_20_Text">function xyFromUVTransformed(u, v) {</text:span></text:p>
      <text:p text:style-name="P17"><text:span text:style-name="Source_20_Text"><text:s text:c="2"/>let x = xyMapX(u);</text:span></text:p>
      <text:p text:style-name="P17"><text:span text:style-name="Source_20_Text"><text:s text:c="2"/>// Here v is the original v, so we transform it to y by squaring it first.</text:span></text:p>
      <text:p text:style-name="P17"><text:span text:style-name="Source_20_Text"><text:s text:c="2"/>let y = xyMapY(v * v);</text:span></text:p>
      <text:p text:style-name="P17"><text:span text:style-name="Source_20_Text"><text:s text:c="2"/>return createVector(x, y);</text:span></text:p>
      <text:p text:style-name="P17"><text:span text:style-name="Source_20_Text">}</text:span></text:p>
      <text:p text:style-name="P17"/>
      <text:p text:style-name="P17"><text:span text:style-name="Source_20_Text">// Allow dragging of the green center point to move the blue square in the uv–panel.</text:span></text:p>
      <text:p text:style-name="P17"><text:span text:style-name="Source_20_Text">function mouseDragged() {</text:span></text:p>
      <text:p text:style-name="P17"><text:span text:style-name="Source_20_Text"><text:s text:c="2"/>// Only update the center if the mouse is within the uv–panel.</text:span></text:p>
      <text:p text:style-name="P17"><text:span text:style-name="Source_20_Text"><text:s text:c="2"/>if (mouseX &gt;= uvLeft &amp;&amp; mouseX &lt;= uvRight &amp;&amp; mouseY &gt;= uvTop &amp;&amp; mouseY &lt;= uvBottom) {</text:span></text:p>
      <text:p text:style-name="P17"><text:span text:style-name="Source_20_Text"><text:s text:c="4"/>let mouseUV = screenToUV(mouseX, mouseY);</text:span></text:p>
      <text:p text:style-name="P17"><text:span text:style-name="Source_20_Text"><text:s text:c="4"/>// If the mouse is close enough to the current center, update its position.</text:span></text:p>
      <text:p text:style-name="P17"><text:span text:style-name="Source_20_Text"><text:s text:c="4"/>if (dist(mouseUV.x, mouseUV.y, squareCenter.x, squareCenter.y) &lt; 1) {</text:span></text:p>
      <text:p text:style-name="P17"><text:span text:style-name="Source_20_Text"><text:s text:c="6"/>squareCenter.set(mouseUV.x, mouseUV.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UV(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2184244205" text:style-name="L2">
        <text:list-item>
          <text:p text:style-name="P3"><text:span text:style-name="Strong_20_Emphasis">uv–plane (Blue Square):</text:span><text:line-break/>The four corners of the blue square are computed from the square's center and side length. These points are converted to screen coordinates for the left panel. Next, the code draws the square and places small text labels showing each corner’s (u, v) coordinates.</text:p>
        </text:list-item>
        <text:list-item>
          <text:p text:style-name="P3"><text:span text:style-name="Strong_20_Emphasis">xy–plane (Red Region):</text:span><text:line-break/>The same uv–corners are transformed via T(u,v)=(u,v2) to get the red region’s corners. After drawing the filled region in the right panel, text labels display the transformed coordinates (with y=v2).</text:p>
        </text:list-item>
        <text:list-item>
          <text:p text:style-name="P3"><text:span text:style-name="Strong_20_Emphasis">Interactivity:</text:span><text:line-break/>Dragging the green center point (if you click near it) moves the blue square, and the labels update accordingly. The slider adjusts the square’s size.</text:p>
        </text:list-item>
      </text:list>
      <text:p text:style-name="Text_20_body"><text:soft-page-break/>This sketch mimics the GeoGebra demonstration you referenced and gives a clear visual and numerical relationship between the original and transformed regions.</text:p>
      <text:h text:style-name="Heading_20_5" text:outline-level="5">You said:</text:h>
      <text:p text:style-name="Text_20_body">on in live web cam like this when moving over the plae with vectors (x+y,x^2-y^2) by divergence the the square in right expandsand contracts telling the fluid is in out &lt; and gratyer than symbol trave with numerical values updating the space</text:p>
      <text:p text:style-name="Text_20_body">Reasoned for 29 seconds</text:p>
      <text:p text:style-name="Text_20_body">Below is an interactive <text:span text:style-name="Strong_20_Emphasis">p5.js</text:span> sketch that demonstrates a live transformation and divergence display. In this version:</text:p>
      <text:p text:style-name="Text_20_body">• The left panel shows a blue square in the domain (with coordinates (x, y) in [–5,5]). Its center is marked by a green dot, and each corner is labeled with its (x, y) coordinates.</text:p>
      <text:p text:style-name="Text_20_body">• The right panel shows the transformed region under</text:p>
      <text:p text:style-name="Text_20_body">F(x,y)=(x+y,x2−y2)</text:p>
      <text:p text:style-name="Text_20_body">with each corner labeled by its transformed coordinates.</text:p>
      <text:p text:style-name="Text_20_body">• The divergence of the vector field at the square’s center is computed. (For<text:line-break/>F(x,y), the divergence is<text:line-break/>∂x∂​(x+y)+∂y∂​(x2−y2)=1−2y.)<text:line-break/>This value is displayed in the right panel along with an arrow-like symbol ("&gt;" for expansion when divergence is positive, "&lt;" for contraction when negative).</text:p>
      <text:p text:style-name="Text_20_body">• A slider lets you adjust the square’s side length. You can drag the green dot (when your mouse is close enough) to move the square around, and the transformed region updates in real time. In regions where the divergence is positive, the red region will appear “expanded” relative to the blue square, and vice versa.</text:p>
      <text:p text:style-name="Text_20_body">Copy and paste the following code into your p5.js editor to try it out:</text:p>
      <text:p text:style-name="Preformatted_20_Text">javascript</text:p>
      <text:p text:style-name="Preformatted_20_Text">CopyEdit</text:p>
      <text:p text:style-name="P17"><text:span text:style-name="Source_20_Text">// Panel boundaries</text:span></text:p>
      <text:p text:style-name="P17"><text:span text:style-name="Source_20_Text">let uvLeft = 50, uvRight = 350, uvTop = 50, uvBottom = 350; <text:s text:c="4"/>// left (domain) panel</text:span></text:p>
      <text:p text:style-name="P17"><text:span text:style-name="Source_20_Text">let xyLeft = 400, xyRight = 700, xyTop = 50, xyBottom = 350; <text:s text:c="5"/>// right (transformed) panel</text:span></text:p>
      <text:p text:style-name="P17"/>
      <text:p text:style-name="P17"><text:span text:style-name="Source_20_Text">// Square in the domain</text:span></text:p>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400);</text:span></text:p>
      <text:p text:style-name="P17"><text:span text:style-name="Source_20_Text"><text:s text:c="2"/>textSize(14);</text:span></text:p>
      <text:p text:style-name="P17"><text:span text:style-name="Source_20_Text"><text:s text:c="2"/>// Initialize the square center (in domain coordinates) and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oft-page-break/><text:span text:style-name="Source_20_Text"><text:s text:c="2"/>background(240);</text:span></text:p>
      <text:p text:style-name="P17"><text:span text:style-name="Source_20_Text"><text:s text:c="2"/>squareSize = sizeSlider.value();</text:span></text:p>
      <text:p text:style-name="P17"><text:span text:style-name="Source_20_Text"><text:s text:c="2"/></text:span></text:p>
      <text:p text:style-name="P17"><text:span text:style-name="Source_20_Text"><text:s text:c="2"/>drawPanels();</text:span></text:p>
      <text:p text:style-name="P17"><text:span text:style-name="Source_20_Text"><text:s text:c="2"/>drawDomainSquare();</text:span></text:p>
      <text:p text:style-name="P17"><text:span text:style-name="Source_20_Text"><text:s text:c="2"/>drawTransformedRegion();</text:span></text:p>
      <text:p text:style-name="P17"><text:span text:style-name="Source_20_Text"><text:s text:c="2"/>displayDivergence();</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stroke(150);</text:span></text:p>
      <text:p text:style-name="P17"><text:span text:style-name="Source_20_Text"><text:s text:c="2"/>noFill();</text:span></text:p>
      <text:p text:style-name="P17"><text:span text:style-name="Source_20_Text"><text:s text:c="2"/>// Left panel (domain)</text:span></text:p>
      <text:p text:style-name="P17"><text:span text:style-name="Source_20_Text"><text:s text:c="2"/>rect(uvLeft, uvTop, uvRight - uvLeft, uvBottom - uvTop);</text:span></text:p>
      <text:p text:style-name="P17"><text:span text:style-name="Source_20_Text"><text:s text:c="2"/>// Right panel (transformed)</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corners of the square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uvCorners = [bl, br, tr, tl];</text:span></text:p>
      <text:p text:style-name="P17"/>
      <text:p text:style-name="P17"><text:span text:style-name="Source_20_Text"><text:s text:c="2"/>// Draw the blue square</text:span></text:p>
      <text:p text:style-name="P17"><text:span text:style-name="Source_20_Text"><text:s text:c="2"/>stroke(0, 0, 255);</text:span></text:p>
      <text:p text:style-name="P17"><text:span text:style-name="Source_20_Text"><text:s text:c="2"/>noFill();</text:span></text:p>
      <text:p text:style-name="P17"><text:span text:style-name="Source_20_Text"><text:s text:c="2"/>beginShape();</text:span></text:p>
      <text:p text:style-name="P17"><text:span text:style-name="Source_20_Text"><text:s text:c="2"/>vertex(domainToScreen(bl).x, domainToScreen(bl).y);</text:span></text:p>
      <text:p text:style-name="P17"><text:span text:style-name="Source_20_Text"><text:s text:c="2"/>vertex(domainToScreen(br).x, domainToScreen(br).y);</text:span></text:p>
      <text:p text:style-name="P17"><text:span text:style-name="Source_20_Text"><text:s text:c="2"/>vertex(domainToScreen(tr).x, domainToScreen(tr).y);</text:span></text:p>
      <text:p text:style-name="P17"><text:span text:style-name="Source_20_Text"><text:s text:c="2"/>vertex(domainToScreen(tl).x, domainToScreen(tl).y);</text:span></text:p>
      <text:p text:style-name="P17"><text:span text:style-name="Source_20_Text"><text:s text:c="2"/>endShape(CLOSE);</text:span></text:p>
      <text:p text:style-name="P17"><text:span text:style-name="Source_20_Text"><text:s text:c="2"/></text:span></text:p>
      <text:p text:style-name="P17"><text:span text:style-name="Source_20_Text"><text:s text:c="2"/>// Draw the draggable center (green dot)</text:span></text:p>
      <text:p text:style-name="P17"><text:span text:style-name="Source_20_Text"><text:s text:c="2"/>fill(0, 255, 0);</text:span></text:p>
      <text:p text:style-name="P17"><text:span text:style-name="Source_20_Text"><text:s text:c="2"/>let centerScreen = domainToScreen(squareCenter);</text:span></text:p>
      <text:p text:style-name="P17"><text:span text:style-name="Source_20_Text"><text:s text:c="2"/>noStroke();</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Label each corner with its (x,y) coordinates</text:span></text:p>
      <text:p text:style-name="P17"><text:span text:style-name="Source_20_Text"><text:s text:c="2"/>fill(0);</text:span></text:p>
      <text:p text:style-name="P17"><text:span text:style-name="Source_20_Text"><text:s text:c="2"/>noStroke();</text:span></text:p>
      <text:p text:style-name="P17"><text:span text:style-name="Source_20_Text"><text:s text:c="2"/>for (let corner of uvCorners) {</text:span></text:p>
      <text:p text:style-name="P17"><text:span text:style-name="Source_20_Text"><text:s text:c="4"/>let pos = domainToScreen(corner);</text:span></text:p>
      <text:p text:style-name="P17"><text:span text:style-name="Source_20_Text"><text:s text:c="4"/>let label = '(' + nf(corner.x, 1, 2) + ', ' + nf(corner.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the four corners in the domain</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Transform each corner using F(x,y) = (x+y, x^2 - y^2)</text:span></text:p>
      <text:p text:style-name="P17"><text:span text:style-name="Source_20_Text"><text:s text:c="2"/>let f_bl = transformPoint(bl);</text:span></text:p>
      <text:p text:style-name="P17"><text:soft-page-break/><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the red transformed region</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 with its (x', y') values</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pos = transformToScreen(pt);</text:span></text:p>
      <text:p text:style-name="P17"><text:span text:style-name="Source_20_Text"><text:s text:c="4"/>let label = '(' + nf(pt.x, 1, 2) + ', ' + nf(pt.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 - y^2), the divergence is:</text:span></text:p>
      <text:p text:style-name="P17"><text:span text:style-name="Source_20_Text"><text:s text:c="2"/>// <text:s text:c="2"/>div = ∂/∂x (x+y) + ∂/∂y (x^2-y^2) = 1 - 2y.</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2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uvLeft, uvTop - 20);</text:span></text:p>
      <text:p text:style-name="P17"><text:span text:style-name="Source_20_Text"><text:s text:c="2"/>text('Transformed Region', xyLeft, xyTop - 20);</text:span></text:p>
      <text:p text:style-name="P17"><text:span text:style-name="Source_20_Text">}</text:span></text:p>
      <text:p text:style-name="P17"/>
      <text:p text:style-name="P17"><text:span text:style-name="Source_20_Text">// Mapping for domain (left panel): x, y ∈ [–5, 5]</text:span></text:p>
      <text:p text:style-name="P17"><text:span text:style-name="Source_20_Text">function domainToScreen(pt) {</text:span></text:p>
      <text:p text:style-name="P17"><text:span text:style-name="Source_20_Text"><text:s text:c="2"/>let sx = map(pt.x, -5, 5, uvLeft, uvRight);</text:span></text:p>
      <text:p text:style-name="P17"><text:span text:style-name="Source_20_Text"><text:s text:c="2"/>// Invert y so that higher y is upward in the panel</text:span></text:p>
      <text:p text:style-name="P17"><text:span text:style-name="Source_20_Text"><text:s text:c="2"/>let sy = map(pt.y, -5, 5, uvBottom, uvTop);</text:span></text:p>
      <text:p text:style-name="P17"><text:span text:style-name="Source_20_Text"><text:s text:c="2"/>return createVector(sx, sy);</text:span></text:p>
      <text:p text:style-name="P17"><text:span text:style-name="Source_20_Text">}</text:span></text:p>
      <text:p text:style-name="P17"/>
      <text:p text:style-name="P17"><text:span text:style-name="Source_20_Text">// Apply the transformation F(x,y) = (x+y, x^2 - y^2)</text:span></text:p>
      <text:p text:style-name="P17"><text:span text:style-name="Source_20_Text">function transformPoint(pt) {</text:span></text:p>
      <text:p text:style-name="P17"><text:span text:style-name="Source_20_Text"><text:s text:c="2"/>return createVector(pt.x + pt.y, pt.x * pt.x - pt.y * pt.y);</text:span></text:p>
      <text:p text:style-name="P17"><text:span text:style-name="Source_20_Text">}</text:span></text:p>
      <text:p text:style-name="P17"/>
      <text:p text:style-name="P17"><text:span text:style-name="Source_20_Text">// Mapping for the transformed region (right panel):</text:span></text:p>
      <text:p text:style-name="P17"><text:span text:style-name="Source_20_Text">// x' ∈ [–10,10], y' ∈ [–25,25]</text:span></text:p>
      <text:p text:style-name="P17"><text:soft-page-break/><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 Allow dragging the green center point in the domain</text:span></text:p>
      <text:p text:style-name="P17"><text:span text:style-name="Source_20_Text">function mouseDragged() {</text:span></text:p>
      <text:p text:style-name="P17"><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 Only update if the mouse is close to the current center (tolerance ~1 in domain units)</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1645637072" text:style-name="L3">
        <text:list-item>
          <text:p text:style-name="P4"><text:span text:style-name="Strong_20_Emphasis">Domain Panel (Left):</text:span><text:line-break/>The square is defined by its center (green dot) and side length (adjustable via the slider). Its four corners are computed and drawn in blue, with each corner labeled by its (x,y) values.</text:p>
        </text:list-item>
        <text:list-item>
          <text:p text:style-name="P4"><text:span text:style-name="Strong_20_Emphasis">Transformed Panel (Right):</text:span><text:line-break/>Each corner of the square is transformed by</text:p>
          <text:p text:style-name="P4">F(x,y)=(x+y,x2−y2)</text:p>
          <text:p text:style-name="P4">and the resulting red polygon is drawn. Each transformed corner is labeled with its numerical (x′,y′) values.</text:p>
        </text:list-item>
        <text:list-item>
          <text:p text:style-name="P4"><text:span text:style-name="Strong_20_Emphasis">Divergence Display:</text:span><text:line-break/>The divergence, 1−2y (evaluated at the square’s center), is displayed at the top of the right panel. A “&gt;” symbol indicates expansion (when divergence is positive) and a “&lt;” symbol indicates contraction (when negative).</text:p>
        </text:list-item>
      </text:list>
      <text:p text:style-name="Text_20_body">Run this sketch in your p5.js environment. As you move (drag) the green point or adjust the slider, observe how the transformed region expands or contracts and how the divergence value updates in real time—mimicking a live fluid flow where the transformation’s local “inflow” or “outflow” is directly visible.</text:p>
      <text:h text:style-name="Heading_20_5" text:outline-level="5">You said:</text:h>
      <text:p text:style-name="Text_20_body">in web cam the canvas should run</text:p>
      <text:p text:style-name="Text_20_body">Reasoned for 10 seconds</text:p>
      <text:p text:style-name="Text_20_body">Below is an updated complete <text:span text:style-name="Strong_20_Emphasis">p5.js</text:span> sketch that runs on a web page with a live webcam feed as the background. In this version:</text:p>
      <text:p text:style-name="Text_20_body"><text:soft-page-break/>• The webcam is captured and displayed as the canvas background.<text:line-break/>• Two panels are overlaid on top: the left panel shows the original square (with its (x,y) coordinates) and the right panel shows its transformed image under</text:p>
      <text:p text:style-name="Text_20_body">F(x,y)=(x+y,x2−y2)</text:p>
      <text:p text:style-name="Text_20_body">with corner coordinates and a divergence value (calculated as divF=1−2y).<text:line-break/>• A green draggable dot (near the center) lets you move the square, and a slider adjusts the square’s side length.<text:line-break/>• The transformed region “expands” or “contracts” based on the local divergence (displaying “&gt;” for expansion and “&lt;” for contraction).</text:p>
      <text:p text:style-name="Text_20_body">Copy and paste the code into your p5.js editor to see it running live on your webpage:</text:p>
      <text:p text:style-name="Preformatted_20_Text">javascript</text:p>
      <text:p text:style-name="Preformatted_20_Text">CopyEdit</text:p>
      <text:p text:style-name="P17"><text:span text:style-name="Source_20_Text">let video;</text:span></text:p>
      <text:p text:style-name="P17"><text:span text:style-name="Source_20_Text">let uvLeft = 50, uvRight = 350, uvTop = 50, uvBottom = 350; <text:s text:c="4"/>// Domain panel boundaries (left)</text:span></text:p>
      <text:p text:style-name="P17"><text:span text:style-name="Source_20_Text">let xyLeft = 400, xyRight = 700, xyTop = 50, xyBottom = 350; <text:s text:c="5"/>// Transformed panel boundaries (right)</text:span></text:p>
      <text:p text:style-name="P17"/>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400);</text:span></text:p>
      <text:p text:style-name="P17"><text:span text:style-name="Source_20_Text"><text:s text:c="2"/></text:span></text:p>
      <text:p text:style-name="P17"><text:span text:style-name="Source_20_Text"><text:s text:c="2"/>// Start the webcam capture</text:span></text:p>
      <text:p text:style-name="P17"><text:span text:style-name="Source_20_Text"><text:s text:c="2"/>video = createCapture(VIDEO);</text:span></text:p>
      <text:p text:style-name="P17"><text:span text:style-name="Source_20_Text"><text:s text:c="2"/>video.size(width, height);</text:span></text:p>
      <text:p text:style-name="P17"><text:span text:style-name="Source_20_Text"><text:s text:c="2"/>video.hide();</text:span></text:p>
      <text:p text:style-name="P17"><text:span text:style-name="Source_20_Text"><text:s text:c="2"/></text:span></text:p>
      <text:p text:style-name="P17"><text:span text:style-name="Source_20_Text"><text:s text:c="2"/>textSize(14);</text:span></text:p>
      <text:p text:style-name="P17"><text:span text:style-name="Source_20_Text"><text:s text:c="2"/>// Initialize the square center (domain coordinates) and default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pan text:style-name="Source_20_Text"><text:s text:c="2"/>// Draw the live webcam feed as the background (semi-transparent tint so UI remains visible)</text:span></text:p>
      <text:p text:style-name="P17"><text:span text:style-name="Source_20_Text"><text:s text:c="2"/>tint(255, 127);</text:span></text:p>
      <text:p text:style-name="P17"><text:span text:style-name="Source_20_Text"><text:s text:c="2"/>image(video, 0, 0, width, height);</text:span></text:p>
      <text:p text:style-name="P17"><text:span text:style-name="Source_20_Text"><text:s text:c="2"/>noTint();</text:span></text:p>
      <text:p text:style-name="P17"><text:span text:style-name="Source_20_Text"><text:s text:c="2"/></text:span></text:p>
      <text:p text:style-name="P17"><text:span text:style-name="Source_20_Text"><text:s text:c="2"/>// Draw white semi-transparent backgrounds for our panels to ensure readability</text:span></text:p>
      <text:p text:style-name="P17"><text:span text:style-name="Source_20_Text"><text:s text:c="2"/>drawPanels();</text:span></text:p>
      <text:p text:style-name="P17"><text:span text:style-name="Source_20_Text"><text:s text:c="2"/></text:span></text:p>
      <text:p text:style-name="P17"><text:span text:style-name="Source_20_Text"><text:s text:c="2"/>// Update square size from slider</text:span></text:p>
      <text:p text:style-name="P17"><text:span text:style-name="Source_20_Text"><text:s text:c="2"/>squareSize = sizeSlider.value();</text:span></text:p>
      <text:p text:style-name="P17"><text:span text:style-name="Source_20_Text"><text:s text:c="2"/></text:span></text:p>
      <text:p text:style-name="P17"><text:span text:style-name="Source_20_Text"><text:s text:c="2"/>// Draw the blue square (domain) with coordinate labels</text:span></text:p>
      <text:p text:style-name="P17"><text:span text:style-name="Source_20_Text"><text:s text:c="2"/>drawDomainSquare();</text:span></text:p>
      <text:p text:style-name="P17"><text:span text:style-name="Source_20_Text"><text:s text:c="2"/></text:span></text:p>
      <text:p text:style-name="P17"><text:span text:style-name="Source_20_Text"><text:s text:c="2"/>// Draw the transformed red region (using F(x,y) = (x+y, x^2-y^2)) with its labels</text:span></text:p>
      <text:p text:style-name="P17"><text:soft-page-break/><text:span text:style-name="Source_20_Text"><text:s text:c="2"/>drawTransformedRegion();</text:span></text:p>
      <text:p text:style-name="P17"><text:span text:style-name="Source_20_Text"><text:s text:c="2"/></text:span></text:p>
      <text:p text:style-name="P17"><text:span text:style-name="Source_20_Text"><text:s text:c="2"/>// Compute and display the divergence at the square’s center</text:span></text:p>
      <text:p text:style-name="P17"><text:span text:style-name="Source_20_Text"><text:s text:c="2"/>displayDivergence();</text:span></text:p>
      <text:p text:style-name="P17"><text:span text:style-name="Source_20_Text"><text:s text:c="2"/></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 Draw white backgrounds for the panels with some transparency</text:span></text:p>
      <text:p text:style-name="P17"><text:span text:style-name="Source_20_Text"><text:s text:c="2"/>noStroke();</text:span></text:p>
      <text:p text:style-name="P17"><text:span text:style-name="Source_20_Text"><text:s text:c="2"/>fill(255, 255, 255, 230);</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 text:c="2"/></text:span></text:p>
      <text:p text:style-name="P17"><text:span text:style-name="Source_20_Text"><text:s text:c="2"/>// Draw borders</text:span></text:p>
      <text:p text:style-name="P17"><text:span text:style-name="Source_20_Text"><text:s text:c="2"/>stroke(150);</text:span></text:p>
      <text:p text:style-name="P17"><text:span text:style-name="Source_20_Text"><text:s text:c="2"/>noFill();</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corners of the square in the domain (x,y)-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uvCorners = [bl, br, tr, tl];</text:span></text:p>
      <text:p text:style-name="P17"/>
      <text:p text:style-name="P17"><text:span text:style-name="Source_20_Text"><text:s text:c="2"/>// Draw the blue square (domain panel)</text:span></text:p>
      <text:p text:style-name="P17"><text:span text:style-name="Source_20_Text"><text:s text:c="2"/>stroke(0, 0, 255);</text:span></text:p>
      <text:p text:style-name="P17"><text:span text:style-name="Source_20_Text"><text:s text:c="2"/>noFill();</text:span></text:p>
      <text:p text:style-name="P17"><text:span text:style-name="Source_20_Text"><text:s text:c="2"/>beginShape();</text:span></text:p>
      <text:p text:style-name="P17"><text:span text:style-name="Source_20_Text"><text:s text:c="2"/>vertex(domainToScreen(bl).x, domainToScreen(bl).y);</text:span></text:p>
      <text:p text:style-name="P17"><text:span text:style-name="Source_20_Text"><text:s text:c="2"/>vertex(domainToScreen(br).x, domainToScreen(br).y);</text:span></text:p>
      <text:p text:style-name="P17"><text:span text:style-name="Source_20_Text"><text:s text:c="2"/>vertex(domainToScreen(tr).x, domainToScreen(tr).y);</text:span></text:p>
      <text:p text:style-name="P17"><text:span text:style-name="Source_20_Text"><text:s text:c="2"/>vertex(domainToScreen(tl).x, domainToScreen(tl).y);</text:span></text:p>
      <text:p text:style-name="P17"><text:span text:style-name="Source_20_Text"><text:s text:c="2"/>endShape(CLOSE);</text:span></text:p>
      <text:p text:style-name="P17"><text:span text:style-name="Source_20_Text"><text:s text:c="2"/></text:span></text:p>
      <text:p text:style-name="P17"><text:span text:style-name="Source_20_Text"><text:s text:c="2"/>// Draw the draggable center (green dot)</text:span></text:p>
      <text:p text:style-name="P17"><text:span text:style-name="Source_20_Text"><text:s text:c="2"/>fill(0, 255, 0);</text:span></text:p>
      <text:p text:style-name="P17"><text:span text:style-name="Source_20_Text"><text:s text:c="2"/>let centerScreen = domainToScreen(squareCenter);</text:span></text:p>
      <text:p text:style-name="P17"><text:span text:style-name="Source_20_Text"><text:s text:c="2"/>noStroke();</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Label each corner with its (x,y) values</text:span></text:p>
      <text:p text:style-name="P17"><text:span text:style-name="Source_20_Text"><text:s text:c="2"/>fill(0);</text:span></text:p>
      <text:p text:style-name="P17"><text:span text:style-name="Source_20_Text"><text:s text:c="2"/>noStroke();</text:span></text:p>
      <text:p text:style-name="P17"><text:span text:style-name="Source_20_Text"><text:s text:c="2"/>for (let corner of uvCorners) {</text:span></text:p>
      <text:p text:style-name="P17"><text:span text:style-name="Source_20_Text"><text:s text:c="4"/>let pos = domainToScreen(corner);</text:span></text:p>
      <text:p text:style-name="P17"><text:span text:style-name="Source_20_Text"><text:s text:c="4"/>let label = '(' + nf(corner.x, 1, 2) + ', ' + nf(corner.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the four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oft-page-break/><text:span text:style-name="Source_20_Text"><text:s text:c="2"/></text:span></text:p>
      <text:p text:style-name="P17"><text:span text:style-name="Source_20_Text"><text:s text:c="2"/>// Apply the transformation: F(x,y) = (x+y, x^2-y^2)</text:span></text:p>
      <text:p text:style-name="P17"><text:span text:style-name="Source_20_Text"><text:s text:c="2"/>let f_bl = transformPoint(bl);</text:span></text:p>
      <text:p text:style-name="P17"><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the red transformed region (transformed panel)</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 with its (x', y') values</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pos = transformToScreen(pt);</text:span></text:p>
      <text:p text:style-name="P17"><text:span text:style-name="Source_20_Text"><text:s text:c="4"/>let label = '(' + nf(pt.x, 1, 2) + ', ' + nf(pt.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y^2), the divergence is: ∂/∂x(x+y) + ∂/∂y(x^2-y^2) = 1 - 2y.</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2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uvLeft, uvTop - 20);</text:span></text:p>
      <text:p text:style-name="P17"><text:span text:style-name="Source_20_Text"><text:s text:c="2"/>text('Transformed Region', xyLeft, xyTop - 20);</text:span></text:p>
      <text:p text:style-name="P17"><text:span text:style-name="Source_20_Text">}</text:span></text:p>
      <text:p text:style-name="P17"/>
      <text:p text:style-name="P17"><text:span text:style-name="Source_20_Text">// Mapping for the domain (left panel); x, y ∈ [–5, 5]</text:span></text:p>
      <text:p text:style-name="P17"><text:span text:style-name="Source_20_Text">function domainToScreen(pt) {</text:span></text:p>
      <text:p text:style-name="P17"><text:span text:style-name="Source_20_Text"><text:s text:c="2"/>let sx = map(pt.x, -5, 5, uvLeft, uvRight);</text:span></text:p>
      <text:p text:style-name="P17"><text:span text:style-name="Source_20_Text"><text:s text:c="2"/>let sy = map(pt.y, -5, 5, uvBottom, uvTop); // Note: higher y in domain maps upward (smaller y on screen)</text:span></text:p>
      <text:p text:style-name="P17"><text:span text:style-name="Source_20_Text"><text:s text:c="2"/>return createVector(sx, sy);</text:span></text:p>
      <text:p text:style-name="P17"><text:span text:style-name="Source_20_Text">}</text:span></text:p>
      <text:p text:style-name="P17"/>
      <text:p text:style-name="P17"><text:span text:style-name="Source_20_Text">// Apply the transformation F(x,y) = (x+y, x^2-y^2)</text:span></text:p>
      <text:p text:style-name="P17"><text:span text:style-name="Source_20_Text">function transformPoint(pt) {</text:span></text:p>
      <text:p text:style-name="P17"><text:span text:style-name="Source_20_Text"><text:s text:c="2"/>return createVector(pt.x + pt.y, pt.x * pt.x - pt.y * pt.y);</text:span></text:p>
      <text:p text:style-name="P17"><text:span text:style-name="Source_20_Text">}</text:span></text:p>
      <text:p text:style-name="P17"><text:soft-page-break/></text:p>
      <text:p text:style-name="P17"><text:span text:style-name="Source_20_Text">// Mapping for the transformed region (right panel):</text:span></text:p>
      <text:p text:style-name="P17"><text:span text:style-name="Source_20_Text">// For this example we assume x' ∈ [–10,10] and y' ∈ [–25,25]</text:span></text:p>
      <text:p text:style-name="P17"><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 Allow dragging of the green center point in the domain panel.</text:span></text:p>
      <text:p text:style-name="P17"><text:span text:style-name="Source_20_Text">function mouseDragged() {</text:span></text:p>
      <text:p text:style-name="P17"><text:span text:style-name="Source_20_Text"><text:s text:c="2"/>// Only update if the mouse is inside the domain panel</text:span></text:p>
      <text:p text:style-name="P17"><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 Only update if the cursor is close to the current center (tolerance ~1 in domain units)</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657525009" text:style-name="L4">
        <text:list-item>
          <text:p text:style-name="P5"><text:span text:style-name="Strong_20_Emphasis">Webcam Background:</text:span><text:line-break/>The sketch uses</text:p>
          <text:p text:style-name="P16">javascript</text:p>
          <text:p text:style-name="P16">CopyEdit</text:p>
          <text:p text:style-name="P19"><text:span text:style-name="Source_20_Text">video = createCapture(VIDEO);</text:span></text:p>
          <text:p text:style-name="P5">to obtain a live webcam feed. In each draw cycle, the video is drawn (with semi-transparency) as the background.</text:p>
        </text:list-item>
        <text:list-item>
          <text:p text:style-name="P5"><text:span text:style-name="Strong_20_Emphasis">Panels and Overlays:</text:span><text:line-break/>The left panel displays the blue square in the original domain. The right panel shows its red transformed image under F(x,y)=(x+y,x2−y2). White, semi-transparent backgrounds for both panels help ensure the overlaid text and shapes remain legible.</text:p>
        </text:list-item>
        <text:list-item>
          <text:p text:style-name="P5"><text:span text:style-name="Strong_20_Emphasis">Interactivity:</text:span><text:line-break/>The green dot (at the square’s center) can be dragged to reposition the square, and the slider adjusts its size. As you move the square, the labels update and the divergence (computed as 1−2y) is shown—indicating local expansion ("&gt;") or contraction ("&lt;").</text:p>
        </text:list-item>
      </text:list>
      <text:p text:style-name="Text_20_body">This sketch should run live in a web browser with your webcam active. Enjoy exploring how the fluid “flows” as represented by the transformation and divergence!</text:p>
      <text:h text:style-name="Heading_20_5" text:outline-level="5">You said:</text:h>
      <text:p text:style-name="Text_20_body">plot the vectoralso and transparent web cam of background showing</text:p>
      <text:p text:style-name="Text_20_body">Reasoned for 31 seconds</text:p>
      <text:p text:style-name="Text_20_body"><text:soft-page-break/>Below is a complete <text:span text:style-name="Strong_20_Emphasis">p5.js</text:span> sketch that runs on a webpage with a live, transparent webcam feed in the background, plots the domain and transformed regions, and also draws the vector field for</text:p>
      <text:p text:style-name="Text_20_body">F(x,y)=(x+y,x2−y2)</text:p>
      <text:p text:style-name="Text_20_body">over the left (domain) panel. In this sketch:</text:p>
      <text:list xml:id="list409179302" text:style-name="L5">
        <text:list-item>
          <text:p text:style-name="P14">The webcam feed is drawn with partial transparency.</text:p>
        </text:list-item>
        <text:list-item>
          <text:p text:style-name="P14">The left panel (domain) shows a blue square with its four (x,y) corners labeled and a draggable green center.</text:p>
        </text:list-item>
        <text:list-item>
          <text:p text:style-name="P14">A grid of green arrows represents the vector field F(x,y) on the domain.</text:p>
        </text:list-item>
        <text:list-item>
          <text:p text:style-name="P14">The right panel shows the red transformed region using the mapping F(x,y)=(x+y,x2−y2) with its corners labeled.</text:p>
        </text:list-item>
        <text:list-item>
          <text:p text:style-name="P6">The divergence at the square’s center (computed as 1−2y) is displayed with an arrow symbol indicating expansion ("&gt;") or contraction ("&lt;").</text:p>
        </text:list-item>
      </text:list>
      <text:p text:style-name="Text_20_body">Copy and paste this code into your p5.js editor to run it live:</text:p>
      <text:p text:style-name="Preformatted_20_Text">javascript</text:p>
      <text:p text:style-name="Preformatted_20_Text">CopyEdit</text:p>
      <text:p text:style-name="P17"><text:span text:style-name="Source_20_Text">let video;</text:span></text:p>
      <text:p text:style-name="P17"><text:span text:style-name="Source_20_Text">let uvLeft = 50, uvRight = 350, uvTop = 50, uvBottom = 350; <text:s text:c="4"/>// Domain (left) panel boundaries</text:span></text:p>
      <text:p text:style-name="P17"><text:span text:style-name="Source_20_Text">let xyLeft = 400, xyRight = 700, xyTop = 50, xyBottom = 350; <text:s text:c="5"/>// Transformed (right) panel boundaries</text:span></text:p>
      <text:p text:style-name="P17"/>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400);</text:span></text:p>
      <text:p text:style-name="P17"><text:span text:style-name="Source_20_Text"><text:s text:c="2"/></text:span></text:p>
      <text:p text:style-name="P17"><text:span text:style-name="Source_20_Text"><text:s text:c="2"/>// Start video capture and hide the default element</text:span></text:p>
      <text:p text:style-name="P17"><text:span text:style-name="Source_20_Text"><text:s text:c="2"/>video = createCapture(VIDEO);</text:span></text:p>
      <text:p text:style-name="P17"><text:span text:style-name="Source_20_Text"><text:s text:c="2"/>video.size(width, height);</text:span></text:p>
      <text:p text:style-name="P17"><text:span text:style-name="Source_20_Text"><text:s text:c="2"/>video.hide();</text:span></text:p>
      <text:p text:style-name="P17"><text:span text:style-name="Source_20_Text"><text:s text:c="2"/></text:span></text:p>
      <text:p text:style-name="P17"><text:span text:style-name="Source_20_Text"><text:s text:c="2"/>textSize(14);</text:span></text:p>
      <text:p text:style-name="P17"><text:span text:style-name="Source_20_Text"><text:s text:c="2"/>// Initialize square center (in domain coordinates) and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text:span></text:p>
      <text:p text:style-name="P17"><text:span text:style-name="Source_20_Text"><text:s text:c="2"/>// Slider to adjust the square's side length.</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pan text:style-name="Source_20_Text"><text:s text:c="2"/>background(240);</text:span></text:p>
      <text:p text:style-name="P17"><text:span text:style-name="Source_20_Text"><text:s text:c="2"/></text:span></text:p>
      <text:p text:style-name="P17"><text:span text:style-name="Source_20_Text"><text:s text:c="2"/>// Draw the live webcam feed as a transparent background.</text:span></text:p>
      <text:p text:style-name="P17"><text:span text:style-name="Source_20_Text"><text:s text:c="2"/>tint(255, 150);</text:span></text:p>
      <text:p text:style-name="P17"><text:span text:style-name="Source_20_Text"><text:s text:c="2"/>image(video, 0, 0, width, height);</text:span></text:p>
      <text:p text:style-name="P17"><text:span text:style-name="Source_20_Text"><text:s text:c="2"/>noTint();</text:span></text:p>
      <text:p text:style-name="P17"><text:span text:style-name="Source_20_Text"><text:s text:c="2"/></text:span></text:p>
      <text:p text:style-name="P17"><text:span text:style-name="Source_20_Text"><text:s text:c="2"/>// Draw semi-transparent backgrounds for both panels.</text:span></text:p>
      <text:p text:style-name="P17"><text:span text:style-name="Source_20_Text"><text:s text:c="2"/>drawPanels();</text:span></text:p>
      <text:p text:style-name="P17"><text:span text:style-name="Source_20_Text"><text:s text:c="2"/></text:span></text:p>
      <text:p text:style-name="P17"><text:span text:style-name="Source_20_Text"><text:s text:c="2"/>// Draw the vector field on the domain panel.</text:span></text:p>
      <text:p text:style-name="P17"><text:span text:style-name="Source_20_Text"><text:s text:c="2"/>drawVectorField();</text:span></text:p>
      <text:p text:style-name="P17"><text:soft-page-break/><text:span text:style-name="Source_20_Text"><text:s text:c="2"/></text:span></text:p>
      <text:p text:style-name="P17"><text:span text:style-name="Source_20_Text"><text:s text:c="2"/>// Update the square size from the slider.</text:span></text:p>
      <text:p text:style-name="P17"><text:span text:style-name="Source_20_Text"><text:s text:c="2"/>squareSize = sizeSlider.value();</text:span></text:p>
      <text:p text:style-name="P17"><text:span text:style-name="Source_20_Text"><text:s text:c="2"/></text:span></text:p>
      <text:p text:style-name="P17"><text:span text:style-name="Source_20_Text"><text:s text:c="2"/>// Draw the blue square (domain) with corner coordinate labels.</text:span></text:p>
      <text:p text:style-name="P17"><text:span text:style-name="Source_20_Text"><text:s text:c="2"/>drawDomainSquare();</text:span></text:p>
      <text:p text:style-name="P17"><text:span text:style-name="Source_20_Text"><text:s text:c="2"/></text:span></text:p>
      <text:p text:style-name="P17"><text:span text:style-name="Source_20_Text"><text:s text:c="2"/>// Draw the transformed red region with labels.</text:span></text:p>
      <text:p text:style-name="P17"><text:span text:style-name="Source_20_Text"><text:s text:c="2"/>drawTransformedRegion();</text:span></text:p>
      <text:p text:style-name="P17"><text:span text:style-name="Source_20_Text"><text:s text:c="2"/></text:span></text:p>
      <text:p text:style-name="P17"><text:span text:style-name="Source_20_Text"><text:s text:c="2"/>// Compute and display the divergence at the square’s center.</text:span></text:p>
      <text:p text:style-name="P17"><text:span text:style-name="Source_20_Text"><text:s text:c="2"/>displayDivergence();</text:span></text:p>
      <text:p text:style-name="P17"><text:span text:style-name="Source_20_Text"><text:s text:c="2"/></text:span></text:p>
      <text:p text:style-name="P17"><text:span text:style-name="Source_20_Text"><text:s text:c="2"/>// Draw overall panel labels.</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 White semi-transparent backgrounds for the panels.</text:span></text:p>
      <text:p text:style-name="P17"><text:span text:style-name="Source_20_Text"><text:s text:c="2"/>noStroke();</text:span></text:p>
      <text:p text:style-name="P17"><text:span text:style-name="Source_20_Text"><text:s text:c="2"/>fill(255, 255, 255, 200);</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 text:c="2"/></text:span></text:p>
      <text:p text:style-name="P17"><text:span text:style-name="Source_20_Text"><text:s text:c="2"/>// Draw panel borders.</text:span></text:p>
      <text:p text:style-name="P17"><text:span text:style-name="Source_20_Text"><text:s text:c="2"/>stroke(150);</text:span></text:p>
      <text:p text:style-name="P17"><text:span text:style-name="Source_20_Text"><text:s text:c="2"/>noFill();</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VectorField() {</text:span></text:p>
      <text:p text:style-name="P17"><text:span text:style-name="Source_20_Text"><text:s text:c="2"/>// Plot the vector field F(x,y) = (x+y, x^2-y^2) over a grid in the domain.</text:span></text:p>
      <text:p text:style-name="P17"><text:span text:style-name="Source_20_Text"><text:s text:c="2"/>let spacing = 1.0; // Grid spacing in domain units.</text:span></text:p>
      <text:p text:style-name="P17"><text:span text:style-name="Source_20_Text"><text:s text:c="2"/>stroke(0, 150, 0);</text:span></text:p>
      <text:p text:style-name="P17"><text:span text:style-name="Source_20_Text"><text:s text:c="2"/>fill(0, 150, 0);</text:span></text:p>
      <text:p text:style-name="P17"><text:span text:style-name="Source_20_Text"><text:s text:c="2"/></text:span></text:p>
      <text:p text:style-name="P17"><text:span text:style-name="Source_20_Text"><text:s text:c="2"/>// The mapping from domain [-5,5] to screen: (uvRight-uvLeft) covers 10 units.</text:span></text:p>
      <text:p text:style-name="P17"><text:span text:style-name="Source_20_Text"><text:s text:c="2"/>let pixelScale = (uvRight - uvLeft) / 10; <text:s/>// pixels per unit</text:span></text:p>
      <text:p text:style-name="P17"><text:span text:style-name="Source_20_Text"><text:s text:c="2"/>let arrowScale = 0.1; <text:s/>// Scale factor to keep arrows from being too long</text:span></text:p>
      <text:p text:style-name="P17"><text:span text:style-name="Source_20_Text"><text:s text:c="2"/></text:span></text:p>
      <text:p text:style-name="P17"><text:span text:style-name="Source_20_Text"><text:s text:c="2"/>// Iterate over a grid in the domain.</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t = createVector(x, y);</text:span></text:p>
      <text:p text:style-name="P17"><text:span text:style-name="Source_20_Text"><text:s text:c="6"/>let vec = createVector(x + y, x*x - y*y);</text:span></text:p>
      <text:p text:style-name="P17"><text:span text:style-name="Source_20_Text"><text:s text:c="6"/>vec.mult(arrowScale); <text:s/>// Scale down the vector field for drawing</text:span></text:p>
      <text:p text:style-name="P17"><text:span text:style-name="Source_20_Text"><text:s text:c="6"/></text:span></text:p>
      <text:p text:style-name="P17"><text:span text:style-name="Source_20_Text"><text:s text:c="6"/>// Convert the domain point to screen coordinates.</text:span></text:p>
      <text:p text:style-name="P17"><text:span text:style-name="Source_20_Text"><text:s text:c="6"/>let base = domainToScreen(pt);</text:span></text:p>
      <text:p text:style-name="P17"><text:span text:style-name="Source_20_Text"><text:s text:c="6"/>// Multiply by pixelScale to convert vector length to pixels.</text:span></text:p>
      <text:p text:style-name="P17"><text:span text:style-name="Source_20_Text"><text:s text:c="6"/>let arrow = vec.copy().mult(pixelScale);</text:span></text:p>
      <text:p text:style-name="P17"><text:span text:style-name="Source_20_Text"><text:s text:c="6"/>drawArrow(base, arrow);</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Arrow(base, vec) {</text:span></text:p>
      <text:p text:style-name="P17"><text:span text:style-name="Source_20_Text"><text:s text:c="2"/>push();</text:span></text:p>
      <text:p text:style-name="P17"><text:span text:style-name="Source_20_Text"><text:s text:c="2"/>translate(base.x, base.y);</text:span></text:p>
      <text:p text:style-name="P17"><text:span text:style-name="Source_20_Text"><text:s text:c="2"/>line(0, 0, vec.x, vec.y);</text:span></text:p>
      <text:p text:style-name="P17"><text:span text:style-name="Source_20_Text"><text:s text:c="2"/>push();</text:span></text:p>
      <text:p text:style-name="P17"><text:span text:style-name="Source_20_Text"><text:s text:c="2"/>translate(vec.x, vec.y);</text:span></text:p>
      <text:p text:style-name="P17"><text:span text:style-name="Source_20_Text"><text:s text:c="2"/>rotate(vec.heading());</text:span></text:p>
      <text:p text:style-name="P17"><text:soft-page-break/><text:span text:style-name="Source_20_Text"><text:s text:c="2"/>let arrowSize = 4;</text:span></text:p>
      <text:p text:style-name="P17"><text:span text:style-name="Source_20_Text"><text:s text:c="2"/>noStroke();</text:span></text:p>
      <text:p text:style-name="P17"><text:span text:style-name="Source_20_Text"><text:s text:c="2"/>fill(0, 150, 0);</text:span></text:p>
      <text:p text:style-name="P17"><text:span text:style-name="Source_20_Text"><text:s text:c="2"/>triangle(0, arrowSize/2, 0, -arrowSize/2, arrowSize, 0);</text:span></text:p>
      <text:p text:style-name="P17"><text:span text:style-name="Source_20_Text"><text:s text:c="2"/>pop();</text:span></text:p>
      <text:p text:style-name="P17"><text:span text:style-name="Source_20_Text"><text:s text:c="2"/>pop();</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the four corners of the square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corners = [bl, br, tr, tl];</text:span></text:p>
      <text:p text:style-name="P17"><text:span text:style-name="Source_20_Text"><text:s text:c="2"/></text:span></text:p>
      <text:p text:style-name="P17"><text:span text:style-name="Source_20_Text"><text:s text:c="2"/>// Draw the blue square.</text:span></text:p>
      <text:p text:style-name="P17"><text:span text:style-name="Source_20_Text"><text:s text:c="2"/>stroke(0, 0, 255);</text:span></text:p>
      <text:p text:style-name="P17"><text:span text:style-name="Source_20_Text"><text:s text:c="2"/>noFill();</text:span></text:p>
      <text:p text:style-name="P17"><text:span text:style-name="Source_20_Text"><text:s text:c="2"/>beginShape();</text:span></text:p>
      <text:p text:style-name="P17"><text:span text:style-name="Source_20_Text"><text:s text:c="2"/>for (let i = 0; i &lt; corners.length; i++) {</text:span></text:p>
      <text:p text:style-name="P17"><text:span text:style-name="Source_20_Text"><text:s text:c="4"/>let pos = domainToScreen(corners[i]);</text:span></text:p>
      <text:p text:style-name="P17"><text:span text:style-name="Source_20_Text"><text:s text:c="4"/>vertex(pos.x, pos.y);</text:span></text:p>
      <text:p text:style-name="P17"><text:span text:style-name="Source_20_Text"><text:s text:c="2"/>}</text:span></text:p>
      <text:p text:style-name="P17"><text:span text:style-name="Source_20_Text"><text:s text:c="2"/>endShape(CLOSE);</text:span></text:p>
      <text:p text:style-name="P17"><text:span text:style-name="Source_20_Text"><text:s text:c="2"/></text:span></text:p>
      <text:p text:style-name="P17"><text:span text:style-name="Source_20_Text"><text:s text:c="2"/>// Draw the draggable center as a green dot.</text:span></text:p>
      <text:p text:style-name="P17"><text:span text:style-name="Source_20_Text"><text:s text:c="2"/>fill(0, 255, 0);</text:span></text:p>
      <text:p text:style-name="P17"><text:span text:style-name="Source_20_Text"><text:s text:c="2"/>noStroke();</text:span></text:p>
      <text:p text:style-name="P17"><text:span text:style-name="Source_20_Text"><text:s text:c="2"/>let centerScreen = domainToScreen(squareCenter);</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Label each corner with its (x,y) coordinates.</text:span></text:p>
      <text:p text:style-name="P17"><text:span text:style-name="Source_20_Text"><text:s text:c="2"/>fill(0);</text:span></text:p>
      <text:p text:style-name="P17"><text:span text:style-name="Source_20_Text"><text:s text:c="2"/>noStroke();</text:span></text:p>
      <text:p text:style-name="P17"><text:span text:style-name="Source_20_Text"><text:s text:c="2"/>for (let corner of corners) {</text:span></text:p>
      <text:p text:style-name="P17"><text:span text:style-name="Source_20_Text"><text:s text:c="4"/>let pos = domainToScreen(corner);</text:span></text:p>
      <text:p text:style-name="P17"><text:span text:style-name="Source_20_Text"><text:s text:c="4"/>let label = '(' + nf(corner.x, 1, 2) + ', ' + nf(corner.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the square's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Apply the transformation: F(x,y) = (x+y, x^2-y^2)</text:span></text:p>
      <text:p text:style-name="P17"><text:span text:style-name="Source_20_Text"><text:s text:c="2"/>let f_bl = transformPoint(bl);</text:span></text:p>
      <text:p text:style-name="P17"><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the red transformed region in the right panel.</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oft-page-break/><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 with its (x', y') coordinates.</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pos = transformToScreen(pt);</text:span></text:p>
      <text:p text:style-name="P17"><text:span text:style-name="Source_20_Text"><text:s text:c="4"/>let label = '(' + nf(pt.x, 1, 2) + ', ' + nf(pt.y, 1, 2) + ')';</text:span></text:p>
      <text:p text:style-name="P17"><text:span text:style-name="Source_20_Text"><text:s text:c="4"/>text(label, pos.x + 5, pos.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y^2), the divergence at the square's center is:</text:span></text:p>
      <text:p text:style-name="P17"><text:span text:style-name="Source_20_Text"><text:s text:c="2"/>// <text:s text:c="2"/>div = ∂/∂x (x+y) + ∂/∂y (x^2-y^2) = 1 - 2y.</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2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amp; vector field', uvLeft, uvTop - 20);</text:span></text:p>
      <text:p text:style-name="P17"><text:span text:style-name="Source_20_Text"><text:s text:c="2"/>text('Transformed Region', xyLeft, xyTop - 20);</text:span></text:p>
      <text:p text:style-name="P17"><text:span text:style-name="Source_20_Text">}</text:span></text:p>
      <text:p text:style-name="P17"/>
      <text:p text:style-name="P17"><text:span text:style-name="Source_20_Text">// Mapping from domain coordinates (x,y) in [-5,5] to screen coordinates in the left panel.</text:span></text:p>
      <text:p text:style-name="P17"><text:span text:style-name="Source_20_Text">function domainToScreen(pt) {</text:span></text:p>
      <text:p text:style-name="P17"><text:span text:style-name="Source_20_Text"><text:s text:c="2"/>let sx = map(pt.x, -5, 5, uvLeft, uvRight);</text:span></text:p>
      <text:p text:style-name="P17"><text:span text:style-name="Source_20_Text"><text:s text:c="2"/>let sy = map(pt.y, -5, 5, uvBottom, uvTop);</text:span></text:p>
      <text:p text:style-name="P17"><text:span text:style-name="Source_20_Text"><text:s text:c="2"/>return createVector(sx, sy);</text:span></text:p>
      <text:p text:style-name="P17"><text:span text:style-name="Source_20_Text">}</text:span></text:p>
      <text:p text:style-name="P17"/>
      <text:p text:style-name="P17"><text:span text:style-name="Source_20_Text">// Transformation F(x,y) = (x+y, x^2-y^2)</text:span></text:p>
      <text:p text:style-name="P17"><text:span text:style-name="Source_20_Text">function transformPoint(pt) {</text:span></text:p>
      <text:p text:style-name="P17"><text:span text:style-name="Source_20_Text"><text:s text:c="2"/>return createVector(pt.x + pt.y, pt.x*pt.x - pt.y*pt.y);</text:span></text:p>
      <text:p text:style-name="P17"><text:span text:style-name="Source_20_Text">}</text:span></text:p>
      <text:p text:style-name="P17"/>
      <text:p text:style-name="P17"><text:span text:style-name="Source_20_Text">// Mapping from transformed coordinates to screen coordinates in the right panel.</text:span></text:p>
      <text:p text:style-name="P17"><text:span text:style-name="Source_20_Text">// (Assuming x' ∈ [–10,10] and y' ∈ [–25,25] for this visualization.)</text:span></text:p>
      <text:p text:style-name="P17"><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 Allow dragging of the green center dot within the domain panel.</text:span></text:p>
      <text:p text:style-name="P17"><text:span text:style-name="Source_20_Text">function mouseDragged() {</text:span></text:p>
      <text:p text:style-name="P17"><text:soft-page-break/><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483156351" text:style-name="L6">
        <text:list-item>
          <text:p text:style-name="P7"><text:span text:style-name="Strong_20_Emphasis">Transparent Webcam Background:</text:span><text:line-break/>The video feed (obtained via <text:span text:style-name="Source_20_Text">createCapture(VIDEO)</text:span>) is drawn with <text:span text:style-name="Source_20_Text">tint(255, 150)</text:span>, providing a semi-transparent background so that all interactive elements remain visible.</text:p>
        </text:list-item>
        <text:list-item>
          <text:p text:style-name="P7"><text:span text:style-name="Strong_20_Emphasis">Domain Panel (Left):</text:span><text:line-break/>The blue square (with labeled corners) is drawn over a white, semi-transparent panel. A grid of green arrows is plotted to visualize the vector field F(x,y)=(x+y,x2−y2).</text:p>
        </text:list-item>
        <text:list-item>
          <text:p text:style-name="P7"><text:span text:style-name="Strong_20_Emphasis">Transformed Panel (Right):</text:span><text:line-break/>The red region is drawn as the image of the blue square under the transformation. Its corners are labeled with their transformed coordinates.</text:p>
        </text:list-item>
        <text:list-item>
          <text:p text:style-name="P7"><text:span text:style-name="Strong_20_Emphasis">Interactivity:</text:span><text:line-break/>A draggable green dot lets you reposition the square, and a slider adjusts its size. The divergence (computed as 1−2y at the square’s center) updates in real time, indicating local expansion or contraction.</text:p>
        </text:list-item>
      </text:list>
      <text:p text:style-name="Text_20_body">Enjoy exploring this live, interactive sketch with both a transparent webcam background and a plotted vector field!</text:p>
      <text:h text:style-name="Heading_20_5" text:outline-level="5">You said:</text:h>
      <text:p text:style-name="Text_20_body">now for curl circulation </text:p>
      <text:p text:style-name="Text_20_body">Reasoned for 26 seconds</text:p>
      <text:p text:style-name="Text_20_body">Below is a complete <text:span text:style-name="Strong_20_Emphasis">p5.js</text:span> sketch that not only uses a transparent live webcam feed as the background, plots the vector field, and shows the interactive square (with its transformed region and divergence) but now also computes and displays the curl circulation. In this example the vector field is</text:p>
      <text:p text:style-name="Text_20_body">F(x,y)=(x+y,x2−y2)</text:p>
      <text:p text:style-name="Text_20_body">so that its curl (the z–component in 2D) is given by</text:p>
      <text:p text:style-name="Text_20_body">curlF=∂x∂​(x2−y2)−∂y∂​(x+y)=2x−1.</text:p>
      <text:p text:style-name="Text_20_body">By Green’s theorem, the circulation (i.e. the line integral of F along the closed square) is equal to the double–integral of the curl over the square. For a small square, you can approximate this by <text:soft-page-break/>evaluating the curl at the square’s center and multiplying by the square’s area. This sketch computes the circulation numerically along the square’s boundary (using a discrete sum) and also shows the “predicted” value (using (2xc​−1)× area, with xc​ the square’s center x–coordinate).</text:p>
      <text:p text:style-name="Text_20_body">Copy and paste the code into your p5.js editor to run it live in a browser:</text:p>
      <text:p text:style-name="Preformatted_20_Text">javascript</text:p>
      <text:p text:style-name="Preformatted_20_Text">CopyEdit</text:p>
      <text:p text:style-name="P17"><text:span text:style-name="Source_20_Text">let video;</text:span></text:p>
      <text:p text:style-name="P17"><text:span text:style-name="Source_20_Text">let uvLeft = 50, uvRight = 350, uvTop = 50, uvBottom = 350; <text:s text:c="4"/>// Domain (left) panel boundaries</text:span></text:p>
      <text:p text:style-name="P17"><text:span text:style-name="Source_20_Text">let xyLeft = 400, xyRight = 700, xyTop = 50, xyBottom = 350; <text:s text:c="5"/>// Transformed (right) panel boundaries</text:span></text:p>
      <text:p text:style-name="P17"/>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500);</text:span></text:p>
      <text:p text:style-name="P17"><text:span text:style-name="Source_20_Text"><text:s text:c="2"/>// Start video capture and hide its default element.</text:span></text:p>
      <text:p text:style-name="P17"><text:span text:style-name="Source_20_Text"><text:s text:c="2"/>video = createCapture(VIDEO);</text:span></text:p>
      <text:p text:style-name="P17"><text:span text:style-name="Source_20_Text"><text:s text:c="2"/>video.size(width, height);</text:span></text:p>
      <text:p text:style-name="P17"><text:span text:style-name="Source_20_Text"><text:s text:c="2"/>video.hide();</text:span></text:p>
      <text:p text:style-name="P17"><text:span text:style-name="Source_20_Text"><text:s text:c="2"/></text:span></text:p>
      <text:p text:style-name="P17"><text:span text:style-name="Source_20_Text"><text:s text:c="2"/>textSize(14);</text:span></text:p>
      <text:p text:style-name="P17"><text:span text:style-name="Source_20_Text"><text:s text:c="2"/>// Initialize square center (domain coordinates) and default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text:span></text:p>
      <text:p text:style-name="P17"><text:span text:style-name="Source_20_Text"><text:s text:c="2"/>// Create slider to adjust the square's side length.</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pan text:style-name="Source_20_Text"><text:s text:c="2"/>background(240);</text:span></text:p>
      <text:p text:style-name="P17"><text:span text:style-name="Source_20_Text"><text:s text:c="2"/>// Draw the webcam feed as a transparent background.</text:span></text:p>
      <text:p text:style-name="P17"><text:span text:style-name="Source_20_Text"><text:s text:c="2"/>tint(255, 150);</text:span></text:p>
      <text:p text:style-name="P17"><text:span text:style-name="Source_20_Text"><text:s text:c="2"/>image(video, 0, 0, width, height);</text:span></text:p>
      <text:p text:style-name="P17"><text:span text:style-name="Source_20_Text"><text:s text:c="2"/>noTint();</text:span></text:p>
      <text:p text:style-name="P17"><text:span text:style-name="Source_20_Text"><text:s text:c="2"/></text:span></text:p>
      <text:p text:style-name="P17"><text:span text:style-name="Source_20_Text"><text:s text:c="2"/>// Draw semi-transparent white backgrounds for the panels.</text:span></text:p>
      <text:p text:style-name="P17"><text:span text:style-name="Source_20_Text"><text:s text:c="2"/>drawPanels();</text:span></text:p>
      <text:p text:style-name="P17"><text:span text:style-name="Source_20_Text"><text:s text:c="2"/></text:span></text:p>
      <text:p text:style-name="P17"><text:span text:style-name="Source_20_Text"><text:s text:c="2"/>// Draw the vector field over the domain (left panel).</text:span></text:p>
      <text:p text:style-name="P17"><text:span text:style-name="Source_20_Text"><text:s text:c="2"/>drawVectorField();</text:span></text:p>
      <text:p text:style-name="P17"><text:span text:style-name="Source_20_Text"><text:s text:c="2"/></text:span></text:p>
      <text:p text:style-name="P17"><text:span text:style-name="Source_20_Text"><text:s text:c="2"/>// Update square size from slider.</text:span></text:p>
      <text:p text:style-name="P17"><text:span text:style-name="Source_20_Text"><text:s text:c="2"/>squareSize = sizeSlider.value();</text:span></text:p>
      <text:p text:style-name="P17"><text:span text:style-name="Source_20_Text"><text:s text:c="2"/></text:span></text:p>
      <text:p text:style-name="P17"><text:span text:style-name="Source_20_Text"><text:s text:c="2"/>// Draw the blue square in the domain with (x,y) corner labels.</text:span></text:p>
      <text:p text:style-name="P17"><text:span text:style-name="Source_20_Text"><text:s text:c="2"/>drawDomainSquare();</text:span></text:p>
      <text:p text:style-name="P17"><text:span text:style-name="Source_20_Text"><text:s text:c="2"/></text:span></text:p>
      <text:p text:style-name="P17"><text:span text:style-name="Source_20_Text"><text:s text:c="2"/>// Draw the transformed red region in the right panel.</text:span></text:p>
      <text:p text:style-name="P17"><text:span text:style-name="Source_20_Text"><text:s text:c="2"/>drawTransformedRegion();</text:span></text:p>
      <text:p text:style-name="P17"><text:span text:style-name="Source_20_Text"><text:s text:c="2"/></text:span></text:p>
      <text:p text:style-name="P17"><text:span text:style-name="Source_20_Text"><text:s text:c="2"/>// Display the divergence (evaluated at the square's center) in the right panel.</text:span></text:p>
      <text:p text:style-name="P17"><text:span text:style-name="Source_20_Text"><text:s text:c="2"/>displayDivergence();</text:span></text:p>
      <text:p text:style-name="P17"><text:span text:style-name="Source_20_Text"><text:s text:c="2"/></text:span></text:p>
      <text:p text:style-name="P17"><text:span text:style-name="Source_20_Text"><text:s text:c="2"/>// Compute and display the circulation along the square's boundary and the predicted circulation from the curl.</text:span></text:p>
      <text:p text:style-name="P17"><text:span text:style-name="Source_20_Text"><text:s text:c="2"/>displayCirculation();</text:span></text:p>
      <text:p text:style-name="P17"><text:soft-page-break/><text:span text:style-name="Source_20_Text"><text:s text:c="2"/></text:span></text:p>
      <text:p text:style-name="P17"><text:span text:style-name="Source_20_Text"><text:s text:c="2"/>// Draw overall labels.</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noStroke();</text:span></text:p>
      <text:p text:style-name="P17"><text:span text:style-name="Source_20_Text"><text:s text:c="2"/>fill(255, 255, 255, 200);</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 text:c="2"/></text:span></text:p>
      <text:p text:style-name="P17"><text:span text:style-name="Source_20_Text"><text:s text:c="2"/>stroke(150);</text:span></text:p>
      <text:p text:style-name="P17"><text:span text:style-name="Source_20_Text"><text:s text:c="2"/>noFill();</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VectorField() {</text:span></text:p>
      <text:p text:style-name="P17"><text:span text:style-name="Source_20_Text"><text:s text:c="2"/>// Plot the vector field F(x,y) = (x+y, x^2-y^2) on a grid over the domain.</text:span></text:p>
      <text:p text:style-name="P17"><text:span text:style-name="Source_20_Text"><text:s text:c="2"/>let spacing = 1.0; // domain units</text:span></text:p>
      <text:p text:style-name="P17"><text:span text:style-name="Source_20_Text"><text:s text:c="2"/>stroke(0, 150, 0);</text:span></text:p>
      <text:p text:style-name="P17"><text:span text:style-name="Source_20_Text"><text:s text:c="2"/>fill(0, 150, 0);</text:span></text:p>
      <text:p text:style-name="P17"><text:span text:style-name="Source_20_Text"><text:s text:c="2"/>// Calculate pixels per unit for the left panel.</text:span></text:p>
      <text:p text:style-name="P17"><text:span text:style-name="Source_20_Text"><text:s text:c="2"/>let pixelScale = (uvRight - uvLeft) / 10;</text:span></text:p>
      <text:p text:style-name="P17"><text:span text:style-name="Source_20_Text"><text:s text:c="2"/>let arrowScale = 0.1; <text:s/>// scaling factor to reduce arrow lengths</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t = createVector(x, y);</text:span></text:p>
      <text:p text:style-name="P17"><text:span text:style-name="Source_20_Text"><text:s text:c="6"/>let vec = createVector(x + y, x * x - y * y);</text:span></text:p>
      <text:p text:style-name="P17"><text:span text:style-name="Source_20_Text"><text:s text:c="6"/>vec.mult(arrowScale);</text:span></text:p>
      <text:p text:style-name="P17"><text:span text:style-name="Source_20_Text"><text:s text:c="6"/>let base = domainToScreen(pt);</text:span></text:p>
      <text:p text:style-name="P17"><text:span text:style-name="Source_20_Text"><text:s text:c="6"/>let arrow = vec.copy().mult(pixelScale);</text:span></text:p>
      <text:p text:style-name="P17"><text:span text:style-name="Source_20_Text"><text:s text:c="6"/>drawArrow(base, arrow);</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Arrow(base, vec) {</text:span></text:p>
      <text:p text:style-name="P17"><text:span text:style-name="Source_20_Text"><text:s text:c="2"/>push();</text:span></text:p>
      <text:p text:style-name="P17"><text:span text:style-name="Source_20_Text"><text:s text:c="2"/>translate(base.x, base.y);</text:span></text:p>
      <text:p text:style-name="P17"><text:span text:style-name="Source_20_Text"><text:s text:c="2"/>line(0, 0, vec.x, vec.y);</text:span></text:p>
      <text:p text:style-name="P17"><text:span text:style-name="Source_20_Text"><text:s text:c="2"/>push();</text:span></text:p>
      <text:p text:style-name="P17"><text:span text:style-name="Source_20_Text"><text:s text:c="2"/>translate(vec.x, vec.y);</text:span></text:p>
      <text:p text:style-name="P17"><text:span text:style-name="Source_20_Text"><text:s text:c="2"/>rotate(vec.heading());</text:span></text:p>
      <text:p text:style-name="P17"><text:span text:style-name="Source_20_Text"><text:s text:c="2"/>let arrowSize = 4;</text:span></text:p>
      <text:p text:style-name="P17"><text:span text:style-name="Source_20_Text"><text:s text:c="2"/>noStroke();</text:span></text:p>
      <text:p text:style-name="P17"><text:span text:style-name="Source_20_Text"><text:s text:c="2"/>fill(0, 150, 0);</text:span></text:p>
      <text:p text:style-name="P17"><text:span text:style-name="Source_20_Text"><text:s text:c="2"/>triangle(0, arrowSize/2, 0, -arrowSize/2, arrowSize, 0);</text:span></text:p>
      <text:p text:style-name="P17"><text:span text:style-name="Source_20_Text"><text:s text:c="2"/>pop();</text:span></text:p>
      <text:p text:style-name="P17"><text:span text:style-name="Source_20_Text"><text:s text:c="2"/>pop();</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the four corners of the square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corners = [bl, br, tr, tl];</text:span></text:p>
      <text:p text:style-name="P17"><text:span text:style-name="Source_20_Text"><text:s text:c="2"/></text:span></text:p>
      <text:p text:style-name="P17"><text:span text:style-name="Source_20_Text"><text:s text:c="2"/>// Draw the blue square.</text:span></text:p>
      <text:p text:style-name="P17"><text:span text:style-name="Source_20_Text"><text:s text:c="2"/>stroke(0, 0, 255);</text:span></text:p>
      <text:p text:style-name="P17"><text:span text:style-name="Source_20_Text"><text:s text:c="2"/>noFill();</text:span></text:p>
      <text:p text:style-name="P17"><text:soft-page-break/><text:span text:style-name="Source_20_Text"><text:s text:c="2"/>beginShape();</text:span></text:p>
      <text:p text:style-name="P17"><text:span text:style-name="Source_20_Text"><text:s text:c="2"/>for (let pt of corners) {</text:span></text:p>
      <text:p text:style-name="P17"><text:span text:style-name="Source_20_Text"><text:s text:c="4"/>let screenPt = domainToScreen(pt);</text:span></text:p>
      <text:p text:style-name="P17"><text:span text:style-name="Source_20_Text"><text:s text:c="4"/>vertex(screenPt.x, screenPt.y);</text:span></text:p>
      <text:p text:style-name="P17"><text:span text:style-name="Source_20_Text"><text:s text:c="2"/>}</text:span></text:p>
      <text:p text:style-name="P17"><text:span text:style-name="Source_20_Text"><text:s text:c="2"/>endShape(CLOSE);</text:span></text:p>
      <text:p text:style-name="P17"><text:span text:style-name="Source_20_Text"><text:s text:c="2"/></text:span></text:p>
      <text:p text:style-name="P17"><text:span text:style-name="Source_20_Text"><text:s text:c="2"/>// Draw the draggable center as a green dot.</text:span></text:p>
      <text:p text:style-name="P17"><text:span text:style-name="Source_20_Text"><text:s text:c="2"/>fill(0, 255, 0);</text:span></text:p>
      <text:p text:style-name="P17"><text:span text:style-name="Source_20_Text"><text:s text:c="2"/>let centerScreen = domainToScreen(squareCenter);</text:span></text:p>
      <text:p text:style-name="P17"><text:span text:style-name="Source_20_Text"><text:s text:c="2"/>noStroke();</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Annotate each corner with its (x,y) coordinates.</text:span></text:p>
      <text:p text:style-name="P17"><text:span text:style-name="Source_20_Text"><text:s text:c="2"/>fill(0);</text:span></text:p>
      <text:p text:style-name="P17"><text:span text:style-name="Source_20_Text"><text:s text:c="2"/>noStroke();</text:span></text:p>
      <text:p text:style-name="P17"><text:span text:style-name="Source_20_Text"><text:s text:c="2"/>for (let pt of corners) {</text:span></text:p>
      <text:p text:style-name="P17"><text:span text:style-name="Source_20_Text"><text:s text:c="4"/>let screenPt = domain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the square's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Transform each corner: F(x,y) = (x+y, x^2-y^2).</text:span></text:p>
      <text:p text:style-name="P17"><text:span text:style-name="Source_20_Text"><text:s text:c="2"/>let f_bl = transformPoint(bl);</text:span></text:p>
      <text:p text:style-name="P17"><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the red transformed region.</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screenPt = transform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y^2), divergence is: 1 - 2y.</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oft-page-break/><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40);</text:span></text:p>
      <text:p text:style-name="P17"><text:span text:style-name="Source_20_Text">}</text:span></text:p>
      <text:p text:style-name="P17"/>
      <text:p text:style-name="P17"><text:span text:style-name="Source_20_Text">function computeCirculation() {</text:span></text:p>
      <text:p text:style-name="P17"><text:span text:style-name="Source_20_Text"><text:s text:c="2"/>// Compute circulation (line integral) around the square's boundary using a discrete sum.</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edges = [[bl, br], [br, tr], [tr, tl], [tl, bl]];</text:span></text:p>
      <text:p text:style-name="P17"><text:span text:style-name="Source_20_Text"><text:s text:c="2"/></text:span></text:p>
      <text:p text:style-name="P17"><text:span text:style-name="Source_20_Text"><text:s text:c="2"/>let circulation = 0;</text:span></text:p>
      <text:p text:style-name="P17"><text:span text:style-name="Source_20_Text"><text:s text:c="2"/>let steps = 20; <text:s/>// number of sub–intervals per edge</text:span></text:p>
      <text:p text:style-name="P17"><text:span text:style-name="Source_20_Text"><text:s text:c="2"/></text:span></text:p>
      <text:p text:style-name="P17"><text:span text:style-name="Source_20_Text"><text:s text:c="2"/>for (let edge of edges) {</text:span></text:p>
      <text:p text:style-name="P17"><text:span text:style-name="Source_20_Text"><text:s text:c="4"/>let start = edge[0];</text:span></text:p>
      <text:p text:style-name="P17"><text:span text:style-name="Source_20_Text"><text:s text:c="4"/>let end = edge[1];</text:span></text:p>
      <text:p text:style-name="P17"><text:span text:style-name="Source_20_Text"><text:s text:c="4"/>let d = p5.Vector.sub(end, start);</text:span></text:p>
      <text:p text:style-name="P17"><text:span text:style-name="Source_20_Text"><text:s text:c="4"/>let dt = 1 / steps;</text:span></text:p>
      <text:p text:style-name="P17"><text:span text:style-name="Source_20_Text"><text:s text:c="4"/>for (let i = 0; i &lt; steps; i++) {</text:span></text:p>
      <text:p text:style-name="P17"><text:span text:style-name="Source_20_Text"><text:s text:c="6"/>let t = i * dt;</text:span></text:p>
      <text:p text:style-name="P17"><text:span text:style-name="Source_20_Text"><text:s text:c="6"/>let pos = p5.Vector.lerp(start, end, t);</text:span></text:p>
      <text:p text:style-name="P17"><text:span text:style-name="Source_20_Text"><text:s text:c="6"/>let ds = d.copy().mult(dt);</text:span></text:p>
      <text:p text:style-name="P17"><text:span text:style-name="Source_20_Text"><text:s text:c="6"/>// Evaluate F(x,y) = (x+y, x^2-y^2) at pos.</text:span></text:p>
      <text:p text:style-name="P17"><text:span text:style-name="Source_20_Text"><text:s text:c="6"/>let F = createVector(pos.x + pos.y, pos.x * pos.x - pos.y * pos.y);</text:span></text:p>
      <text:p text:style-name="P17"><text:span text:style-name="Source_20_Text"><text:s text:c="6"/>circulation += F.dot(ds);</text:span></text:p>
      <text:p text:style-name="P17"><text:span text:style-name="Source_20_Text"><text:s text:c="4"/>}</text:span></text:p>
      <text:p text:style-name="P17"><text:span text:style-name="Source_20_Text"><text:s text:c="2"/>}</text:span></text:p>
      <text:p text:style-name="P17"><text:span text:style-name="Source_20_Text"><text:s text:c="2"/>return circulation;</text:span></text:p>
      <text:p text:style-name="P17"><text:span text:style-name="Source_20_Text">}</text:span></text:p>
      <text:p text:style-name="P17"/>
      <text:p text:style-name="P17"><text:span text:style-name="Source_20_Text">function displayCirculation() {</text:span></text:p>
      <text:p text:style-name="P17"><text:span text:style-name="Source_20_Text"><text:s text:c="2"/>let circ = computeCirculation();</text:span></text:p>
      <text:p text:style-name="P17"><text:span text:style-name="Source_20_Text"><text:s text:c="2"/>// Predicted circulation via Green's theorem (approximation): (curl at center)*(area)</text:span></text:p>
      <text:p text:style-name="P17"><text:span text:style-name="Source_20_Text"><text:s text:c="2"/>// Here curl F = 2x-1 evaluated at squareCenter, and area = squareSize^2.</text:span></text:p>
      <text:p text:style-name="P17"><text:span text:style-name="Source_20_Text"><text:s text:c="2"/>let predicted = (2 * squareCenter.x - 1) * (squareSize * squareSize);</text:span></text:p>
      <text:p text:style-name="P17"><text:span text:style-name="Source_20_Text"><text:s text:c="2"/>fill(0);</text:span></text:p>
      <text:p text:style-name="P17"><text:span text:style-name="Source_20_Text"><text:s text:c="2"/>noStroke();</text:span></text:p>
      <text:p text:style-name="P17"><text:span text:style-name="Source_20_Text"><text:s text:c="2"/>let msg = 'Circulation (line integral): ' + nf(circ, 1, 2);</text:span></text:p>
      <text:p text:style-name="P17"><text:span text:style-name="Source_20_Text"><text:s text:c="2"/>msg += ' | Predicted (curl*Area): ' + nf(predicted, 1, 2);</text:span></text:p>
      <text:p text:style-name="P17"><text:span text:style-name="Source_20_Text"><text:s text:c="2"/>text(msg, xyLeft + 10, xyTop + 6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amp; vector field', uvLeft, uvTop - 20);</text:span></text:p>
      <text:p text:style-name="P17"><text:span text:style-name="Source_20_Text"><text:s text:c="2"/>text('Transformed Region, Divergence, &amp; Curl Circulation', xyLeft, xyTop - 20);</text:span></text:p>
      <text:p text:style-name="P17"><text:span text:style-name="Source_20_Text">}</text:span></text:p>
      <text:p text:style-name="P17"/>
      <text:p text:style-name="P17"><text:span text:style-name="Source_20_Text">// Mapping: domain (x,y) in [-5,5] to screen coordinates in left panel.</text:span></text:p>
      <text:p text:style-name="P17"><text:span text:style-name="Source_20_Text">function domainToScreen(pt) {</text:span></text:p>
      <text:p text:style-name="P17"><text:soft-page-break/><text:span text:style-name="Source_20_Text"><text:s text:c="2"/>let sx = map(pt.x, -5, 5, uvLeft, uvRight);</text:span></text:p>
      <text:p text:style-name="P17"><text:span text:style-name="Source_20_Text"><text:s text:c="2"/>let sy = map(pt.y, -5, 5, uvBottom, uvTop);</text:span></text:p>
      <text:p text:style-name="P17"><text:span text:style-name="Source_20_Text"><text:s text:c="2"/>return createVector(sx, sy);</text:span></text:p>
      <text:p text:style-name="P17"><text:span text:style-name="Source_20_Text">}</text:span></text:p>
      <text:p text:style-name="P17"/>
      <text:p text:style-name="P17"><text:span text:style-name="Source_20_Text">// Transformation: F(x,y) = (x+y, x^2-y^2)</text:span></text:p>
      <text:p text:style-name="P17"><text:span text:style-name="Source_20_Text">function transformPoint(pt) {</text:span></text:p>
      <text:p text:style-name="P17"><text:span text:style-name="Source_20_Text"><text:s text:c="2"/>return createVector(pt.x + pt.y, pt.x * pt.x - pt.y * pt.y);</text:span></text:p>
      <text:p text:style-name="P17"><text:span text:style-name="Source_20_Text">}</text:span></text:p>
      <text:p text:style-name="P17"/>
      <text:p text:style-name="P17"><text:span text:style-name="Source_20_Text">// Mapping for transformed region: assume x' ∈ [–10,10] and y' ∈ [–25,25].</text:span></text:p>
      <text:p text:style-name="P17"><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function mouseDragged() {</text:span></text:p>
      <text:p text:style-name="P17"><text:span text:style-name="Source_20_Text"><text:s text:c="2"/>// Allow dragging the green center dot in the domain panel.</text:span></text:p>
      <text:p text:style-name="P17"><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1085085336" text:style-name="L7">
        <text:list-item>
          <text:p text:style-name="P8"><text:span text:style-name="Strong_20_Emphasis">Transparent Webcam Background:</text:span><text:line-break/>The video feed is captured via <text:span text:style-name="Source_20_Text">createCapture(VIDEO)</text:span> and drawn with partial transparency (<text:span text:style-name="Source_20_Text">tint(255, 150)</text:span>) so the interactive elements remain clearly visible.</text:p>
        </text:list-item>
        <text:list-item>
          <text:p text:style-name="P8"><text:span text:style-name="Strong_20_Emphasis">Domain Panel (Left):</text:span><text:line-break/>A blue square is drawn in the domain (with labeled corners and a draggable green center). A grid of green arrows shows the vector field F(x,y)=(x+y,x2−y2).</text:p>
        </text:list-item>
        <text:list-item>
          <text:p text:style-name="P8"><text:span text:style-name="Strong_20_Emphasis">Transformed Panel (Right):</text:span><text:line-break/>The square is mapped under the transformation to produce a red region with its own coordinate labels. The divergence (calculated as 1−2y) is displayed.</text:p>
        </text:list-item>
        <text:list-item>
          <text:p text:style-name="P8"><text:span text:style-name="Strong_20_Emphasis">Curl Circulation:</text:span><text:line-break/>The function <text:span text:style-name="Source_20_Text">computeCirculation()</text:span> numerically integrates F along the boundary of the square to compute its circulation. This value is compared to the prediction from Green’s theorem—namely, the curl at the center (2x−1) times the square’s area—both of which are displayed.</text:p>
        </text:list-item>
      </text:list>
      <text:p text:style-name="Text_20_body">Experiment by moving the green dot and adjusting the slider. You’ll observe how the circulation (and thus the local “rotational” behavior of the field) changes across the domain.</text:p>
      <text:p text:style-name="Text_20_body"><text:soft-page-break/>This interactive sketch provides an engaging visualization of curl and circulation in a 2D vector field with a live webcam background. Enjoy exploring!</text:p>
      <text:h text:style-name="Heading_20_5" text:outline-level="5">You said:</text:h>
      <text:p text:style-name="Text_20_body">show rotation andcirculation in each point also by animation</text:p>
      <text:p text:style-name="Text_20_body">Reasoned for 10 seconds</text:p>
      <text:p text:style-name="Text_20_body">Below is a complete <text:span text:style-name="Strong_20_Emphasis">p5.js</text:span> sketch that does the following:</text:p>
      <text:p text:style-name="Text_20_body">• Shows a live, semi‐transparent webcam feed as the canvas background.<text:line-break/>• In the left “domain” panel, it draws a grid of green arrows representing the vector field</text:p>
      <text:p text:style-name="Text_20_body">F(x,y)=(x+y,x2−y2)</text:p>
      <text:p text:style-name="Text_20_body">over the domain.<text:line-break/>• At each grid point the code animates a small purple dot revolving around a tiny circle whose angular speed is proportional to the local curl (which for this field is curlF=2x−1). This animated “rotation” visualizes the local circulation at that point.<text:line-break/>• An interactive blue square (with its corners labeled) is drawn on the left panel along with a draggable green dot (its center) and a slider to adjust its side length. Its transformed image (via F) appears as a red region on the right panel with corner labels.<text:line-break/>• The sketch also computes and displays the divergence (evaluated at the square’s center) and the circulation along the square’s boundary (both via numerical integration and by the curl–area prediction).</text:p>
      <text:p text:style-name="Text_20_body">Copy and paste the code into your p5.js editor to run it live in a browser:</text:p>
      <text:p text:style-name="Preformatted_20_Text">javascript</text:p>
      <text:p text:style-name="Preformatted_20_Text">CopyEdit</text:p>
      <text:p text:style-name="P17"><text:span text:style-name="Source_20_Text">let video;</text:span></text:p>
      <text:p text:style-name="P17"><text:span text:style-name="Source_20_Text">let uvLeft = 50, uvRight = 350, uvTop = 50, uvBottom = 350; <text:s text:c="4"/>// Domain (left) panel boundaries</text:span></text:p>
      <text:p text:style-name="P17"><text:span text:style-name="Source_20_Text">let xyLeft = 400, xyRight = 700, xyTop = 50, xyBottom = 350; <text:s text:c="5"/>// Transformed (right) panel boundaries</text:span></text:p>
      <text:p text:style-name="P17"/>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500);</text:span></text:p>
      <text:p text:style-name="P17"><text:span text:style-name="Source_20_Text"><text:s text:c="2"/></text:span></text:p>
      <text:p text:style-name="P17"><text:span text:style-name="Source_20_Text"><text:s text:c="2"/>// Start video capture and hide its default element.</text:span></text:p>
      <text:p text:style-name="P17"><text:span text:style-name="Source_20_Text"><text:s text:c="2"/>video = createCapture(VIDEO);</text:span></text:p>
      <text:p text:style-name="P17"><text:span text:style-name="Source_20_Text"><text:s text:c="2"/>video.size(width, height);</text:span></text:p>
      <text:p text:style-name="P17"><text:span text:style-name="Source_20_Text"><text:s text:c="2"/>video.hide();</text:span></text:p>
      <text:p text:style-name="P17"><text:span text:style-name="Source_20_Text"><text:s text:c="2"/></text:span></text:p>
      <text:p text:style-name="P17"><text:span text:style-name="Source_20_Text"><text:s text:c="2"/>textSize(14);</text:span></text:p>
      <text:p text:style-name="P17"><text:span text:style-name="Source_20_Text"><text:s text:c="2"/>// Initialize square center (domain coordinates) and default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text:span></text:p>
      <text:p text:style-name="P17"><text:span text:style-name="Source_20_Text"><text:s text:c="2"/>// Create slider to adjust the square's side length.</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
      <text:p text:style-name="P17"><text:span text:style-name="Source_20_Text">function draw() {</text:span></text:p>
      <text:p text:style-name="P17"><text:soft-page-break/><text:span text:style-name="Source_20_Text"><text:s text:c="2"/>background(240);</text:span></text:p>
      <text:p text:style-name="P17"><text:span text:style-name="Source_20_Text"><text:s text:c="2"/></text:span></text:p>
      <text:p text:style-name="P17"><text:span text:style-name="Source_20_Text"><text:s text:c="2"/>// Draw the webcam feed as a transparent background.</text:span></text:p>
      <text:p text:style-name="P17"><text:span text:style-name="Source_20_Text"><text:s text:c="2"/>tint(255, 150);</text:span></text:p>
      <text:p text:style-name="P17"><text:span text:style-name="Source_20_Text"><text:s text:c="2"/>image(video, 0, 0, width, height);</text:span></text:p>
      <text:p text:style-name="P17"><text:span text:style-name="Source_20_Text"><text:s text:c="2"/>noTint();</text:span></text:p>
      <text:p text:style-name="P17"><text:span text:style-name="Source_20_Text"><text:s text:c="2"/></text:span></text:p>
      <text:p text:style-name="P17"><text:span text:style-name="Source_20_Text"><text:s text:c="2"/>// Draw white, semi-transparent panel backgrounds.</text:span></text:p>
      <text:p text:style-name="P17"><text:span text:style-name="Source_20_Text"><text:s text:c="2"/>drawPanels();</text:span></text:p>
      <text:p text:style-name="P17"><text:span text:style-name="Source_20_Text"><text:s text:c="2"/></text:span></text:p>
      <text:p text:style-name="P17"><text:span text:style-name="Source_20_Text"><text:s text:c="2"/>// Draw the vector field over the domain.</text:span></text:p>
      <text:p text:style-name="P17"><text:span text:style-name="Source_20_Text"><text:s text:c="2"/>drawVectorField();</text:span></text:p>
      <text:p text:style-name="P17"><text:span text:style-name="Source_20_Text"><text:s text:c="2"/></text:span></text:p>
      <text:p text:style-name="P17"><text:span text:style-name="Source_20_Text"><text:s text:c="2"/>// Animate a rotating dot at each grid point to indicate local circulation.</text:span></text:p>
      <text:p text:style-name="P17"><text:span text:style-name="Source_20_Text"><text:s text:c="2"/>drawRotationAnimation();</text:span></text:p>
      <text:p text:style-name="P17"><text:span text:style-name="Source_20_Text"><text:s text:c="2"/></text:span></text:p>
      <text:p text:style-name="P17"><text:span text:style-name="Source_20_Text"><text:s text:c="2"/>// Update the square's side length from the slider.</text:span></text:p>
      <text:p text:style-name="P17"><text:span text:style-name="Source_20_Text"><text:s text:c="2"/>squareSize = sizeSlider.value();</text:span></text:p>
      <text:p text:style-name="P17"><text:span text:style-name="Source_20_Text"><text:s text:c="2"/></text:span></text:p>
      <text:p text:style-name="P17"><text:span text:style-name="Source_20_Text"><text:s text:c="2"/>// Draw the blue square (with its labeled corners) and draggable center.</text:span></text:p>
      <text:p text:style-name="P17"><text:span text:style-name="Source_20_Text"><text:s text:c="2"/>drawDomainSquare();</text:span></text:p>
      <text:p text:style-name="P17"><text:span text:style-name="Source_20_Text"><text:s text:c="2"/></text:span></text:p>
      <text:p text:style-name="P17"><text:span text:style-name="Source_20_Text"><text:s text:c="2"/>// Draw the transformed red region in the right panel.</text:span></text:p>
      <text:p text:style-name="P17"><text:span text:style-name="Source_20_Text"><text:s text:c="2"/>drawTransformedRegion();</text:span></text:p>
      <text:p text:style-name="P17"><text:span text:style-name="Source_20_Text"><text:s text:c="2"/></text:span></text:p>
      <text:p text:style-name="P17"><text:span text:style-name="Source_20_Text"><text:s text:c="2"/>// Display divergence (at the square's center) in the right panel.</text:span></text:p>
      <text:p text:style-name="P17"><text:span text:style-name="Source_20_Text"><text:s text:c="2"/>displayDivergence();</text:span></text:p>
      <text:p text:style-name="P17"><text:span text:style-name="Source_20_Text"><text:s text:c="2"/></text:span></text:p>
      <text:p text:style-name="P17"><text:span text:style-name="Source_20_Text"><text:s text:c="2"/>// Compute and display the circulation along the square's boundary.</text:span></text:p>
      <text:p text:style-name="P17"><text:span text:style-name="Source_20_Text"><text:s text:c="2"/>displayCirculation();</text:span></text:p>
      <text:p text:style-name="P17"><text:span text:style-name="Source_20_Text"><text:s text:c="2"/></text:span></text:p>
      <text:p text:style-name="P17"><text:span text:style-name="Source_20_Text"><text:s text:c="2"/>// Overall labels.</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noStroke();</text:span></text:p>
      <text:p text:style-name="P17"><text:span text:style-name="Source_20_Text"><text:s text:c="2"/>fill(255, 255, 255, 200);</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 text:c="2"/></text:span></text:p>
      <text:p text:style-name="P17"><text:span text:style-name="Source_20_Text"><text:s text:c="2"/>stroke(150);</text:span></text:p>
      <text:p text:style-name="P17"><text:span text:style-name="Source_20_Text"><text:s text:c="2"/>noFill();</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VectorField() {</text:span></text:p>
      <text:p text:style-name="P17"><text:span text:style-name="Source_20_Text"><text:s text:c="2"/>// Plot F(x,y) = (x+y, x^2-y^2) over a grid in the domain.</text:span></text:p>
      <text:p text:style-name="P17"><text:span text:style-name="Source_20_Text"><text:s text:c="2"/>let spacing = 1.0; // grid spacing in domain units</text:span></text:p>
      <text:p text:style-name="P17"><text:span text:style-name="Source_20_Text"><text:s text:c="2"/>stroke(0, 150, 0);</text:span></text:p>
      <text:p text:style-name="P17"><text:span text:style-name="Source_20_Text"><text:s text:c="2"/>fill(0, 150, 0);</text:span></text:p>
      <text:p text:style-name="P17"><text:span text:style-name="Source_20_Text"><text:s text:c="2"/>// Convert domain units to pixels (left panel spans 10 units).</text:span></text:p>
      <text:p text:style-name="P17"><text:span text:style-name="Source_20_Text"><text:s text:c="2"/>let pixelScale = (uvRight - uvLeft) / 10;</text:span></text:p>
      <text:p text:style-name="P17"><text:span text:style-name="Source_20_Text"><text:s text:c="2"/>let arrowScale = 0.1; <text:s/>// reduce arrow lengths</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os = createVector(x, y);</text:span></text:p>
      <text:p text:style-name="P17"><text:span text:style-name="Source_20_Text"><text:s text:c="6"/>let vec = createVector(x + y, x*x - y*y);</text:span></text:p>
      <text:p text:style-name="P17"><text:span text:style-name="Source_20_Text"><text:s text:c="6"/>vec.mult(arrowScale);</text:span></text:p>
      <text:p text:style-name="P17"><text:span text:style-name="Source_20_Text"><text:s text:c="6"/>let base = domainToScreen(pos);</text:span></text:p>
      <text:p text:style-name="P17"><text:span text:style-name="Source_20_Text"><text:s text:c="6"/>let arrow = vec.copy().mult(pixelScale);</text:span></text:p>
      <text:p text:style-name="P17"><text:span text:style-name="Source_20_Text"><text:s text:c="6"/>drawArrow(base, arrow);</text:span></text:p>
      <text:p text:style-name="P17"><text:span text:style-name="Source_20_Text"><text:s text:c="4"/>}</text:span></text:p>
      <text:p text:style-name="P17"><text:soft-page-break/><text:span text:style-name="Source_20_Text"><text:s text:c="2"/>}</text:span></text:p>
      <text:p text:style-name="P17"><text:span text:style-name="Source_20_Text">}</text:span></text:p>
      <text:p text:style-name="P17"/>
      <text:p text:style-name="P17"><text:span text:style-name="Source_20_Text">function drawArrow(base, vec) {</text:span></text:p>
      <text:p text:style-name="P17"><text:span text:style-name="Source_20_Text"><text:s text:c="2"/>push();</text:span></text:p>
      <text:p text:style-name="P17"><text:span text:style-name="Source_20_Text"><text:s text:c="2"/>translate(base.x, base.y);</text:span></text:p>
      <text:p text:style-name="P17"><text:span text:style-name="Source_20_Text"><text:s text:c="2"/>line(0, 0, vec.x, vec.y);</text:span></text:p>
      <text:p text:style-name="P17"><text:span text:style-name="Source_20_Text"><text:s text:c="2"/>push();</text:span></text:p>
      <text:p text:style-name="P17"><text:span text:style-name="Source_20_Text"><text:s text:c="2"/>translate(vec.x, vec.y);</text:span></text:p>
      <text:p text:style-name="P17"><text:span text:style-name="Source_20_Text"><text:s text:c="2"/>rotate(vec.heading());</text:span></text:p>
      <text:p text:style-name="P17"><text:span text:style-name="Source_20_Text"><text:s text:c="2"/>let arrowSize = 4;</text:span></text:p>
      <text:p text:style-name="P17"><text:span text:style-name="Source_20_Text"><text:s text:c="2"/>noStroke();</text:span></text:p>
      <text:p text:style-name="P17"><text:span text:style-name="Source_20_Text"><text:s text:c="2"/>fill(0, 150, 0);</text:span></text:p>
      <text:p text:style-name="P17"><text:span text:style-name="Source_20_Text"><text:s text:c="2"/>triangle(0, arrowSize/2, 0, -arrowSize/2, arrowSize, 0);</text:span></text:p>
      <text:p text:style-name="P17"><text:span text:style-name="Source_20_Text"><text:s text:c="2"/>pop();</text:span></text:p>
      <text:p text:style-name="P17"><text:span text:style-name="Source_20_Text"><text:s text:c="2"/>pop();</text:span></text:p>
      <text:p text:style-name="P17"><text:span text:style-name="Source_20_Text">}</text:span></text:p>
      <text:p text:style-name="P17"/>
      <text:p text:style-name="P17"><text:span text:style-name="Source_20_Text">function drawRotationAnimation() {</text:span></text:p>
      <text:p text:style-name="P17"><text:span text:style-name="Source_20_Text"><text:s text:c="2"/>// At each grid point, animate a small purple dot revolving around a circle.</text:span></text:p>
      <text:p text:style-name="P17"><text:span text:style-name="Source_20_Text"><text:s text:c="2"/>let spacing = 1.0; // domain grid spacing</text:span></text:p>
      <text:p text:style-name="P17"><text:span text:style-name="Source_20_Text"><text:s text:c="2"/>let pixelScale = (uvRight - uvLeft) / 10;</text:span></text:p>
      <text:p text:style-name="P17"><text:span text:style-name="Source_20_Text"><text:s text:c="2"/>let R = 5; // radius (in pixels) for the animated circle</text:span></text:p>
      <text:p text:style-name="P17"><text:span text:style-name="Source_20_Text"><text:s text:c="2"/>// Loop over domain grid points.</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os = createVector(x, y);</text:span></text:p>
      <text:p text:style-name="P17"><text:span text:style-name="Source_20_Text"><text:s text:c="6"/>// Compute local curl: for F(x,y) = (x+y, x^2-y^2), curl = 2x - 1.</text:span></text:p>
      <text:p text:style-name="P17"><text:span text:style-name="Source_20_Text"><text:s text:c="6"/>let curl = 2 * pos.x - 1;</text:span></text:p>
      <text:p text:style-name="P17"><text:span text:style-name="Source_20_Text"><text:s text:c="6"/>// Set angular speed proportional to local curl (adjust scaling as needed).</text:span></text:p>
      <text:p text:style-name="P17"><text:span text:style-name="Source_20_Text"><text:s text:c="6"/>let angularSpeed = 0.05 * curl;</text:span></text:p>
      <text:p text:style-name="P17"><text:span text:style-name="Source_20_Text"><text:s text:c="6"/>let angle = frameCount * angularSpeed;</text:span></text:p>
      <text:p text:style-name="P17"><text:span text:style-name="Source_20_Text"><text:s text:c="6"/>// Compute animated dot's offset from the grid point.</text:span></text:p>
      <text:p text:style-name="P17"><text:span text:style-name="Source_20_Text"><text:s text:c="6"/>let dx = R * cos(angle);</text:span></text:p>
      <text:p text:style-name="P17"><text:span text:style-name="Source_20_Text"><text:s text:c="6"/>let dy = R * sin(angle);</text:span></text:p>
      <text:p text:style-name="P17"><text:span text:style-name="Source_20_Text"><text:s text:c="6"/>let screenPos = domainToScreen(pos);</text:span></text:p>
      <text:p text:style-name="P17"><text:span text:style-name="Source_20_Text"><text:s text:c="6"/></text:span></text:p>
      <text:p text:style-name="P17"><text:span text:style-name="Source_20_Text"><text:s text:c="6"/>// Draw a faint circle around the grid point.</text:span></text:p>
      <text:p text:style-name="P17"><text:span text:style-name="Source_20_Text"><text:s text:c="6"/>noFill();</text:span></text:p>
      <text:p text:style-name="P17"><text:span text:style-name="Source_20_Text"><text:s text:c="6"/>stroke(200, 0, 200, 150);</text:span></text:p>
      <text:p text:style-name="P17"><text:span text:style-name="Source_20_Text"><text:s text:c="6"/>ellipse(screenPos.x, screenPos.y, 2*R, 2*R);</text:span></text:p>
      <text:p text:style-name="P17"><text:span text:style-name="Source_20_Text"><text:s text:c="6"/></text:span></text:p>
      <text:p text:style-name="P17"><text:span text:style-name="Source_20_Text"><text:s text:c="6"/>// Draw the rotating dot.</text:span></text:p>
      <text:p text:style-name="P17"><text:span text:style-name="Source_20_Text"><text:s text:c="6"/>noStroke();</text:span></text:p>
      <text:p text:style-name="P17"><text:span text:style-name="Source_20_Text"><text:s text:c="6"/>fill(200, 0, 200);</text:span></text:p>
      <text:p text:style-name="P17"><text:span text:style-name="Source_20_Text"><text:s text:c="6"/>ellipse(screenPos.x + dx, screenPos.y + dy, 4, 4);</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square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corners = [bl, br, tr, tl];</text:span></text:p>
      <text:p text:style-name="P17"><text:span text:style-name="Source_20_Text"><text:s text:c="2"/></text:span></text:p>
      <text:p text:style-name="P17"><text:span text:style-name="Source_20_Text"><text:s text:c="2"/>// Draw blue square.</text:span></text:p>
      <text:p text:style-name="P17"><text:span text:style-name="Source_20_Text"><text:s text:c="2"/>stroke(0, 0, 255);</text:span></text:p>
      <text:p text:style-name="P17"><text:span text:style-name="Source_20_Text"><text:s text:c="2"/>noFill();</text:span></text:p>
      <text:p text:style-name="P17"><text:span text:style-name="Source_20_Text"><text:s text:c="2"/>beginShape();</text:span></text:p>
      <text:p text:style-name="P17"><text:soft-page-break/><text:span text:style-name="Source_20_Text"><text:s text:c="2"/>for (let pt of corners) {</text:span></text:p>
      <text:p text:style-name="P17"><text:span text:style-name="Source_20_Text"><text:s text:c="4"/>let screenPt = domainToScreen(pt);</text:span></text:p>
      <text:p text:style-name="P17"><text:span text:style-name="Source_20_Text"><text:s text:c="4"/>vertex(screenPt.x, screenPt.y);</text:span></text:p>
      <text:p text:style-name="P17"><text:span text:style-name="Source_20_Text"><text:s text:c="2"/>}</text:span></text:p>
      <text:p text:style-name="P17"><text:span text:style-name="Source_20_Text"><text:s text:c="2"/>endShape(CLOSE);</text:span></text:p>
      <text:p text:style-name="P17"><text:span text:style-name="Source_20_Text"><text:s text:c="2"/></text:span></text:p>
      <text:p text:style-name="P17"><text:span text:style-name="Source_20_Text"><text:s text:c="2"/>// Draw draggable center (green dot).</text:span></text:p>
      <text:p text:style-name="P17"><text:span text:style-name="Source_20_Text"><text:s text:c="2"/>fill(0, 255, 0);</text:span></text:p>
      <text:p text:style-name="P17"><text:span text:style-name="Source_20_Text"><text:s text:c="2"/>let centerScreen = domainToScreen(squareCenter);</text:span></text:p>
      <text:p text:style-name="P17"><text:span text:style-name="Source_20_Text"><text:s text:c="2"/>noStroke();</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Label each corner with its (x,y) coordinates.</text:span></text:p>
      <text:p text:style-name="P17"><text:span text:style-name="Source_20_Text"><text:s text:c="2"/>fill(0);</text:span></text:p>
      <text:p text:style-name="P17"><text:span text:style-name="Source_20_Text"><text:s text:c="2"/>noStroke();</text:span></text:p>
      <text:p text:style-name="P17"><text:span text:style-name="Source_20_Text"><text:s text:c="2"/>for (let pt of corners) {</text:span></text:p>
      <text:p text:style-name="P17"><text:span text:style-name="Source_20_Text"><text:s text:c="4"/>let screenPt = domain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square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Transform corners: F(x,y) = (x+y, x^2-y^2).</text:span></text:p>
      <text:p text:style-name="P17"><text:span text:style-name="Source_20_Text"><text:s text:c="2"/>let f_bl = transformPoint(bl);</text:span></text:p>
      <text:p text:style-name="P17"><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red transformed region.</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screenPt = transform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y^2), divergence = 1 - 2y (evaluated at the square's center).</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oft-page-break/><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40);</text:span></text:p>
      <text:p text:style-name="P17"><text:span text:style-name="Source_20_Text">}</text:span></text:p>
      <text:p text:style-name="P17"/>
      <text:p text:style-name="P17"><text:span text:style-name="Source_20_Text">function computeCirculation() {</text:span></text:p>
      <text:p text:style-name="P17"><text:span text:style-name="Source_20_Text"><text:s text:c="2"/>// Compute circulation (line integral) along the square's boundary using a discrete sum.</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edges = [[bl, br], [br, tr], [tr, tl], [tl, bl]];</text:span></text:p>
      <text:p text:style-name="P17"><text:span text:style-name="Source_20_Text"><text:s text:c="2"/></text:span></text:p>
      <text:p text:style-name="P17"><text:span text:style-name="Source_20_Text"><text:s text:c="2"/>let circulation = 0;</text:span></text:p>
      <text:p text:style-name="P17"><text:span text:style-name="Source_20_Text"><text:s text:c="2"/>let steps = 20; <text:s/>// sub–intervals per edge</text:span></text:p>
      <text:p text:style-name="P17"><text:span text:style-name="Source_20_Text"><text:s text:c="2"/></text:span></text:p>
      <text:p text:style-name="P17"><text:span text:style-name="Source_20_Text"><text:s text:c="2"/>for (let edge of edges) {</text:span></text:p>
      <text:p text:style-name="P17"><text:span text:style-name="Source_20_Text"><text:s text:c="4"/>let start = edge[0];</text:span></text:p>
      <text:p text:style-name="P17"><text:span text:style-name="Source_20_Text"><text:s text:c="4"/>let end = edge[1];</text:span></text:p>
      <text:p text:style-name="P17"><text:span text:style-name="Source_20_Text"><text:s text:c="4"/>let d = p5.Vector.sub(end, start);</text:span></text:p>
      <text:p text:style-name="P17"><text:span text:style-name="Source_20_Text"><text:s text:c="4"/>let dt = 1 / steps;</text:span></text:p>
      <text:p text:style-name="P17"><text:span text:style-name="Source_20_Text"><text:s text:c="4"/>for (let i = 0; i &lt; steps; i++) {</text:span></text:p>
      <text:p text:style-name="P17"><text:span text:style-name="Source_20_Text"><text:s text:c="6"/>let t = i * dt;</text:span></text:p>
      <text:p text:style-name="P17"><text:span text:style-name="Source_20_Text"><text:s text:c="6"/>let pos = p5.Vector.lerp(start, end, t);</text:span></text:p>
      <text:p text:style-name="P17"><text:span text:style-name="Source_20_Text"><text:s text:c="6"/>let ds = d.copy().mult(dt);</text:span></text:p>
      <text:p text:style-name="P17"><text:span text:style-name="Source_20_Text"><text:s text:c="6"/>// Evaluate F(x,y) = (x+y, x^2-y^2) at pos.</text:span></text:p>
      <text:p text:style-name="P17"><text:span text:style-name="Source_20_Text"><text:s text:c="6"/>let F = createVector(pos.x + pos.y, pos.x * pos.x - pos.y * pos.y);</text:span></text:p>
      <text:p text:style-name="P17"><text:span text:style-name="Source_20_Text"><text:s text:c="6"/>circulation += F.dot(ds);</text:span></text:p>
      <text:p text:style-name="P17"><text:span text:style-name="Source_20_Text"><text:s text:c="4"/>}</text:span></text:p>
      <text:p text:style-name="P17"><text:span text:style-name="Source_20_Text"><text:s text:c="2"/>}</text:span></text:p>
      <text:p text:style-name="P17"><text:span text:style-name="Source_20_Text"><text:s text:c="2"/>return circulation;</text:span></text:p>
      <text:p text:style-name="P17"><text:span text:style-name="Source_20_Text">}</text:span></text:p>
      <text:p text:style-name="P17"/>
      <text:p text:style-name="P17"><text:span text:style-name="Source_20_Text">function displayCirculation() {</text:span></text:p>
      <text:p text:style-name="P17"><text:span text:style-name="Source_20_Text"><text:s text:c="2"/>let circ = computeCirculation();</text:span></text:p>
      <text:p text:style-name="P17"><text:span text:style-name="Source_20_Text"><text:s text:c="2"/>// Predicted circulation via Green's theorem (approximation): (curl at center)*(area)</text:span></text:p>
      <text:p text:style-name="P17"><text:span text:style-name="Source_20_Text"><text:s text:c="2"/>// Here curl F = 2x - 1 evaluated at squareCenter, and area = squareSize^2.</text:span></text:p>
      <text:p text:style-name="P17"><text:span text:style-name="Source_20_Text"><text:s text:c="2"/>let predicted = (2 * squareCenter.x - 1) * (squareSize * squareSize);</text:span></text:p>
      <text:p text:style-name="P17"><text:span text:style-name="Source_20_Text"><text:s text:c="2"/>fill(0);</text:span></text:p>
      <text:p text:style-name="P17"><text:span text:style-name="Source_20_Text"><text:s text:c="2"/>noStroke();</text:span></text:p>
      <text:p text:style-name="P17"><text:span text:style-name="Source_20_Text"><text:s text:c="2"/>let msg = 'Circulation (line integral): ' + nf(circ, 1, 2);</text:span></text:p>
      <text:p text:style-name="P17"><text:span text:style-name="Source_20_Text"><text:s text:c="2"/>msg += ' | Predicted (curl*Area): ' + nf(predicted, 1, 2);</text:span></text:p>
      <text:p text:style-name="P17"><text:span text:style-name="Source_20_Text"><text:s text:c="2"/>text(msg, xyLeft + 10, xyTop + 6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vector field &amp; rotation', uvLeft, uvTop - 20);</text:span></text:p>
      <text:p text:style-name="P17"><text:span text:style-name="Source_20_Text"><text:s text:c="2"/>text('Transformed Region, Divergence, &amp; Curl Circulation', xyLeft, xyTop - 20);</text:span></text:p>
      <text:p text:style-name="P17"><text:span text:style-name="Source_20_Text">}</text:span></text:p>
      <text:p text:style-name="P17"/>
      <text:p text:style-name="P17"><text:span text:style-name="Source_20_Text">// Mapping from domain (x,y) in [-5,5] to screen coordinates in left panel.</text:span></text:p>
      <text:p text:style-name="P17"><text:span text:style-name="Source_20_Text">function domainToScreen(pt) {</text:span></text:p>
      <text:p text:style-name="P17"><text:soft-page-break/><text:span text:style-name="Source_20_Text"><text:s text:c="2"/>let sx = map(pt.x, -5, 5, uvLeft, uvRight);</text:span></text:p>
      <text:p text:style-name="P17"><text:span text:style-name="Source_20_Text"><text:s text:c="2"/>let sy = map(pt.y, -5, 5, uvBottom, uvTop);</text:span></text:p>
      <text:p text:style-name="P17"><text:span text:style-name="Source_20_Text"><text:s text:c="2"/>return createVector(sx, sy);</text:span></text:p>
      <text:p text:style-name="P17"><text:span text:style-name="Source_20_Text">}</text:span></text:p>
      <text:p text:style-name="P17"/>
      <text:p text:style-name="P17"><text:span text:style-name="Source_20_Text">// Transformation: F(x,y) = (x+y, x^2-y^2).</text:span></text:p>
      <text:p text:style-name="P17"><text:span text:style-name="Source_20_Text">function transformPoint(pt) {</text:span></text:p>
      <text:p text:style-name="P17"><text:span text:style-name="Source_20_Text"><text:s text:c="2"/>return createVector(pt.x + pt.y, pt.x*pt.x - pt.y*pt.y);</text:span></text:p>
      <text:p text:style-name="P17"><text:span text:style-name="Source_20_Text">}</text:span></text:p>
      <text:p text:style-name="P17"/>
      <text:p text:style-name="P17"><text:span text:style-name="Source_20_Text">// Mapping for transformed region (assume x' ∈ [–10,10] and y' ∈ [–25,25]).</text:span></text:p>
      <text:p text:style-name="P17"><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function mouseDragged() {</text:span></text:p>
      <text:p text:style-name="P17"><text:span text:style-name="Source_20_Text"><text:s text:c="2"/>// Allow dragging the green center dot within the domain panel.</text:span></text:p>
      <text:p text:style-name="P17"><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2134912383" text:style-name="L8">
        <text:list-item>
          <text:p text:style-name="P9"><text:span text:style-name="Strong_20_Emphasis">Webcam Background &amp; Panels:</text:span><text:line-break/>The video feed is captured via <text:span text:style-name="Source_20_Text">createCapture(VIDEO)</text:span> and drawn with partial transparency. White, semi-transparent panels define the left (domain) and right (transformed) regions.</text:p>
        </text:list-item>
        <text:list-item>
          <text:p text:style-name="P9"><text:span text:style-name="Strong_20_Emphasis">Vector Field &amp; Rotation Animation:</text:span><text:line-break/>In the left panel, a grid of green arrows shows the vector field. Additionally, for each grid point a small purple dot revolves around a faint circle at a rate proportional to the local curl (2x−1) so you can “see” the local rotation and circulation.</text:p>
        </text:list-item>
        <text:list-item>
          <text:p text:style-name="P9"><text:span text:style-name="Strong_20_Emphasis">Interactive Square &amp; Transformation:</text:span><text:line-break/>The blue square (with its corners labeled) can be repositioned by dragging its center (green dot) and its size adjusted by the slider. Its transformed image under F appears in the right panel.</text:p>
        </text:list-item>
        <text:list-item>
          <text:p text:style-name="P9"><text:span text:style-name="Strong_20_Emphasis">Divergence &amp; Circulation:</text:span><text:line-break/>The divergence at the square’s center and the circulation along its boundary (numerically integrated and compared with the prediction via curl×area) are computed and displayed.</text:p>
        </text:list-item>
      </text:list>
      <text:p text:style-name="Text_20_body"><text:soft-page-break/>This animated sketch visualizes both the local rotational behavior (via the rotating dots at each grid point) and the overall circulation and divergence of the field. Enjoy exploring the interplay of vector field rotation and circulation!</text:p>
      <text:h text:style-name="Heading_20_5" text:outline-level="5">You said:</text:h>
      <text:p text:style-name="Text_20_body">now show how much vectors engaged in boundry by blinking vectors and flux erupts by animation along the square </text:p>
      <text:p text:style-name="Text_20_body">Reasoned for 15 seconds</text:p>
      <text:p text:style-name="Text_20_body">Below is a complete <text:span text:style-name="Strong_20_Emphasis">p5.js</text:span> sketch that builds on the previous versions. In this sketch you’ll see:</text:p>
      <text:p text:style-name="Text_20_body">• A live, semi‐transparent webcam feed as the background.<text:line-break/>• In the left (domain) panel:</text:p>
      <text:list xml:id="list562753926" text:style-name="L9">
        <text:list-item>
          <text:p text:style-name="P15">A grid of green arrows shows the vector field F(x,y)=(x+y,x2−y2)</text:p>
        </text:list-item>
        <text:list-item>
          <text:p text:style-name="P15">At each grid point a small purple dot rotates (its angular speed is proportional to the local curl 2x−1) to visualize local circulation.</text:p>
        </text:list-item>
        <text:list-item>
          <text:p text:style-name="P15">An interactive blue square is drawn with its four (x,y) corners labeled and a draggable green center; a slider adjusts its side length.</text:p>
        </text:list-item>
        <text:list-item>
          <text:p text:style-name="P10">Along the boundary of the square, “flux animations” appear: at several boundary sample points blinking arrows (in orange) “erupt” along the outward normal. Their length (and blinking/pulsation) is modulated by the local flux (i.e. F⋅n) so you can see which parts of the boundary are “engaged” by the flow. • In the right (transformed) panel the red image of the square under F is drawn with its corners labeled, and the divergence (and circulation) computed on the square is displayed.</text:p>
        </text:list-item>
      </text:list>
      <text:p text:style-name="Text_20_body">Copy and paste the code into your p5.js editor to try it out live:</text:p>
      <text:p text:style-name="Preformatted_20_Text">javascript</text:p>
      <text:p text:style-name="Preformatted_20_Text">CopyEdit</text:p>
      <text:p text:style-name="P17"><text:span text:style-name="Source_20_Text">let video;</text:span></text:p>
      <text:p text:style-name="P17"><text:span text:style-name="Source_20_Text">let uvLeft = 50, uvRight = 350, uvTop = 50, uvBottom = 350; <text:s text:c="4"/>// Domain (left) panel boundaries</text:span></text:p>
      <text:p text:style-name="P17"><text:span text:style-name="Source_20_Text">let xyLeft = 400, xyRight = 700, xyTop = 50, xyBottom = 350; <text:s text:c="5"/>// Transformed (right) panel boundaries</text:span></text:p>
      <text:p text:style-name="P17"/>
      <text:p text:style-name="P17"><text:span text:style-name="Source_20_Text">let squareCenter, squareSize;</text:span></text:p>
      <text:p text:style-name="P17"><text:span text:style-name="Source_20_Text">let sizeSlider;</text:span></text:p>
      <text:p text:style-name="P17"/>
      <text:p text:style-name="P17"><text:span text:style-name="Source_20_Text">function setup() {</text:span></text:p>
      <text:p text:style-name="P17"><text:span text:style-name="Source_20_Text"><text:s text:c="2"/>createCanvas(750, 520);</text:span></text:p>
      <text:p text:style-name="P17"><text:span text:style-name="Source_20_Text"><text:s text:c="2"/></text:span></text:p>
      <text:p text:style-name="P17"><text:span text:style-name="Source_20_Text"><text:s text:c="2"/>// Start video capture and hide its default element.</text:span></text:p>
      <text:p text:style-name="P17"><text:span text:style-name="Source_20_Text"><text:s text:c="2"/>video = createCapture(VIDEO);</text:span></text:p>
      <text:p text:style-name="P17"><text:span text:style-name="Source_20_Text"><text:s text:c="2"/>video.size(width, height);</text:span></text:p>
      <text:p text:style-name="P17"><text:span text:style-name="Source_20_Text"><text:s text:c="2"/>video.hide();</text:span></text:p>
      <text:p text:style-name="P17"><text:span text:style-name="Source_20_Text"><text:s text:c="2"/></text:span></text:p>
      <text:p text:style-name="P17"><text:span text:style-name="Source_20_Text"><text:s text:c="2"/>textSize(14);</text:span></text:p>
      <text:p text:style-name="P17"><text:span text:style-name="Source_20_Text"><text:s text:c="2"/>// Initialize square center (domain coordinates) and default side length.</text:span></text:p>
      <text:p text:style-name="P17"><text:span text:style-name="Source_20_Text"><text:s text:c="2"/>squareCenter = createVector(0, 0);</text:span></text:p>
      <text:p text:style-name="P17"><text:span text:style-name="Source_20_Text"><text:s text:c="2"/>squareSize = 2;</text:span></text:p>
      <text:p text:style-name="P17"><text:span text:style-name="Source_20_Text"><text:s text:c="2"/></text:span></text:p>
      <text:p text:style-name="P17"><text:span text:style-name="Source_20_Text"><text:s text:c="2"/>// Create slider to adjust the square's side length.</text:span></text:p>
      <text:p text:style-name="P17"><text:span text:style-name="Source_20_Text"><text:s text:c="2"/>sizeSlider = createSlider(0.5, 5, 2, 0.1);</text:span></text:p>
      <text:p text:style-name="P17"><text:span text:style-name="Source_20_Text"><text:s text:c="2"/>sizeSlider.position(20, 20);</text:span></text:p>
      <text:p text:style-name="P17"><text:span text:style-name="Source_20_Text">}</text:span></text:p>
      <text:p text:style-name="P17"><text:soft-page-break/></text:p>
      <text:p text:style-name="P17"><text:span text:style-name="Source_20_Text">function draw() {</text:span></text:p>
      <text:p text:style-name="P17"><text:span text:style-name="Source_20_Text"><text:s text:c="2"/>background(240);</text:span></text:p>
      <text:p text:style-name="P17"><text:span text:style-name="Source_20_Text"><text:s text:c="2"/></text:span></text:p>
      <text:p text:style-name="P17"><text:span text:style-name="Source_20_Text"><text:s text:c="2"/>// Draw the live webcam feed as a transparent background.</text:span></text:p>
      <text:p text:style-name="P17"><text:span text:style-name="Source_20_Text"><text:s text:c="2"/>tint(255, 150);</text:span></text:p>
      <text:p text:style-name="P17"><text:span text:style-name="Source_20_Text"><text:s text:c="2"/>image(video, 0, 0, width, height);</text:span></text:p>
      <text:p text:style-name="P17"><text:span text:style-name="Source_20_Text"><text:s text:c="2"/>noTint();</text:span></text:p>
      <text:p text:style-name="P17"><text:span text:style-name="Source_20_Text"><text:s text:c="2"/></text:span></text:p>
      <text:p text:style-name="P17"><text:span text:style-name="Source_20_Text"><text:s text:c="2"/>// Draw white, semi-transparent panel backgrounds.</text:span></text:p>
      <text:p text:style-name="P17"><text:span text:style-name="Source_20_Text"><text:s text:c="2"/>drawPanels();</text:span></text:p>
      <text:p text:style-name="P17"><text:span text:style-name="Source_20_Text"><text:s text:c="2"/></text:span></text:p>
      <text:p text:style-name="P17"><text:span text:style-name="Source_20_Text"><text:s text:c="2"/>// Draw the vector field on the domain.</text:span></text:p>
      <text:p text:style-name="P17"><text:span text:style-name="Source_20_Text"><text:s text:c="2"/>drawVectorField();</text:span></text:p>
      <text:p text:style-name="P17"><text:span text:style-name="Source_20_Text"><text:s text:c="2"/></text:span></text:p>
      <text:p text:style-name="P17"><text:span text:style-name="Source_20_Text"><text:s text:c="2"/>// Animate a rotating dot at each grid point to indicate local circulation.</text:span></text:p>
      <text:p text:style-name="P17"><text:span text:style-name="Source_20_Text"><text:s text:c="2"/>drawRotationAnimation();</text:span></text:p>
      <text:p text:style-name="P17"><text:span text:style-name="Source_20_Text"><text:s text:c="2"/></text:span></text:p>
      <text:p text:style-name="P17"><text:span text:style-name="Source_20_Text"><text:s text:c="2"/>// Update square size from slider.</text:span></text:p>
      <text:p text:style-name="P17"><text:span text:style-name="Source_20_Text"><text:s text:c="2"/>squareSize = sizeSlider.value();</text:span></text:p>
      <text:p text:style-name="P17"><text:span text:style-name="Source_20_Text"><text:s text:c="2"/></text:span></text:p>
      <text:p text:style-name="P17"><text:span text:style-name="Source_20_Text"><text:s text:c="2"/>// Draw the interactive blue square with labeled corners and a draggable center.</text:span></text:p>
      <text:p text:style-name="P17"><text:span text:style-name="Source_20_Text"><text:s text:c="2"/>drawDomainSquare();</text:span></text:p>
      <text:p text:style-name="P17"><text:span text:style-name="Source_20_Text"><text:s text:c="2"/></text:span></text:p>
      <text:p text:style-name="P17"><text:span text:style-name="Source_20_Text"><text:s text:c="2"/>// Animate blinking flux arrows along the square boundary.</text:span></text:p>
      <text:p text:style-name="P17"><text:span text:style-name="Source_20_Text"><text:s text:c="2"/>drawFluxAnimation();</text:span></text:p>
      <text:p text:style-name="P17"><text:span text:style-name="Source_20_Text"><text:s text:c="2"/></text:span></text:p>
      <text:p text:style-name="P17"><text:span text:style-name="Source_20_Text"><text:s text:c="2"/>// Draw the transformed region in the right panel.</text:span></text:p>
      <text:p text:style-name="P17"><text:span text:style-name="Source_20_Text"><text:s text:c="2"/>drawTransformedRegion();</text:span></text:p>
      <text:p text:style-name="P17"><text:span text:style-name="Source_20_Text"><text:s text:c="2"/></text:span></text:p>
      <text:p text:style-name="P17"><text:span text:style-name="Source_20_Text"><text:s text:c="2"/>// Display divergence (evaluated at the square’s center) and circulation.</text:span></text:p>
      <text:p text:style-name="P17"><text:span text:style-name="Source_20_Text"><text:s text:c="2"/>displayDivergence();</text:span></text:p>
      <text:p text:style-name="P17"><text:span text:style-name="Source_20_Text"><text:s text:c="2"/>displayCirculation();</text:span></text:p>
      <text:p text:style-name="P17"><text:span text:style-name="Source_20_Text"><text:s text:c="2"/></text:span></text:p>
      <text:p text:style-name="P17"><text:span text:style-name="Source_20_Text"><text:s text:c="2"/>// Overall labels.</text:span></text:p>
      <text:p text:style-name="P17"><text:span text:style-name="Source_20_Text"><text:s text:c="2"/>drawLabels();</text:span></text:p>
      <text:p text:style-name="P17"><text:span text:style-name="Source_20_Text">}</text:span></text:p>
      <text:p text:style-name="P17"/>
      <text:p text:style-name="P17"><text:span text:style-name="Source_20_Text">function drawPanels() {</text:span></text:p>
      <text:p text:style-name="P17"><text:span text:style-name="Source_20_Text"><text:s text:c="2"/>noStroke();</text:span></text:p>
      <text:p text:style-name="P17"><text:span text:style-name="Source_20_Text"><text:s text:c="2"/>fill(255, 255, 255, 200);</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 text:c="2"/></text:span></text:p>
      <text:p text:style-name="P17"><text:span text:style-name="Source_20_Text"><text:s text:c="2"/>stroke(150);</text:span></text:p>
      <text:p text:style-name="P17"><text:span text:style-name="Source_20_Text"><text:s text:c="2"/>noFill();</text:span></text:p>
      <text:p text:style-name="P17"><text:span text:style-name="Source_20_Text"><text:s text:c="2"/>rect(uvLeft, uvTop, uvRight - uvLeft, uvBottom - uvTop);</text:span></text:p>
      <text:p text:style-name="P17"><text:span text:style-name="Source_20_Text"><text:s text:c="2"/>rect(xyLeft, xyTop, xyRight - xyLeft, xyBottom - xyTop);</text:span></text:p>
      <text:p text:style-name="P17"><text:span text:style-name="Source_20_Text">}</text:span></text:p>
      <text:p text:style-name="P17"/>
      <text:p text:style-name="P17"><text:span text:style-name="Source_20_Text">function drawVectorField() {</text:span></text:p>
      <text:p text:style-name="P17"><text:span text:style-name="Source_20_Text"><text:s text:c="2"/>// Plot F(x,y) = (x+y, x^2-y^2) over a grid in the domain.</text:span></text:p>
      <text:p text:style-name="P17"><text:span text:style-name="Source_20_Text"><text:s text:c="2"/>let spacing = 1.0; // grid spacing in domain units</text:span></text:p>
      <text:p text:style-name="P17"><text:span text:style-name="Source_20_Text"><text:s text:c="2"/>stroke(0, 150, 0);</text:span></text:p>
      <text:p text:style-name="P17"><text:span text:style-name="Source_20_Text"><text:s text:c="2"/>fill(0, 150, 0);</text:span></text:p>
      <text:p text:style-name="P17"><text:span text:style-name="Source_20_Text"><text:s text:c="2"/>// The left panel covers 10 domain units horizontally.</text:span></text:p>
      <text:p text:style-name="P17"><text:span text:style-name="Source_20_Text"><text:s text:c="2"/>let pixelScale = (uvRight - uvLeft) / 10;</text:span></text:p>
      <text:p text:style-name="P17"><text:span text:style-name="Source_20_Text"><text:s text:c="2"/>let arrowScale = 0.1; <text:s/>// scale factor to reduce arrow lengths</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os = createVector(x, y);</text:span></text:p>
      <text:p text:style-name="P17"><text:span text:style-name="Source_20_Text"><text:s text:c="6"/>let vec = createVector(x + y, x*x - y*y);</text:span></text:p>
      <text:p text:style-name="P17"><text:span text:style-name="Source_20_Text"><text:s text:c="6"/>vec.mult(arrowScale);</text:span></text:p>
      <text:p text:style-name="P17"><text:soft-page-break/><text:span text:style-name="Source_20_Text"><text:s text:c="6"/>let base = domainToScreen(pos);</text:span></text:p>
      <text:p text:style-name="P17"><text:span text:style-name="Source_20_Text"><text:s text:c="6"/>let arrow = vec.copy().mult(pixelScale);</text:span></text:p>
      <text:p text:style-name="P17"><text:span text:style-name="Source_20_Text"><text:s text:c="6"/>drawArrow(base, arrow);</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Arrow(base, vec) {</text:span></text:p>
      <text:p text:style-name="P17"><text:span text:style-name="Source_20_Text"><text:s text:c="2"/>push();</text:span></text:p>
      <text:p text:style-name="P17"><text:span text:style-name="Source_20_Text"><text:s text:c="2"/>translate(base.x, base.y);</text:span></text:p>
      <text:p text:style-name="P17"><text:span text:style-name="Source_20_Text"><text:s text:c="2"/>line(0, 0, vec.x, vec.y);</text:span></text:p>
      <text:p text:style-name="P17"><text:span text:style-name="Source_20_Text"><text:s text:c="2"/>push();</text:span></text:p>
      <text:p text:style-name="P17"><text:span text:style-name="Source_20_Text"><text:s text:c="2"/>translate(vec.x, vec.y);</text:span></text:p>
      <text:p text:style-name="P17"><text:span text:style-name="Source_20_Text"><text:s text:c="2"/>rotate(vec.heading());</text:span></text:p>
      <text:p text:style-name="P17"><text:span text:style-name="Source_20_Text"><text:s text:c="2"/>let arrowSize = 4;</text:span></text:p>
      <text:p text:style-name="P17"><text:span text:style-name="Source_20_Text"><text:s text:c="2"/>noStroke();</text:span></text:p>
      <text:p text:style-name="P17"><text:span text:style-name="Source_20_Text"><text:s text:c="2"/>fill(0, 150, 0);</text:span></text:p>
      <text:p text:style-name="P17"><text:span text:style-name="Source_20_Text"><text:s text:c="2"/>triangle(0, arrowSize/2, 0, -arrowSize/2, arrowSize, 0);</text:span></text:p>
      <text:p text:style-name="P17"><text:span text:style-name="Source_20_Text"><text:s text:c="2"/>pop();</text:span></text:p>
      <text:p text:style-name="P17"><text:span text:style-name="Source_20_Text"><text:s text:c="2"/>pop();</text:span></text:p>
      <text:p text:style-name="P17"><text:span text:style-name="Source_20_Text">}</text:span></text:p>
      <text:p text:style-name="P17"/>
      <text:p text:style-name="P17"><text:span text:style-name="Source_20_Text">function drawRotationAnimation() {</text:span></text:p>
      <text:p text:style-name="P17"><text:span text:style-name="Source_20_Text"><text:s text:c="2"/>// At each grid point, animate a small purple dot revolving around a faint circle.</text:span></text:p>
      <text:p text:style-name="P17"><text:span text:style-name="Source_20_Text"><text:s text:c="2"/>let spacing = 1.0; // domain grid spacing</text:span></text:p>
      <text:p text:style-name="P17"><text:span text:style-name="Source_20_Text"><text:s text:c="2"/>let pixelScale = (uvRight - uvLeft) / 10;</text:span></text:p>
      <text:p text:style-name="P17"><text:span text:style-name="Source_20_Text"><text:s text:c="2"/>let R = 5; // radius (in pixels) for the animated circle</text:span></text:p>
      <text:p text:style-name="P17"><text:span text:style-name="Source_20_Text"><text:s text:c="2"/>for (let x = -5; x &lt;= 5; x += spacing) {</text:span></text:p>
      <text:p text:style-name="P17"><text:span text:style-name="Source_20_Text"><text:s text:c="4"/>for (let y = -5; y &lt;= 5; y += spacing) {</text:span></text:p>
      <text:p text:style-name="P17"><text:span text:style-name="Source_20_Text"><text:s text:c="6"/>let pos = createVector(x, y);</text:span></text:p>
      <text:p text:style-name="P17"><text:span text:style-name="Source_20_Text"><text:s text:c="6"/>// Local curl: for F(x,y) = (x+y, x^2-y^2), curl = 2x - 1.</text:span></text:p>
      <text:p text:style-name="P17"><text:span text:style-name="Source_20_Text"><text:s text:c="6"/>let curl = 2 * pos.x - 1;</text:span></text:p>
      <text:p text:style-name="P17"><text:span text:style-name="Source_20_Text"><text:s text:c="6"/>let angularSpeed = 0.05 * curl;</text:span></text:p>
      <text:p text:style-name="P17"><text:span text:style-name="Source_20_Text"><text:s text:c="6"/>let angle = frameCount * angularSpeed;</text:span></text:p>
      <text:p text:style-name="P17"><text:span text:style-name="Source_20_Text"><text:s text:c="6"/>let dx = R * cos(angle);</text:span></text:p>
      <text:p text:style-name="P17"><text:span text:style-name="Source_20_Text"><text:s text:c="6"/>let dy = R * sin(angle);</text:span></text:p>
      <text:p text:style-name="P17"><text:span text:style-name="Source_20_Text"><text:s text:c="6"/>let screenPos = domainToScreen(pos);</text:span></text:p>
      <text:p text:style-name="P17"><text:span text:style-name="Source_20_Text"><text:s text:c="6"/>noFill();</text:span></text:p>
      <text:p text:style-name="P17"><text:span text:style-name="Source_20_Text"><text:s text:c="6"/>stroke(200, 0, 200, 150);</text:span></text:p>
      <text:p text:style-name="P17"><text:span text:style-name="Source_20_Text"><text:s text:c="6"/>ellipse(screenPos.x, screenPos.y, 2*R, 2*R);</text:span></text:p>
      <text:p text:style-name="P17"><text:span text:style-name="Source_20_Text"><text:s text:c="6"/>noStroke();</text:span></text:p>
      <text:p text:style-name="P17"><text:span text:style-name="Source_20_Text"><text:s text:c="6"/>fill(200, 0, 200);</text:span></text:p>
      <text:p text:style-name="P17"><text:span text:style-name="Source_20_Text"><text:s text:c="6"/>ellipse(screenPos.x + dx, screenPos.y + dy, 4, 4);</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DomainSquare() {</text:span></text:p>
      <text:p text:style-name="P17"><text:span text:style-name="Source_20_Text"><text:s text:c="2"/>// Compute square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corners = [bl, br, tr, tl];</text:span></text:p>
      <text:p text:style-name="P17"><text:span text:style-name="Source_20_Text"><text:s text:c="2"/></text:span></text:p>
      <text:p text:style-name="P17"><text:span text:style-name="Source_20_Text"><text:s text:c="2"/>// Draw blue square.</text:span></text:p>
      <text:p text:style-name="P17"><text:span text:style-name="Source_20_Text"><text:s text:c="2"/>stroke(0, 0, 255);</text:span></text:p>
      <text:p text:style-name="P17"><text:span text:style-name="Source_20_Text"><text:s text:c="2"/>noFill();</text:span></text:p>
      <text:p text:style-name="P17"><text:span text:style-name="Source_20_Text"><text:s text:c="2"/>beginShape();</text:span></text:p>
      <text:p text:style-name="P17"><text:span text:style-name="Source_20_Text"><text:s text:c="2"/>for (let pt of corners) {</text:span></text:p>
      <text:p text:style-name="P17"><text:span text:style-name="Source_20_Text"><text:s text:c="4"/>let screenPt = domainToScreen(pt);</text:span></text:p>
      <text:p text:style-name="P17"><text:span text:style-name="Source_20_Text"><text:s text:c="4"/>vertex(screenPt.x, screenPt.y);</text:span></text:p>
      <text:p text:style-name="P17"><text:soft-page-break/><text:span text:style-name="Source_20_Text"><text:s text:c="2"/>}</text:span></text:p>
      <text:p text:style-name="P17"><text:span text:style-name="Source_20_Text"><text:s text:c="2"/>endShape(CLOSE);</text:span></text:p>
      <text:p text:style-name="P17"><text:span text:style-name="Source_20_Text"><text:s text:c="2"/></text:span></text:p>
      <text:p text:style-name="P17"><text:span text:style-name="Source_20_Text"><text:s text:c="2"/>// Draw draggable center (green dot).</text:span></text:p>
      <text:p text:style-name="P17"><text:span text:style-name="Source_20_Text"><text:s text:c="2"/>fill(0, 255, 0);</text:span></text:p>
      <text:p text:style-name="P17"><text:span text:style-name="Source_20_Text"><text:s text:c="2"/>let centerScreen = domainToScreen(squareCenter);</text:span></text:p>
      <text:p text:style-name="P17"><text:span text:style-name="Source_20_Text"><text:s text:c="2"/>noStroke();</text:span></text:p>
      <text:p text:style-name="P17"><text:span text:style-name="Source_20_Text"><text:s text:c="2"/>ellipse(centerScreen.x, centerScreen.y, 10, 10);</text:span></text:p>
      <text:p text:style-name="P17"><text:span text:style-name="Source_20_Text"><text:s text:c="2"/></text:span></text:p>
      <text:p text:style-name="P17"><text:span text:style-name="Source_20_Text"><text:s text:c="2"/>// Label each corner with its (x,y) coordinates.</text:span></text:p>
      <text:p text:style-name="P17"><text:span text:style-name="Source_20_Text"><text:s text:c="2"/>fill(0);</text:span></text:p>
      <text:p text:style-name="P17"><text:span text:style-name="Source_20_Text"><text:s text:c="2"/>noStroke();</text:span></text:p>
      <text:p text:style-name="P17"><text:span text:style-name="Source_20_Text"><text:s text:c="2"/>for (let pt of corners) {</text:span></text:p>
      <text:p text:style-name="P17"><text:span text:style-name="Source_20_Text"><text:s text:c="4"/>let screenPt = domain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rawFluxAnimation() {</text:span></text:p>
      <text:p text:style-name="P17"><text:span text:style-name="Source_20_Text"><text:s text:c="2"/>// Animate blinking flux arrows along the square's boundary.</text:span></text:p>
      <text:p text:style-name="P17"><text:span text:style-name="Source_20_Text"><text:s text:c="2"/>let half = squareSize / 2;</text:span></text:p>
      <text:p text:style-name="P17"><text:span text:style-name="Source_20_Text"><text:s text:c="2"/>// Define square corners in domain coordinates.</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For an axis-aligned square, the outward normals are fixed:</text:span></text:p>
      <text:p text:style-name="P17"><text:span text:style-name="Source_20_Text"><text:s text:c="2"/>let edges = [</text:span></text:p>
      <text:p text:style-name="P17"><text:span text:style-name="Source_20_Text"><text:s text:c="4"/>{ start: bl, end: br, normal: createVector(0, -1) }, // bottom edge: normal points downward</text:span></text:p>
      <text:p text:style-name="P17"><text:span text:style-name="Source_20_Text"><text:s text:c="4"/>{ start: br, end: tr, normal: createVector(1, 0) }, <text:s/>// right edge: normal points rightward</text:span></text:p>
      <text:p text:style-name="P17"><text:span text:style-name="Source_20_Text"><text:s text:c="4"/>{ start: tr, end: tl, normal: createVector(0, 1) }, <text:s/>// top edge: normal points upward</text:span></text:p>
      <text:p text:style-name="P17"><text:span text:style-name="Source_20_Text"><text:s text:c="4"/>{ start: tl, end: bl, normal: createVector(-1, 0) } <text:s/>// left edge: normal points leftward</text:span></text:p>
      <text:p text:style-name="P17"><text:span text:style-name="Source_20_Text"><text:s text:c="2"/>];</text:span></text:p>
      <text:p text:style-name="P17"><text:span text:style-name="Source_20_Text"><text:s text:c="2"/></text:span></text:p>
      <text:p text:style-name="P17"><text:span text:style-name="Source_20_Text"><text:s text:c="2"/>// For each edge, sample points and draw a blinking arrow.</text:span></text:p>
      <text:p text:style-name="P17"><text:span text:style-name="Source_20_Text"><text:s text:c="2"/>for (let e of edges) {</text:span></text:p>
      <text:p text:style-name="P17"><text:span text:style-name="Source_20_Text"><text:s text:c="4"/>let numSamples = 5;</text:span></text:p>
      <text:p text:style-name="P17"><text:span text:style-name="Source_20_Text"><text:s text:c="4"/>for (let i = 0; i &lt;= numSamples; i++) {</text:span></text:p>
      <text:p text:style-name="P17"><text:span text:style-name="Source_20_Text"><text:s text:c="6"/>let t = i / numSamples;</text:span></text:p>
      <text:p text:style-name="P17"><text:span text:style-name="Source_20_Text"><text:s text:c="6"/>let pos = p5.Vector.lerp(e.start, e.end, t);</text:span></text:p>
      <text:p text:style-name="P17"><text:span text:style-name="Source_20_Text"><text:s text:c="6"/>// Evaluate vector field F(x,y) = (x+y, x^2-y^2) at pos.</text:span></text:p>
      <text:p text:style-name="P17"><text:span text:style-name="Source_20_Text"><text:s text:c="6"/>let F = createVector(pos.x + pos.y, pos.x * pos.x - pos.y * pos.y);</text:span></text:p>
      <text:p text:style-name="P17"><text:span text:style-name="Source_20_Text"><text:s text:c="6"/>// Compute flux (normal component) at pos.</text:span></text:p>
      <text:p text:style-name="P17"><text:span text:style-name="Source_20_Text"><text:s text:c="6"/>let flux = F.dot(e.normal);</text:span></text:p>
      <text:p text:style-name="P17"><text:span text:style-name="Source_20_Text"><text:s text:c="6"/>// Create a blinking effect using sine modulation.</text:span></text:p>
      <text:p text:style-name="P17"><text:span text:style-name="Source_20_Text"><text:s text:c="6"/>let blink = abs(sin(frameCount * 0.1));</text:span></text:p>
      <text:p text:style-name="P17"><text:span text:style-name="Source_20_Text"><text:s text:c="6"/>// Arrow length scales with the flux and blink effect.</text:span></text:p>
      <text:p text:style-name="P17"><text:span text:style-name="Source_20_Text"><text:s text:c="6"/>let arrowLength = flux * 0.2 * blink;</text:span></text:p>
      <text:p text:style-name="P17"><text:span text:style-name="Source_20_Text"><text:s text:c="6"/>// Add an oscillating “eruption” offset.</text:span></text:p>
      <text:p text:style-name="P17"><text:span text:style-name="Source_20_Text"><text:s text:c="6"/>let erupt = sin(frameCount * 0.2) * 5;</text:span></text:p>
      <text:p text:style-name="P17"><text:span text:style-name="Source_20_Text"><text:s text:c="6"/>let totalLength = arrowLength + erupt;</text:span></text:p>
      <text:p text:style-name="P17"><text:span text:style-name="Source_20_Text"><text:s text:c="6"/>let arrowVec = p5.Vector.mult(e.normal, totalLength);</text:span></text:p>
      <text:p text:style-name="P17"><text:span text:style-name="Source_20_Text"><text:s text:c="6"/></text:span></text:p>
      <text:p text:style-name="P17"><text:span text:style-name="Source_20_Text"><text:s text:c="6"/>// Convert the domain position to screen coordinates.</text:span></text:p>
      <text:p text:style-name="P17"><text:span text:style-name="Source_20_Text"><text:s text:c="6"/>let base = domainToScreen(pos);</text:span></text:p>
      <text:p text:style-name="P17"><text:span text:style-name="Source_20_Text"><text:s text:c="6"/>push();</text:span></text:p>
      <text:p text:style-name="P17"><text:span text:style-name="Source_20_Text"><text:s text:c="6"/>translate(base.x, base.y);</text:span></text:p>
      <text:p text:style-name="P17"><text:span text:style-name="Source_20_Text"><text:s text:c="6"/>stroke(255, 150, 0);</text:span></text:p>
      <text:p text:style-name="P17"><text:soft-page-break/><text:span text:style-name="Source_20_Text"><text:s text:c="6"/>fill(255, 150, 0);</text:span></text:p>
      <text:p text:style-name="P17"><text:span text:style-name="Source_20_Text"><text:s text:c="6"/>line(0, 0, arrowVec.x, arrowVec.y);</text:span></text:p>
      <text:p text:style-name="P17"><text:span text:style-name="Source_20_Text"><text:s text:c="6"/>push();</text:span></text:p>
      <text:p text:style-name="P17"><text:span text:style-name="Source_20_Text"><text:s text:c="6"/>translate(arrowVec.x, arrowVec.y);</text:span></text:p>
      <text:p text:style-name="P17"><text:span text:style-name="Source_20_Text"><text:s text:c="6"/>rotate(arrowVec.heading());</text:span></text:p>
      <text:p text:style-name="P17"><text:span text:style-name="Source_20_Text"><text:s text:c="6"/>let arrowSize = 3;</text:span></text:p>
      <text:p text:style-name="P17"><text:span text:style-name="Source_20_Text"><text:s text:c="6"/>noStroke();</text:span></text:p>
      <text:p text:style-name="P17"><text:span text:style-name="Source_20_Text"><text:s text:c="6"/>triangle(0, arrowSize, 0, -arrowSize, arrowSize, 0);</text:span></text:p>
      <text:p text:style-name="P17"><text:span text:style-name="Source_20_Text"><text:s text:c="6"/>pop();</text:span></text:p>
      <text:p text:style-name="P17"><text:span text:style-name="Source_20_Text"><text:s text:c="6"/>pop();</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drawTransformedRegion() {</text:span></text:p>
      <text:p text:style-name="P17"><text:span text:style-name="Source_20_Text"><text:s text:c="2"/>// Compute square corners in domain coordinates.</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text:span></text:p>
      <text:p text:style-name="P17"><text:span text:style-name="Source_20_Text"><text:s text:c="2"/>// Transform corners: F(x,y) = (x+y, x^2-y^2).</text:span></text:p>
      <text:p text:style-name="P17"><text:span text:style-name="Source_20_Text"><text:s text:c="2"/>let f_bl = transformPoint(bl);</text:span></text:p>
      <text:p text:style-name="P17"><text:span text:style-name="Source_20_Text"><text:s text:c="2"/>let f_br = transformPoint(br);</text:span></text:p>
      <text:p text:style-name="P17"><text:span text:style-name="Source_20_Text"><text:s text:c="2"/>let f_tr = transformPoint(tr);</text:span></text:p>
      <text:p text:style-name="P17"><text:span text:style-name="Source_20_Text"><text:s text:c="2"/>let f_tl = transformPoint(tl);</text:span></text:p>
      <text:p text:style-name="P17"><text:span text:style-name="Source_20_Text"><text:s text:c="2"/></text:span></text:p>
      <text:p text:style-name="P17"><text:span text:style-name="Source_20_Text"><text:s text:c="2"/>// Draw the red transformed region.</text:span></text:p>
      <text:p text:style-name="P17"><text:span text:style-name="Source_20_Text"><text:s text:c="2"/>stroke(255, 0, 0);</text:span></text:p>
      <text:p text:style-name="P17"><text:span text:style-name="Source_20_Text"><text:s text:c="2"/>fill(255, 100, 100, 150);</text:span></text:p>
      <text:p text:style-name="P17"><text:span text:style-name="Source_20_Text"><text:s text:c="2"/>beginShape();</text:span></text:p>
      <text:p text:style-name="P17"><text:span text:style-name="Source_20_Text"><text:s text:c="2"/>vertex(transformToScreen(f_bl).x, transformToScreen(f_bl).y);</text:span></text:p>
      <text:p text:style-name="P17"><text:span text:style-name="Source_20_Text"><text:s text:c="2"/>vertex(transformToScreen(f_br).x, transformToScreen(f_br).y);</text:span></text:p>
      <text:p text:style-name="P17"><text:span text:style-name="Source_20_Text"><text:s text:c="2"/>vertex(transformToScreen(f_tr).x, transformToScreen(f_tr).y);</text:span></text:p>
      <text:p text:style-name="P17"><text:span text:style-name="Source_20_Text"><text:s text:c="2"/>vertex(transformToScreen(f_tl).x, transformToScreen(f_tl).y);</text:span></text:p>
      <text:p text:style-name="P17"><text:span text:style-name="Source_20_Text"><text:s text:c="2"/>endShape(CLOSE);</text:span></text:p>
      <text:p text:style-name="P17"><text:span text:style-name="Source_20_Text"><text:s text:c="2"/></text:span></text:p>
      <text:p text:style-name="P17"><text:span text:style-name="Source_20_Text"><text:s text:c="2"/>// Label each transformed corner.</text:span></text:p>
      <text:p text:style-name="P17"><text:span text:style-name="Source_20_Text"><text:s text:c="2"/>fill(0);</text:span></text:p>
      <text:p text:style-name="P17"><text:span text:style-name="Source_20_Text"><text:s text:c="2"/>noStroke();</text:span></text:p>
      <text:p text:style-name="P17"><text:span text:style-name="Source_20_Text"><text:s text:c="2"/>let transformedCorners = [f_bl, f_br, f_tr, f_tl];</text:span></text:p>
      <text:p text:style-name="P17"><text:span text:style-name="Source_20_Text"><text:s text:c="2"/>for (let pt of transformedCorners) {</text:span></text:p>
      <text:p text:style-name="P17"><text:span text:style-name="Source_20_Text"><text:s text:c="4"/>let screenPt = transformToScreen(pt);</text:span></text:p>
      <text:p text:style-name="P17"><text:span text:style-name="Source_20_Text"><text:s text:c="4"/>let label = '(' + nf(pt.x, 1, 2) + ', ' + nf(pt.y, 1, 2) + ')';</text:span></text:p>
      <text:p text:style-name="P17"><text:span text:style-name="Source_20_Text"><text:s text:c="4"/>text(label, screenPt.x + 5, screenPt.y - 5);</text:span></text:p>
      <text:p text:style-name="P17"><text:span text:style-name="Source_20_Text"><text:s text:c="2"/>}</text:span></text:p>
      <text:p text:style-name="P17"><text:span text:style-name="Source_20_Text">}</text:span></text:p>
      <text:p text:style-name="P17"/>
      <text:p text:style-name="P17"><text:span text:style-name="Source_20_Text">function displayDivergence() {</text:span></text:p>
      <text:p text:style-name="P17"><text:span text:style-name="Source_20_Text"><text:s text:c="2"/>// For F(x,y) = (x+y, x^2-y^2), divergence = 1 - 2y (evaluated at squareCenter).</text:span></text:p>
      <text:p text:style-name="P17"><text:span text:style-name="Source_20_Text"><text:s text:c="2"/>let div = 1 - 2 * squareCenter.y;</text:span></text:p>
      <text:p text:style-name="P17"><text:span text:style-name="Source_20_Text"><text:s text:c="2"/>fill(0);</text:span></text:p>
      <text:p text:style-name="P17"><text:span text:style-name="Source_20_Text"><text:s text:c="2"/>noStroke();</text:span></text:p>
      <text:p text:style-name="P17"><text:span text:style-name="Source_20_Text"><text:s text:c="2"/>let msg = 'Divergence: ' + nf(div, 1, 2);</text:span></text:p>
      <text:p text:style-name="P17"><text:span text:style-name="Source_20_Text"><text:s text:c="2"/>if (div &gt; 0) {</text:span></text:p>
      <text:p text:style-name="P17"><text:span text:style-name="Source_20_Text"><text:s text:c="4"/>msg += ' <text:s/>&gt; (expansion)';</text:span></text:p>
      <text:p text:style-name="P17"><text:span text:style-name="Source_20_Text"><text:s text:c="2"/>} else if (div &lt; 0) {</text:span></text:p>
      <text:p text:style-name="P17"><text:span text:style-name="Source_20_Text"><text:s text:c="4"/>msg += ' <text:s/>&lt; (contraction)';</text:span></text:p>
      <text:p text:style-name="P17"><text:span text:style-name="Source_20_Text"><text:s text:c="2"/>} else {</text:span></text:p>
      <text:p text:style-name="P17"><text:span text:style-name="Source_20_Text"><text:s text:c="4"/>msg += ' <text:s/>= (neutral)';</text:span></text:p>
      <text:p text:style-name="P17"><text:span text:style-name="Source_20_Text"><text:s text:c="2"/>}</text:span></text:p>
      <text:p text:style-name="P17"><text:span text:style-name="Source_20_Text"><text:s text:c="2"/>text(msg, xyLeft + 10, xyTop + 40);</text:span></text:p>
      <text:p text:style-name="P17"><text:soft-page-break/><text:span text:style-name="Source_20_Text">}</text:span></text:p>
      <text:p text:style-name="P17"/>
      <text:p text:style-name="P17"><text:span text:style-name="Source_20_Text">function computeCirculation() {</text:span></text:p>
      <text:p text:style-name="P17"><text:span text:style-name="Source_20_Text"><text:s text:c="2"/>// Compute circulation (line integral) along the square boundary using a discrete sum.</text:span></text:p>
      <text:p text:style-name="P17"><text:span text:style-name="Source_20_Text"><text:s text:c="2"/>let half = squareSize / 2;</text:span></text:p>
      <text:p text:style-name="P17"><text:span text:style-name="Source_20_Text"><text:s text:c="2"/>let bl = createVector(squareCenter.x - half, squareCenter.y - half);</text:span></text:p>
      <text:p text:style-name="P17"><text:span text:style-name="Source_20_Text"><text:s text:c="2"/>let br = createVector(squareCenter.x + half, squareCenter.y - half);</text:span></text:p>
      <text:p text:style-name="P17"><text:span text:style-name="Source_20_Text"><text:s text:c="2"/>let tr = createVector(squareCenter.x + half, squareCenter.y + half);</text:span></text:p>
      <text:p text:style-name="P17"><text:span text:style-name="Source_20_Text"><text:s text:c="2"/>let tl = createVector(squareCenter.x - half, squareCenter.y + half);</text:span></text:p>
      <text:p text:style-name="P17"><text:span text:style-name="Source_20_Text"><text:s text:c="2"/>let edges = [[bl, br], [br, tr], [tr, tl], [tl, bl]];</text:span></text:p>
      <text:p text:style-name="P17"><text:span text:style-name="Source_20_Text"><text:s text:c="2"/></text:span></text:p>
      <text:p text:style-name="P17"><text:span text:style-name="Source_20_Text"><text:s text:c="2"/>let circulation = 0;</text:span></text:p>
      <text:p text:style-name="P17"><text:span text:style-name="Source_20_Text"><text:s text:c="2"/>let steps = 20; <text:s/>// sub–intervals per edge</text:span></text:p>
      <text:p text:style-name="P17"><text:span text:style-name="Source_20_Text"><text:s text:c="2"/></text:span></text:p>
      <text:p text:style-name="P17"><text:span text:style-name="Source_20_Text"><text:s text:c="2"/>for (let edge of edges) {</text:span></text:p>
      <text:p text:style-name="P17"><text:span text:style-name="Source_20_Text"><text:s text:c="4"/>let start = edge[0];</text:span></text:p>
      <text:p text:style-name="P17"><text:span text:style-name="Source_20_Text"><text:s text:c="4"/>let end = edge[1];</text:span></text:p>
      <text:p text:style-name="P17"><text:span text:style-name="Source_20_Text"><text:s text:c="4"/>let d = p5.Vector.sub(end, start);</text:span></text:p>
      <text:p text:style-name="P17"><text:span text:style-name="Source_20_Text"><text:s text:c="4"/>let dt = 1 / steps;</text:span></text:p>
      <text:p text:style-name="P17"><text:span text:style-name="Source_20_Text"><text:s text:c="4"/>for (let i = 0; i &lt; steps; i++) {</text:span></text:p>
      <text:p text:style-name="P17"><text:span text:style-name="Source_20_Text"><text:s text:c="6"/>let t = i * dt;</text:span></text:p>
      <text:p text:style-name="P17"><text:span text:style-name="Source_20_Text"><text:s text:c="6"/>let pos = p5.Vector.lerp(start, end, t);</text:span></text:p>
      <text:p text:style-name="P17"><text:span text:style-name="Source_20_Text"><text:s text:c="6"/>let ds = d.copy().mult(dt);</text:span></text:p>
      <text:p text:style-name="P17"><text:span text:style-name="Source_20_Text"><text:s text:c="6"/>// Evaluate F(x,y) = (x+y, x^2-y^2) at pos.</text:span></text:p>
      <text:p text:style-name="P17"><text:span text:style-name="Source_20_Text"><text:s text:c="6"/>let F = createVector(pos.x + pos.y, pos.x * pos.x - pos.y * pos.y);</text:span></text:p>
      <text:p text:style-name="P17"><text:span text:style-name="Source_20_Text"><text:s text:c="6"/>circulation += F.dot(ds);</text:span></text:p>
      <text:p text:style-name="P17"><text:span text:style-name="Source_20_Text"><text:s text:c="4"/>}</text:span></text:p>
      <text:p text:style-name="P17"><text:span text:style-name="Source_20_Text"><text:s text:c="2"/>}</text:span></text:p>
      <text:p text:style-name="P17"><text:span text:style-name="Source_20_Text"><text:s text:c="2"/>return circulation;</text:span></text:p>
      <text:p text:style-name="P17"><text:span text:style-name="Source_20_Text">}</text:span></text:p>
      <text:p text:style-name="P17"/>
      <text:p text:style-name="P17"><text:span text:style-name="Source_20_Text">function displayCirculation() {</text:span></text:p>
      <text:p text:style-name="P17"><text:span text:style-name="Source_20_Text"><text:s text:c="2"/>let circ = computeCirculation();</text:span></text:p>
      <text:p text:style-name="P17"><text:span text:style-name="Source_20_Text"><text:s text:c="2"/>// Predicted circulation via Green's theorem: (curl at center)*(area).</text:span></text:p>
      <text:p text:style-name="P17"><text:span text:style-name="Source_20_Text"><text:s text:c="2"/>// Here curl F = 2x - 1 evaluated at squareCenter, and area = squareSize^2.</text:span></text:p>
      <text:p text:style-name="P17"><text:span text:style-name="Source_20_Text"><text:s text:c="2"/>let predicted = (2 * squareCenter.x - 1) * (squareSize * squareSize);</text:span></text:p>
      <text:p text:style-name="P17"><text:span text:style-name="Source_20_Text"><text:s text:c="2"/>fill(0);</text:span></text:p>
      <text:p text:style-name="P17"><text:span text:style-name="Source_20_Text"><text:s text:c="2"/>noStroke();</text:span></text:p>
      <text:p text:style-name="P17"><text:span text:style-name="Source_20_Text"><text:s text:c="2"/>let msg = 'Circulation (line integral): ' + nf(circ, 1, 2);</text:span></text:p>
      <text:p text:style-name="P17"><text:span text:style-name="Source_20_Text"><text:s text:c="2"/>msg += ' | Predicted (curl×Area): ' + nf(predicted, 1, 2);</text:span></text:p>
      <text:p text:style-name="P17"><text:span text:style-name="Source_20_Text"><text:s text:c="2"/>text(msg, xyLeft + 10, xyTop + 60);</text:span></text:p>
      <text:p text:style-name="P17"><text:span text:style-name="Source_20_Text">}</text:span></text:p>
      <text:p text:style-name="P17"/>
      <text:p text:style-name="P17"><text:span text:style-name="Source_20_Text">function drawLabels() {</text:span></text:p>
      <text:p text:style-name="P17"><text:span text:style-name="Source_20_Text"><text:s text:c="2"/>fill(0);</text:span></text:p>
      <text:p text:style-name="P17"><text:span text:style-name="Source_20_Text"><text:s text:c="2"/>noStroke();</text:span></text:p>
      <text:p text:style-name="P17"><text:span text:style-name="Source_20_Text"><text:s text:c="2"/>text('Domain (x,y) with F(x,y) = (x+y, x^2-y^2), vector field &amp; rotation', uvLeft, uvTop - 20);</text:span></text:p>
      <text:p text:style-name="P17"><text:span text:style-name="Source_20_Text"><text:s text:c="2"/>text('Transformed Region, Divergence, &amp; Curl Circulation', xyLeft, xyTop - 20);</text:span></text:p>
      <text:p text:style-name="P17"><text:span text:style-name="Source_20_Text">}</text:span></text:p>
      <text:p text:style-name="P17"/>
      <text:p text:style-name="P17"><text:span text:style-name="Source_20_Text">// Mapping: from domain (x,y) in [-5,5] to screen coordinates in the left panel.</text:span></text:p>
      <text:p text:style-name="P17"><text:span text:style-name="Source_20_Text">function domainToScreen(pt) {</text:span></text:p>
      <text:p text:style-name="P17"><text:span text:style-name="Source_20_Text"><text:s text:c="2"/>let sx = map(pt.x, -5, 5, uvLeft, uvRight);</text:span></text:p>
      <text:p text:style-name="P17"><text:span text:style-name="Source_20_Text"><text:s text:c="2"/>let sy = map(pt.y, -5, 5, uvBottom, uvTop);</text:span></text:p>
      <text:p text:style-name="P17"><text:span text:style-name="Source_20_Text"><text:s text:c="2"/>return createVector(sx, sy);</text:span></text:p>
      <text:p text:style-name="P17"><text:span text:style-name="Source_20_Text">}</text:span></text:p>
      <text:p text:style-name="P17"/>
      <text:p text:style-name="P17"><text:span text:style-name="Source_20_Text">// Transformation: F(x,y) = (x+y, x^2-y^2).</text:span></text:p>
      <text:p text:style-name="P17"><text:span text:style-name="Source_20_Text">function transformPoint(pt) {</text:span></text:p>
      <text:p text:style-name="P17"><text:span text:style-name="Source_20_Text"><text:s text:c="2"/>return createVector(pt.x + pt.y, pt.x * pt.x - pt.y * pt.y);</text:span></text:p>
      <text:p text:style-name="P17"><text:span text:style-name="Source_20_Text">}</text:span></text:p>
      <text:p text:style-name="P17"><text:soft-page-break/></text:p>
      <text:p text:style-name="P17"><text:span text:style-name="Source_20_Text">// Mapping for transformed region (assume x' ∈ [–10,10] and y' ∈ [–25,25]).</text:span></text:p>
      <text:p text:style-name="P17"><text:span text:style-name="Source_20_Text">function transformToScreen(pt) {</text:span></text:p>
      <text:p text:style-name="P17"><text:span text:style-name="Source_20_Text"><text:s text:c="2"/>let sx = map(pt.x, -10, 10, xyLeft, xyRight);</text:span></text:p>
      <text:p text:style-name="P17"><text:span text:style-name="Source_20_Text"><text:s text:c="2"/>let sy = map(pt.y, -25, 25, xyBottom, xyTop);</text:span></text:p>
      <text:p text:style-name="P17"><text:span text:style-name="Source_20_Text"><text:s text:c="2"/>return createVector(sx, sy);</text:span></text:p>
      <text:p text:style-name="P17"><text:span text:style-name="Source_20_Text">}</text:span></text:p>
      <text:p text:style-name="P17"/>
      <text:p text:style-name="P17"><text:span text:style-name="Source_20_Text">function mouseDragged() {</text:span></text:p>
      <text:p text:style-name="P17"><text:span text:style-name="Source_20_Text"><text:s text:c="2"/>// Allow dragging the green center dot within the domain panel.</text:span></text:p>
      <text:p text:style-name="P17"><text:span text:style-name="Source_20_Text"><text:s text:c="2"/>if (mouseX &gt;= uvLeft &amp;&amp; mouseX &lt;= uvRight &amp;&amp; mouseY &gt;= uvTop &amp;&amp; mouseY &lt;= uvBottom) {</text:span></text:p>
      <text:p text:style-name="P17"><text:span text:style-name="Source_20_Text"><text:s text:c="4"/>let mousePt = screenToDomain(mouseX, mouseY);</text:span></text:p>
      <text:p text:style-name="P17"><text:span text:style-name="Source_20_Text"><text:s text:c="4"/>if (dist(mousePt.x, mousePt.y, squareCenter.x, squareCenter.y) &lt; 1) {</text:span></text:p>
      <text:p text:style-name="P17"><text:span text:style-name="Source_20_Text"><text:s text:c="6"/>squareCenter.set(mousePt.x, mousePt.y);</text:span></text:p>
      <text:p text:style-name="P17"><text:span text:style-name="Source_20_Text"><text:s text:c="4"/>}</text:span></text:p>
      <text:p text:style-name="P17"><text:span text:style-name="Source_20_Text"><text:s text:c="2"/>}</text:span></text:p>
      <text:p text:style-name="P17"><text:span text:style-name="Source_20_Text">}</text:span></text:p>
      <text:p text:style-name="P17"/>
      <text:p text:style-name="P17"><text:span text:style-name="Source_20_Text">function screenToDomain(x, y) {</text:span></text:p>
      <text:p text:style-name="P17"><text:span text:style-name="Source_20_Text"><text:s text:c="2"/>let u = map(x, uvLeft, uvRight, -5, 5);</text:span></text:p>
      <text:p text:style-name="P17"><text:span text:style-name="Source_20_Text"><text:s text:c="2"/>let v = map(y, uvBottom, uvTop, -5, 5);</text:span></text:p>
      <text:p text:style-name="P17"><text:span text:style-name="Source_20_Text"><text:s text:c="2"/>return createVector(u, v);</text:span></text:p>
      <text:p text:style-name="P18"><text:span text:style-name="Source_20_Text">}</text:span></text:p>
      <text:h text:style-name="Heading_20_3" text:outline-level="3">How It Works</text:h>
      <text:list xml:id="list171868757" text:style-name="L10">
        <text:list-item>
          <text:p text:style-name="P11"><text:span text:style-name="Strong_20_Emphasis">Webcam &amp; Panels:</text:span><text:line-break/>The live webcam (via <text:span text:style-name="Source_20_Text">createCapture(VIDEO)</text:span>) is drawn with partial transparency, while two white, semi-transparent panels define the left (domain) and right (transformed) regions.</text:p>
        </text:list-item>
        <text:list-item>
          <text:p text:style-name="P11"><text:span text:style-name="Strong_20_Emphasis">Vector Field &amp; Local Rotation:</text:span><text:line-break/>The left panel shows the vector field F(x,y)=(x+y,x2−y2) as green arrows on a grid. At each grid point, a small purple dot rotates with an angular speed proportional to the local curl 2x−1 to visualize local circulation.</text:p>
        </text:list-item>
        <text:list-item>
          <text:p text:style-name="P11"><text:span text:style-name="Strong_20_Emphasis">Interactive Square:</text:span><text:line-break/>A blue, axis‐aligned square (with corner coordinates labeled) is drawn in the domain. Its center (marked in green) is draggable, and a slider adjusts its side length.</text:p>
        </text:list-item>
        <text:list-item>
          <text:p text:style-name="P11"><text:span text:style-name="Strong_20_Emphasis">Flux Animation on the Boundary:</text:span><text:line-break/>For each edge of the square, several sample points are taken. At each point the flux (i.e. the normal component F⋅n) is computed and used to modulate a blinking, pulsing arrow (in orange) that “erupts” from the boundary along its outward normal. This animation visually represents how much of the vector field is “engaged” in crossing the square’s boundary.</text:p>
        </text:list-item>
        <text:list-item>
          <text:p text:style-name="P11"><text:span text:style-name="Strong_20_Emphasis">Transformed Region, Divergence &amp; Circulation:</text:span><text:line-break/>The red region in the right panel shows the image of the square under F, with labels. The divergence (at the square’s center) and the circulation (both numerically computed and predicted via curl×area) are displayed.</text:p>
        </text:list-item>
      </text:list>
      <text:p text:style-name="Text_20_body">Experiment by moving the green dot and adjusting the slider. The blinking flux arrows along the square’s boundary will pulse in strength and direction—demonstrating how much flow (or flux) crosses the boundary at each point.</text:p>
      <text:p text:style-name="Text_20_body"><text:soft-page-break/>Enjoy exploring this dynamic visualization of vector flux, circulation, and local rot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8T13:40:20.602356551</meta:creation-date>
    <dc:date>2025-02-08T13:40:58.508055464</dc:date>
    <meta:editing-duration>PT38S</meta:editing-duration>
    <meta:editing-cycles>1</meta:editing-cycles>
    <meta:document-statistic meta:table-count="0" meta:image-count="0" meta:object-count="0" meta:page-count="42" meta:paragraph-count="1905" meta:word-count="11990" meta:character-count="79303" meta:non-whitespace-character-count="65518"/>
    <meta:generator>LibreOffice/6.0.7.3$Linux_X86_64 LibreOffice_project/00m0$Build-3</meta:generator>
  </office:meta>
</office:document-meta>
</file>